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Courier New" svg:font-family="'Courier New', Courier, FreeMono, monospace"/>
    <style:font-face style:name="Georgia" svg:font-family="Georgia, 'Times New Roman', serif"/>
    <style:font-face style:name="Verdana" svg:font-family="Verdana, sans-serif"/>
    <style:font-face style:name="inherit" svg:font-family="inherit"/>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29303b" style:font-name="Bitstream Charter" fo:font-size="12pt" fo:letter-spacing="normal" fo:font-style="normal" fo:font-weight="normal" officeooo:rsid="00008e10" officeooo:paragraph-rsid="00008e10" style:font-size-asian="12pt" style:font-name-complex="Bitstream Charter" style:font-size-complex="12pt"/>
    </style:style>
    <style:style style:name="P2" style:family="paragraph" style:parent-style-name="Standard">
      <style:text-properties fo:font-variant="normal" fo:text-transform="none" fo:color="#29303b" style:font-name="Bitstream Charter" fo:font-size="12pt" fo:letter-spacing="normal" fo:language="en" fo:country="US" fo:font-style="normal" fo:font-weight="normal" officeooo:rsid="00008e10" officeooo:paragraph-rsid="00008e10" style:font-size-asian="12pt" style:font-name-complex="Bitstream Charter" style:font-size-complex="12pt"/>
    </style:style>
    <style:style style:name="P3" style:family="paragraph" style:parent-style-name="Standard">
      <style:text-properties style:font-name="Bitstream Charter" fo:font-size="12pt" style:font-size-asian="12pt" style:font-name-complex="Bitstream Charter" style:font-size-complex="12pt"/>
    </style:style>
    <style:style style:name="P4" style:family="paragraph" style:parent-style-name="Standard">
      <style:text-properties style:font-name="Bitstream Charter" fo:font-size="12pt" officeooo:rsid="00008e10" officeooo:paragraph-rsid="00008e10" style:font-size-asian="12pt" style:font-name-complex="Bitstream Charter" style:font-size-complex="12pt"/>
    </style:style>
    <style:style style:name="P5" style:family="paragraph" style:parent-style-name="Standard">
      <style:text-properties style:font-name="Bitstream Charter" fo:font-size="12pt" fo:font-weight="bold" officeooo:rsid="00008e10" officeooo:paragraph-rsid="00008e10" style:font-size-asian="12pt" style:font-weight-asian="bold" style:font-name-complex="Bitstream Charter" style:font-size-complex="12pt" style:font-weight-complex="bold"/>
    </style:style>
    <style:style style:name="P6" style:family="paragraph" style:parent-style-name="Standard">
      <style:text-properties style:font-name="Bitstream Charter" fo:font-size="12pt" fo:font-style="italic" fo:font-weight="normal" officeooo:rsid="00008e10" officeooo:paragraph-rsid="00008e10" style:font-size-asian="12pt" style:font-style-asian="italic" style:font-weight-asian="normal" style:font-name-complex="Bitstream Charter" style:font-size-complex="12pt" style:font-style-complex="italic" style:font-weight-complex="normal"/>
    </style:style>
    <style:style style:name="P7" style:family="paragraph" style:parent-style-name="Standard">
      <style:paragraph-properties fo:margin-left="0cm" fo:margin-right="0cm" fo:text-align="start" style:justify-single-word="false" fo:widows="1" fo:text-indent="0cm" style:auto-text-indent="false"/>
      <style:text-properties fo:font-variant="normal" fo:text-transform="none" fo:color="#29303b" style:font-name="Bitstream Charter" fo:font-size="12pt" fo:letter-spacing="normal" fo:language="en" fo:country="US" fo:font-style="normal" fo:font-weight="normal" style:font-size-asian="12pt" style:font-name-complex="Bitstream Charter" style:font-size-complex="12pt"/>
    </style:style>
    <style:style style:name="P8" style:family="paragraph" style:parent-style-name="Standard">
      <style:paragraph-properties fo:margin-left="0cm" fo:margin-right="0cm" fo:text-align="start" style:justify-single-word="false" fo:widows="1" fo:text-indent="0cm" style:auto-text-indent="false"/>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9" style:family="paragraph" style:parent-style-name="Standard">
      <style:paragraph-properties fo:margin-left="0cm" fo:margin-right="0cm" fo:margin-top="0cm" fo:margin-bottom="0.499cm" style:contextual-spacing="false" fo:text-align="start" style:justify-single-word="false" fo:widows="1" fo:text-indent="0cm" style:auto-text-indent="false"/>
      <style:text-properties fo:font-variant="normal" fo:text-transform="none" fo:color="#29303b" style:font-name="Bitstream Charter" fo:font-size="12pt" fo:letter-spacing="normal" fo:language="en" fo:country="US" fo:font-style="normal" fo:font-weight="normal" style:font-size-asian="12pt" style:font-name-complex="Bitstream Charter" style:font-size-complex="12pt"/>
    </style:style>
    <style:style style:name="P10" style:family="paragraph" style:parent-style-name="Text_20_body">
      <style:paragraph-properties fo:margin-top="0cm" fo:margin-bottom="0cm" style:contextual-spacing="false" style:line-height-at-least="0.344cm" fo:text-align="start" style:justify-single-word="false" fo:widows="1"/>
      <style:text-properties style:text-line-through-style="none" style:text-line-through-type="none" style:font-name="Bitstream Charter" fo:font-size="12pt" fo:language="en" fo:country="US" style:text-underline-style="none" style:text-blinking="false" style:font-size-asian="12pt" style:font-name-complex="Bitstream Charter" style:font-size-complex="12pt"/>
    </style:style>
    <style:style style:name="P11" style:family="paragraph" style:parent-style-name="Text_20_body">
      <style:paragraph-properties fo:margin-top="0cm" fo:margin-bottom="0cm" style:contextual-spacing="false" fo:text-align="start" style:justify-single-word="false" fo:widows="1"/>
      <style:text-properties style:text-line-through-style="none" style:text-line-through-type="none" style:font-name="Bitstream Charter" fo:font-size="12pt" fo:language="en" fo:country="US" style:text-underline-style="none" style:text-blinking="false" style:font-size-asian="12pt" style:font-name-complex="Bitstream Charter" style:font-size-complex="12pt"/>
    </style:style>
    <style:style style:name="P12" style:family="paragraph" style:parent-style-name="Text_20_body">
      <style:paragraph-properties fo:margin-top="0cm" fo:margin-bottom="0cm" style:contextual-spacing="false" style:line-height-at-least="0.344cm" fo:text-align="start" style:justify-single-word="false" fo:widows="1"/>
      <style:text-properties fo:font-variant="normal" fo:text-transform="none" fo:color="#29303b" style:text-line-through-style="none" style:text-line-through-type="none" style:font-name="Bitstream Charter" fo:font-size="12pt" fo:letter-spacing="normal" fo:language="en" fo:country="US" fo:font-style="normal" style:text-underline-style="none" fo:font-weight="normal" style:text-blinking="false" style:font-size-asian="12pt" style:font-name-complex="Bitstream Charter" style:font-size-complex="12pt"/>
    </style:style>
    <style:style style:name="P13" style:family="paragraph" style:parent-style-name="Text_20_body">
      <style:paragraph-properties fo:margin-top="0cm" fo:margin-bottom="0cm" style:contextual-spacing="false" fo:text-align="start" style:justify-single-word="false" fo:widows="1"/>
      <style:text-properties fo:font-variant="normal" fo:text-transform="none" fo:color="#29303b" style:text-line-through-style="none" style:text-line-through-type="none" style:font-name="Bitstream Charter" fo:font-size="12pt" fo:letter-spacing="normal" fo:language="en" fo:country="US" fo:font-style="normal" style:text-underline-style="none" fo:font-weight="normal" style:text-blinking="false" style:font-size-asian="12pt" style:font-name-complex="Bitstream Charter" style:font-size-complex="12pt"/>
    </style:style>
    <style:style style:name="P14" style:family="paragraph" style:parent-style-name="Text_20_body">
      <style:paragraph-properties fo:margin-top="0cm" fo:margin-bottom="0cm" style:contextual-spacing="false" fo:text-align="start" style:justify-single-word="false" fo:widows="1"/>
      <style:text-properties fo:font-variant="normal" fo:text-transform="none" fo:color="#29303b" style:text-line-through-style="none" style:text-line-through-type="none" style:font-name="Bitstream Charter" fo:font-size="12pt" fo:letter-spacing="normal" fo:font-style="normal" style:text-underline-style="none" fo:font-weight="normal" style:text-blinking="false" style:font-size-asian="12pt" style:font-name-complex="Bitstream Charter" style:font-size-complex="12pt"/>
    </style:style>
    <style:style style:name="P15" style:family="paragraph" style:parent-style-name="Text_20_body">
      <style:paragraph-properties fo:margin-top="0cm" fo:margin-bottom="0cm" style:contextual-spacing="false" fo:text-align="start" style:justify-single-word="false" fo:widows="1"/>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16" style:family="paragraph" style:parent-style-name="Text_20_body">
      <style:paragraph-properties fo:margin-top="0cm" fo:margin-bottom="0cm" style:contextual-spacing="false" fo:text-align="justify" style:justify-single-word="false" fo:widows="1"/>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17" style:family="paragraph" style:parent-style-name="Text_20_body">
      <style:paragraph-properties fo:margin-top="0cm" fo:margin-bottom="0cm" style:contextual-spacing="false" fo:text-align="start" style:justify-single-word="false" fo:widows="1"/>
      <style:text-properties fo:font-variant="normal" fo:text-transform="none" fo:color="#29303b" style:font-name="Bitstream Charter" fo:font-size="12pt" fo:letter-spacing="normal" fo:language="en" fo:country="US" fo:font-style="normal" fo:font-weight="normal" style:font-size-asian="12pt" style:font-name-complex="Bitstream Charter" style:font-size-complex="12pt"/>
    </style:style>
    <style:style style:name="P18" style:family="paragraph" style:parent-style-name="Text_20_body">
      <style:paragraph-properties fo:margin-top="0cm" fo:margin-bottom="0cm" style:contextual-spacing="false" fo:text-align="justify" style:justify-single-word="false" fo:widows="1"/>
      <style:text-properties style:font-name="Bitstream Charter" fo:font-size="12pt" style:font-size-asian="12pt" style:font-name-complex="Bitstream Charter" style:font-size-complex="12pt"/>
    </style:style>
    <style:style style:name="P19" style:family="paragraph" style:parent-style-name="Text_20_body">
      <style:paragraph-properties fo:margin-top="0cm" fo:margin-bottom="0cm" style:contextual-spacing="false" fo:text-align="start" style:justify-single-word="false" fo:widows="1"/>
      <style:text-properties style:font-name="Bitstream Charter" fo:font-size="12pt" style:font-size-asian="12pt" style:font-name-complex="Bitstream Charter" style:font-size-complex="12pt"/>
    </style:style>
    <style:style style:name="P20" style:family="paragraph" style:parent-style-name="Text_20_body">
      <style:paragraph-properties fo:margin-left="0cm" fo:margin-right="0cm" fo:margin-top="0cm" fo:margin-bottom="0cm" style:contextual-spacing="false" style:line-height-at-least="0.344cm" fo:text-align="start" style:justify-single-word="false" fo:widows="1" fo:text-indent="0cm" style:auto-text-indent="false"/>
      <style:text-properties fo:font-variant="normal" fo:text-transform="none" fo:color="#29303b" style:text-line-through-style="none" style:text-line-through-type="none" style:font-name="Bitstream Charter" fo:font-size="12pt" fo:letter-spacing="normal" fo:language="en" fo:country="US" fo:font-style="normal" style:text-underline-style="none" fo:font-weight="normal" style:text-blinking="false" style:font-size-asian="12pt" style:font-name-complex="Bitstream Charter" style:font-size-complex="12pt"/>
    </style:style>
    <style:style style:name="P21" style:family="paragraph" style:parent-style-name="Text_20_body">
      <style:paragraph-properties fo:margin-left="0cm" fo:margin-right="0cm" fo:margin-top="0cm" fo:margin-bottom="0cm" style:contextual-spacing="false" fo:text-align="start" style:justify-single-word="false" fo:widows="1" fo:text-indent="0cm" style:auto-text-indent="false"/>
      <style:text-properties fo:font-variant="normal" fo:text-transform="none" fo:color="#29303b" style:font-name="Bitstream Charter" fo:font-size="12pt" fo:letter-spacing="normal" fo:language="en" fo:country="US" fo:font-style="normal" fo:font-weight="normal" style:font-size-asian="12pt" style:font-name-complex="Bitstream Charter" style:font-size-complex="12pt"/>
    </style:style>
    <style:style style:name="P22" style:family="paragraph" style:parent-style-name="Text_20_body">
      <style:paragraph-properties fo:margin-left="0cm" fo:margin-right="0cm" fo:margin-top="0cm" fo:margin-bottom="0cm" style:contextual-spacing="false" fo:text-align="justify" style:justify-single-word="false" fo:widows="1" fo:text-indent="0cm" style:auto-text-indent="false"/>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23" style:family="paragraph" style:parent-style-name="Text_20_body">
      <style:paragraph-properties fo:margin-left="0cm" fo:margin-right="0cm" fo:margin-top="0cm" fo:margin-bottom="0cm" style:contextual-spacing="false" fo:text-align="start" style:justify-single-word="false" fo:widows="1" fo:text-indent="0cm" style:auto-text-indent="false"/>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24" style:family="paragraph" style:parent-style-name="Text_20_body">
      <style:paragraph-properties fo:margin-left="0cm" fo:margin-right="0cm" fo:margin-top="0cm" fo:margin-bottom="0cm" style:contextual-spacing="false" fo:text-align="start" style:justify-single-word="false" fo:widows="1" fo:text-indent="0cm" style:auto-text-indent="false"/>
    </style:style>
    <style:style style:name="P25" style:family="paragraph" style:parent-style-name="Text_20_body">
      <style:paragraph-properties fo:margin-left="0cm" fo:margin-right="0cm" fo:margin-top="0cm" fo:margin-bottom="0cm" style:contextual-spacing="false" fo:text-align="justify" style:justify-single-word="false" fo:widows="1" fo:text-indent="0cm" style:auto-text-indent="false"/>
    </style:style>
    <style:style style:name="P26" style:family="paragraph" style:parent-style-name="Text_20_body">
      <style:paragraph-properties fo:margin-left="0cm" fo:margin-right="0cm" fo:margin-top="0cm" fo:margin-bottom="0cm" style:contextual-spacing="false" fo:text-align="start" style:justify-single-word="false" fo:widows="1" fo:text-indent="0cm" style:auto-text-indent="false"/>
      <style:text-properties style:font-name="Bitstream Charter" fo:font-size="12pt" style:font-size-asian="12pt" style:font-name-complex="Bitstream Charter" style:font-size-complex="12pt"/>
    </style:style>
    <style:style style:name="P27" style:family="paragraph" style:parent-style-name="Text_20_body">
      <style:paragraph-properties fo:margin-left="0cm" fo:margin-right="0cm" fo:margin-top="0cm" fo:margin-bottom="0cm" style:contextual-spacing="false" fo:text-align="justify" style:justify-single-word="false" fo:widows="1" fo:text-indent="0cm" style:auto-text-indent="false"/>
      <style:text-properties style:font-name="Bitstream Charter" fo:font-size="12pt" style:font-size-asian="12pt" style:font-name-complex="Bitstream Charter" style:font-size-complex="12pt"/>
    </style:style>
    <style:style style:name="P28" style:family="paragraph" style:parent-style-name="Text_20_body">
      <style:paragraph-properties fo:margin-left="0cm" fo:margin-right="0cm" fo:margin-top="0cm" fo:margin-bottom="0cm" style:contextual-spacing="false" fo:text-align="start" style:justify-single-word="false" fo:widows="1" fo:text-indent="0cm" style:auto-text-indent="false" style:writing-mode="lr-tb"/>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29" style:family="paragraph" style:parent-style-name="Text_20_body">
      <style:paragraph-properties fo:margin-left="0cm" fo:margin-right="0cm" fo:text-align="start" style:justify-single-word="false" fo:widows="1" fo:text-indent="0cm" style:auto-text-indent="false"/>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30" style:family="paragraph" style:parent-style-name="Text_20_body">
      <style:paragraph-properties fo:margin-left="0cm" fo:margin-right="0cm" fo:text-align="start" style:justify-single-word="false" fo:widows="1" fo:text-indent="0cm" style:auto-text-indent="false"/>
    </style:style>
    <style:style style:name="P31" style:family="paragraph" style:parent-style-name="Text_20_body">
      <style:paragraph-properties fo:margin-top="0.101cm" fo:margin-bottom="0cm" style:contextual-spacing="false" style:line-height-at-least="0.499cm" fo:text-align="start" style:justify-single-word="false" fo:widows="1"/>
      <style:text-properties fo:font-variant="normal" fo:text-transform="none" fo:color="#000000" style:font-name="Bitstream Charter" fo:font-size="12pt" fo:letter-spacing="normal" fo:font-style="normal" fo:font-weight="normal" style:font-size-asian="12pt" style:font-name-complex="Bitstream Charter" style:font-size-complex="12pt"/>
    </style:style>
    <style:style style:name="P32" style:family="paragraph" style:parent-style-name="Text_20_body">
      <style:paragraph-properties fo:margin-top="0.101cm" fo:margin-bottom="0cm" style:contextual-spacing="false" style:line-height-at-least="0.499cm" fo:text-align="start" style:justify-single-word="false" fo:widows="1"/>
      <style:text-properties fo:font-variant="normal" fo:text-transform="none" fo:color="#000000" style:font-name="Bitstream Charter" fo:font-size="12pt" fo:letter-spacing="normal" fo:font-style="italic" fo:font-weight="normal" style:font-size-asian="12pt" style:font-name-complex="Bitstream Charter" style:font-size-complex="12pt"/>
    </style:style>
    <style:style style:name="P33" style:family="paragraph" style:parent-style-name="Text_20_body">
      <style:paragraph-properties fo:margin-top="0.101cm" fo:margin-bottom="0cm" style:contextual-spacing="false" style:line-height-at-least="0.499cm" fo:text-align="start" style:justify-single-word="false" fo:widows="1"/>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P34" style:family="paragraph" style:parent-style-name="Text_20_body">
      <style:paragraph-properties fo:margin-top="0.101cm" fo:margin-bottom="0cm" style:contextual-spacing="false" style:line-height-at-least="0.499cm" fo:text-align="start" style:justify-single-word="false" fo:widows="1"/>
      <style:text-properties fo:font-variant="normal" fo:text-transform="none" fo:color="#29303b" style:font-name="Bitstream Charter" fo:font-size="12pt" fo:letter-spacing="normal" fo:font-style="normal" fo:font-weight="normal" fo:background-color="#ffff00" style:font-size-asian="12pt" style:font-name-complex="Bitstream Charter" style:font-size-complex="12pt"/>
    </style:style>
    <style:style style:name="P35" style:family="paragraph" style:parent-style-name="Text_20_body">
      <style:paragraph-properties fo:margin-top="0.101cm" fo:margin-bottom="0cm" style:contextual-spacing="false" style:line-height-at-least="0.499cm" fo:text-align="start" style:justify-single-word="false" fo:widows="1"/>
      <style:text-properties fo:font-variant="normal" fo:text-transform="none" fo:color="#29303b" style:font-name="Bitstream Charter" fo:font-size="12pt" fo:letter-spacing="normal" fo:font-style="italic" fo:font-weight="normal" style:font-size-asian="12pt" style:font-name-complex="Bitstream Charter" style:font-size-complex="12pt"/>
    </style:style>
    <style:style style:name="P36" style:family="paragraph" style:parent-style-name="Text_20_body">
      <style:paragraph-properties fo:margin-top="0.101cm" fo:margin-bottom="0cm" style:contextual-spacing="false" style:line-height-at-least="0.499cm" fo:text-align="start" style:justify-single-word="false" fo:widows="1"/>
      <style:text-properties fo:font-variant="normal" fo:text-transform="none" style:font-name="Bitstream Charter" fo:font-size="12pt" fo:font-style="normal" style:font-size-asian="12pt" style:font-name-complex="Bitstream Charter" style:font-size-complex="12pt"/>
    </style:style>
    <style:style style:name="P37" style:family="paragraph" style:parent-style-name="Text_20_body">
      <style:paragraph-properties fo:margin-top="0.101cm" fo:margin-bottom="0cm" style:contextual-spacing="false" style:line-height-at-least="0.499cm" fo:text-align="start" style:justify-single-word="false" fo:widows="1"/>
      <style:text-properties style:font-name="Bitstream Charter" fo:font-size="12pt" style:font-size-asian="12pt" style:font-name-complex="Bitstream Charter" style:font-size-complex="12pt"/>
    </style:style>
    <style:style style:name="P38" style:family="paragraph" style:parent-style-name="Heading_20_3">
      <style:text-properties officeooo:rsid="00008e10" officeooo:paragraph-rsid="00008e10"/>
    </style:style>
    <style:style style:name="P39" style:family="paragraph" style:parent-style-name="Heading_20_3">
      <style:text-properties style:font-name="Century Schoolbook L" fo:font-size="12pt" officeooo:rsid="00008e10" officeooo:paragraph-rsid="00008e10" style:font-size-asian="12pt" style:font-size-complex="12pt"/>
    </style:style>
    <style:style style:name="P40" style:family="paragraph" style:parent-style-name="Heading_20_3">
      <style:text-properties style:font-name="Courier 10 Pitch" fo:font-size="12pt" officeooo:rsid="00008e10" officeooo:paragraph-rsid="00008e10" style:font-size-asian="12pt" style:font-size-complex="12pt"/>
    </style:style>
    <style:style style:name="P41" style:family="paragraph" style:parent-style-name="Heading_20_3">
      <style:paragraph-properties fo:margin-left="0cm" fo:margin-right="0cm" fo:margin-top="0.101cm" fo:margin-bottom="0cm" style:contextual-spacing="false" style:line-height-at-least="0.499cm" fo:text-align="start" style:justify-single-word="false" fo:widows="1" fo:text-indent="0cm" style:auto-text-indent="false" fo:padding="0cm" fo:border="none"/>
      <style:text-properties fo:font-variant="normal" fo:text-transform="none" fo:color="#e69138" style:font-name="Bitstream Charter" fo:font-size="12pt" fo:letter-spacing="normal" fo:font-style="normal" fo:font-weight="normal" style:font-size-asian="12pt" style:font-name-complex="Bitstream Charter" style:font-size-complex="12pt"/>
    </style:style>
    <style:style style:name="P42" style:family="paragraph" style:parent-style-name="Heading_20_3">
      <style:paragraph-properties fo:margin-left="0cm" fo:margin-right="0cm" fo:margin-top="0.101cm" fo:margin-bottom="0cm" style:contextual-spacing="false" style:line-height-at-least="0.499cm" fo:text-align="start" style:justify-single-word="false" fo:widows="1" fo:text-indent="0cm" style:auto-text-indent="false" fo:padding="0cm" fo:border="none"/>
      <style:text-properties fo:font-variant="normal" fo:text-transform="none" fo:color="#000000" style:font-name="Bitstream Charter" fo:font-size="12pt" fo:letter-spacing="normal" fo:font-style="normal" fo:font-weight="normal" style:font-size-asian="12pt" style:font-name-complex="Bitstream Charter" style:font-size-complex="12pt"/>
    </style:style>
    <style:style style:name="P43" style:family="paragraph" style:parent-style-name="Heading_20_3">
      <style:paragraph-properties fo:margin-left="0cm" fo:margin-right="0cm" fo:margin-top="0.101cm" fo:margin-bottom="0cm" style:contextual-spacing="false" style:line-height-at-least="0.499cm" fo:text-align="start" style:justify-single-word="false" fo:widows="1" fo:text-indent="0cm" style:auto-text-indent="false" fo:padding="0cm" fo:border="none"/>
      <style:text-properties style:font-name="Bitstream Charter" fo:font-size="12pt" style:font-size-asian="12pt" style:font-name-complex="Bitstream Charter" style:font-size-complex="12pt"/>
    </style:style>
    <style:style style:name="T1" style:family="text">
      <style:text-properties fo:font-variant="normal" fo:text-transform="none" fo:color="#e69138" style:font-name="Courier New" fo:font-size="13.5pt" fo:letter-spacing="normal" fo:font-style="normal" style:text-underline-style="solid" style:text-underline-width="auto" style:text-underline-color="font-color" fo:font-weight="normal"/>
    </style:style>
    <style:style style:name="T2" style:family="text">
      <style:text-properties fo:font-variant="normal" fo:text-transform="none" fo:color="#e69138" style:font-name="Courier New" fo:font-size="13.5pt" fo:letter-spacing="normal" fo:font-style="normal" style:text-underline-style="solid" style:text-underline-width="auto" style:text-underline-color="font-color" fo:font-weight="normal" officeooo:rsid="0054ea9e"/>
    </style:style>
    <style:style style:name="T3" style:family="text">
      <style:text-properties fo:font-variant="normal" fo:text-transform="none" fo:color="#e69138" fo:font-size="13.5pt" fo:letter-spacing="normal" fo:font-style="normal" style:text-underline-style="solid" style:text-underline-width="auto" style:text-underline-color="font-color" fo:font-weight="normal"/>
    </style:style>
    <style:style style:name="T4" style:family="text">
      <style:text-properties fo:font-variant="normal" fo:text-transform="none" fo:color="#e69138" fo:font-size="13.5pt" fo:letter-spacing="normal" fo:font-style="normal" style:text-underline-style="solid" style:text-underline-width="auto" style:text-underline-color="font-color" fo:font-weight="normal" officeooo:rsid="0054ea9e"/>
    </style:style>
    <style:style style:name="T5" style:family="text">
      <style:text-properties fo:font-variant="normal" fo:text-transform="none" fo:color="#e69138" fo:font-size="12pt" fo:letter-spacing="normal" fo:font-style="normal" style:text-underline-style="solid" style:text-underline-width="auto" style:text-underline-color="font-color" fo:font-weight="normal" style:font-size-asian="12pt" style:font-size-complex="12pt"/>
    </style:style>
    <style:style style:name="T6" style:family="text">
      <style:text-properties fo:font-variant="normal" fo:text-transform="none" fo:color="#e69138" style:font-name="Courier 10 Pitch" fo:font-size="12pt" fo:letter-spacing="normal" fo:font-style="normal" style:text-underline-style="solid" style:text-underline-width="auto" style:text-underline-color="font-color" fo:font-weight="normal" style:font-size-asian="12pt" style:font-size-complex="12pt"/>
    </style:style>
    <style:style style:name="T7" style:family="text">
      <style:text-properties fo:font-variant="normal" fo:text-transform="none" fo:color="#e69138" style:font-name="Courier 10 Pitch" fo:letter-spacing="normal" fo:font-style="normal" style:text-underline-style="solid" style:text-underline-width="auto" style:text-underline-color="font-color" fo:font-weight="normal"/>
    </style:style>
    <style:style style:name="T8" style:family="text">
      <style:text-properties fo:font-variant="normal" fo:text-transform="none" fo:color="#e69138" fo:letter-spacing="normal" fo:font-style="normal" style:text-underline-style="solid" style:text-underline-width="auto" style:text-underline-color="font-color" fo:font-weight="normal"/>
    </style:style>
    <style:style style:name="T9" style:family="text">
      <style:text-properties fo:font-variant="normal" fo:text-transform="none" fo:color="#e69138" fo:letter-spacing="normal" style:text-underline-style="solid" style:text-underline-width="auto" style:text-underline-color="font-color" style:font-name-complex="Courier New" style:font-size-complex="13.5pt" style:font-style-complex="normal" style:font-weight-complex="normal"/>
    </style:style>
    <style:style style:name="T10" style:family="text">
      <style:text-properties fo:font-variant="normal" fo:text-transform="none" fo:color="#e69138" fo:letter-spacing="normal" style:text-underline-style="solid" style:text-underline-width="auto" style:text-underline-color="font-color" style:font-size-complex="13.5pt" style:font-style-complex="normal" style:font-weight-complex="normal"/>
    </style:style>
    <style:style style:name="T11" style:family="text">
      <style:text-properties fo:font-variant="normal" fo:text-transform="none" fo:color="#e69138" style:font-name="Bitstream Charter" fo:font-size="13.5pt" fo:letter-spacing="normal" fo:font-style="normal" style:text-underline-style="solid" style:text-underline-width="auto" style:text-underline-color="font-color" fo:font-weight="normal" style:font-name-complex="Bitstream Charter"/>
    </style:style>
    <style:style style:name="T12" style:family="text">
      <style:text-properties fo:font-variant="normal" fo:text-transform="none" fo:color="#e69138" style:font-name="Bitstream Charter" fo:font-size="13.5pt" fo:letter-spacing="normal" fo:font-style="normal" style:text-underline-style="solid" style:text-underline-width="auto" style:text-underline-color="font-color" fo:font-weight="normal" officeooo:rsid="0054ea9e" style:font-name-complex="Bitstream Charter"/>
    </style:style>
    <style:style style:name="T13" style:family="text">
      <style:text-properties fo:font-variant="normal" fo:text-transform="none" fo:color="#e69138" style:font-name="Bitstream Charter" fo:font-size="12pt" fo:letter-spacing="normal" fo:font-style="normal" style:text-underline-style="solid" style:text-underline-width="auto" style:text-underline-color="font-color" fo:font-weight="normal" style:font-size-asian="12pt" style:font-name-complex="Bitstream Charter" style:font-size-complex="12pt"/>
    </style:style>
    <style:style style:name="T14" style:family="text">
      <style:text-properties fo:font-variant="normal" fo:text-transform="none" fo:color="#e69138" style:font-name="Bitstream Charter" fo:letter-spacing="normal" fo:font-style="normal" style:text-underline-style="solid" style:text-underline-width="auto" style:text-underline-color="font-color" fo:font-weight="normal" style:font-name-complex="Bitstream Charter"/>
    </style:style>
    <style:style style:name="T15" style:family="text">
      <style:text-properties fo:font-variant="normal" fo:text-transform="none" fo:color="#e69138" style:font-name="Bitstream Charter" fo:letter-spacing="normal" fo:font-style="normal" style:text-underline-style="solid" style:text-underline-width="auto" style:text-underline-color="font-color" fo:font-weight="normal" officeooo:rsid="0054ea9e" style:font-name-complex="Bitstream Charter"/>
    </style:style>
    <style:style style:name="T16" style:family="text">
      <style:text-properties fo:font-variant="normal" fo:text-transform="none" fo:color="#e69138" style:font-name="Bitstream Charter" fo:letter-spacing="normal" style:text-underline-style="solid" style:text-underline-width="auto" style:text-underline-color="font-color" style:font-name-complex="Bitstream Charter" style:font-size-complex="13.5pt" style:font-style-complex="normal" style:font-weight-complex="normal"/>
    </style:style>
    <style:style style:name="T17" style:family="text">
      <style:text-properties fo:font-variant="normal" fo:text-transform="none" fo:color="#e69138" style:font-name="Bitstream Charter" fo:letter-spacing="normal" style:text-underline-style="solid" style:text-underline-width="auto" style:text-underline-color="font-color" style:font-name-complex="Bitstream Charter" style:font-style-complex="normal" style:font-weight-complex="normal"/>
    </style:style>
    <style:style style:name="T18" style:family="text">
      <style:text-properties fo:font-variant="normal" fo:text-transform="none" fo:color="#29303b" style:font-name="Courier New" fo:font-size="9.75pt" fo:letter-spacing="normal" fo:font-style="normal" fo:font-weight="normal"/>
    </style:style>
    <style:style style:name="T19" style:family="text">
      <style:text-properties fo:font-variant="normal" fo:text-transform="none" fo:color="#29303b" style:font-name="Courier New" fo:font-size="9.75pt" fo:letter-spacing="normal" fo:font-style="italic" fo:font-weight="normal"/>
    </style:style>
    <style:style style:name="T20" style:family="text">
      <style:text-properties fo:font-variant="normal" fo:text-transform="none" fo:color="#29303b" fo:letter-spacing="normal"/>
    </style:style>
    <style:style style:name="T21" style:family="text">
      <style:text-properties fo:font-variant="normal" fo:text-transform="none" fo:color="#29303b" fo:letter-spacing="normal" fo:font-style="normal" fo:font-weight="normal"/>
    </style:style>
    <style:style style:name="T22" style:family="text">
      <style:text-properties fo:font-variant="normal" fo:text-transform="none" fo:color="#29303b" fo:font-size="9.75pt" fo:letter-spacing="normal" fo:font-style="normal" fo:font-weight="normal"/>
    </style:style>
    <style:style style:name="T23" style:family="text">
      <style:text-properties fo:font-variant="normal" fo:text-transform="none" fo:color="#29303b" fo:font-size="9.75pt" fo:letter-spacing="normal" fo:font-style="italic" fo:font-weight="normal"/>
    </style:style>
    <style:style style:name="T24" style:family="text">
      <style:text-properties fo:font-variant="normal" fo:text-transform="none" fo:color="#29303b" style:font-name="Bitstream Charter" fo:font-size="9.75pt" fo:letter-spacing="normal" fo:font-style="normal" fo:font-weight="normal" style:font-name-complex="Bitstream Charter"/>
    </style:style>
    <style:style style:name="T25" style:family="text">
      <style:text-properties fo:font-variant="normal" fo:text-transform="none" fo:color="#29303b" style:font-name="Bitstream Charter" fo:font-size="9.75pt" fo:letter-spacing="normal" fo:font-style="italic" fo:font-weight="normal" style:font-name-complex="Bitstream Charter"/>
    </style:style>
    <style:style style:name="T26" style:family="text">
      <style:text-properties fo:font-variant="normal" fo:text-transform="none" fo:color="#29303b" style:font-name="Bitstream Charter" fo:letter-spacing="normal" fo:font-style="normal" fo:font-weight="normal" style:font-name-complex="Bitstream Charter"/>
    </style:style>
    <style:style style:name="T27" style:family="text">
      <style:text-properties fo:font-variant="normal" fo:text-transform="none" fo:color="#29303b" style:font-name="Bitstream Charter" fo:letter-spacing="normal" fo:font-style="italic" fo:font-weight="normal" style:font-name-complex="Bitstream Charter"/>
    </style:style>
    <style:style style:name="T28" style:family="text">
      <style:text-properties fo:font-variant="normal" fo:text-transform="none" fo:color="#29303b" style:font-name="Bitstream Charter" fo:font-size="12pt" fo:letter-spacing="normal" fo:font-style="normal" fo:font-weight="normal" style:font-size-asian="12pt" style:font-name-complex="Bitstream Charter" style:font-size-complex="12pt"/>
    </style:style>
    <style:style style:name="T29" style:family="text">
      <style:text-properties fo:font-variant="normal" fo:text-transform="none" fo:color="#29303b" style:font-name="Bitstream Charter" fo:font-size="12pt" fo:letter-spacing="normal" fo:font-style="italic" fo:font-weight="normal" style:font-size-asian="12pt" style:font-name-complex="Bitstream Charter" style:font-size-complex="12pt"/>
    </style:style>
    <style:style style:name="T30" style:family="text">
      <style:text-properties fo:font-variant="normal" fo:text-transform="none" fo:color="#666666" style:font-name="Courier New" fo:font-size="6.75pt" fo:letter-spacing="normal" fo:font-style="normal" fo:font-weight="normal"/>
    </style:style>
    <style:style style:name="T31" style:family="text">
      <style:text-properties fo:font-variant="normal" fo:text-transform="none" fo:color="#666666" fo:font-size="6.75pt" fo:letter-spacing="normal" fo:font-style="normal" fo:font-weight="normal"/>
    </style:style>
    <style:style style:name="T32" style:family="text">
      <style:text-properties fo:font-variant="normal" fo:text-transform="none" fo:color="#666666" style:font-name="Bitstream Charter" fo:font-size="6.75pt" fo:letter-spacing="normal" fo:font-style="normal" fo:font-weight="normal" style:font-name-complex="Bitstream Charter"/>
    </style:style>
    <style:style style:name="T33" style:family="text">
      <style:text-properties fo:font-variant="normal" fo:text-transform="none" fo:color="#666666" style:font-name="Bitstream Charter" fo:letter-spacing="normal" fo:font-style="normal" fo:font-weight="normal" style:font-name-complex="Bitstream Charter"/>
    </style:style>
    <style:style style:name="T34" style:family="text">
      <style:text-properties fo:font-variant="normal" fo:text-transform="none" fo:color="#666666" style:font-name="Bitstream Charter" fo:font-size="12pt" fo:letter-spacing="normal" fo:font-style="normal" fo:font-weight="normal" style:font-size-asian="12pt" style:font-name-complex="Bitstream Charter" style:font-size-complex="12pt"/>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style:font-name="Courier 10 Pitch" fo:font-size="12pt" style:font-size-asian="12pt" style:font-size-complex="12pt"/>
    </style:style>
    <style:style style:name="T38" style:family="text">
      <style:text-properties fo:font-style="italic"/>
    </style:style>
    <style:style style:name="T39" style:family="text">
      <style:text-properties fo:font-style="italic" style:text-underline-style="solid" style:text-underline-width="auto" style:text-underline-color="font-color"/>
    </style:style>
    <style:style style:name="T40" style:family="text">
      <style:text-properties fo:color="#666666" fo:font-size="6.75pt"/>
    </style:style>
    <style:style style:name="T41" style:family="text">
      <style:text-properties fo:color="#666666" style:font-name="Bitstream Charter" fo:font-size="6.75pt" style:font-name-complex="Bitstream Charter"/>
    </style:style>
    <style:style style:name="T42" style:family="text">
      <style:text-properties fo:color="#666666" style:font-name="Bitstream Charter" style:font-name-complex="Bitstream Charter"/>
    </style:style>
    <style:style style:name="T43" style:family="text">
      <style:text-properties fo:color="#666666" style:font-name="Bitstream Charter" fo:font-size="12pt" style:font-size-asian="12pt" style:font-name-complex="Bitstream Charter" style:font-size-complex="12pt"/>
    </style:style>
    <style:style style:name="T44" style:family="text">
      <style:text-properties style:text-position="33% 80%"/>
    </style:style>
    <style:style style:name="T45" style:family="text">
      <style:text-properties fo:color="#000000"/>
    </style:style>
    <style:style style:name="T46" style:family="text">
      <style:text-properties fo:color="#000000" fo:font-size="12pt"/>
    </style:style>
    <style:style style:name="T47" style:family="text">
      <style:text-properties fo:color="#000000" fo:font-size="12pt" fo:font-style="italic"/>
    </style:style>
    <style:style style:name="T48" style:family="text">
      <style:text-properties fo:color="#000000" style:text-position="33% 80%"/>
    </style:style>
    <style:style style:name="T49" style:family="text">
      <style:text-properties fo:color="#000000" style:text-position="33% 80%" fo:font-size="12pt"/>
    </style:style>
    <style:style style:name="T50" style:family="text">
      <style:text-properties fo:color="#000000" fo:font-style="italic"/>
    </style:style>
    <style:style style:name="T51" style:family="text">
      <style:text-properties style:font-name="Bitstream Charter" style:font-name-complex="Bitstream Charter"/>
    </style:style>
    <style:style style:name="T52" style:family="text">
      <style:text-properties style:font-name="Bitstream Charter" fo:font-size="12pt" style:font-size-asian="12pt" style:font-name-complex="Bitstream Chart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enry Potter</text:p>
      <text:p text:style-name="P6">By Bantsi Makhandeni</text:p>
      <text:p text:style-name="P5"/>
      <text:h text:style-name="P38" text:outline-level="3"><text:a xlink:type="simple" xlink:href="http://mkbaloyi6.blogspot.co.za/2010/12/woza-weekend-malamulele.html"><text:span text:style-name="T13">Woza Weekend Malamulele</text:span></text:a></text:h>
      <text:p text:style-name="P26"/>
      <text:p text:style-name="P15">Malamulele, come to me, the eager beaver.<text:line-break/>Malamulele, Malamulele, come be my life-saver.<text:line-break/>Come hither, I can’t wait to see you!<text:line-break/>Come this instant, and bring me Friday will you?<text:line-break/><text:line-break/>We sometimes wait a lifetime for your arrival -<text:line-break/>I can never be mad at you for something so trivial!<text:line-break/>We call for you, but you are nowhere to be seen!<text:line-break/>But when you suddenly show, I ask: “Where you been?”<text:line-break/><text:line-break/>Tomorrow it’s Friday, thanks to your grace! <text:line-break/>After all the double trouble in our workplaces, <text:line-break/>Quarrels with colleagues, queries from the boss - <text:line-break/>You let us be our own bosses. <text:line-break/>No-one to say Kurhula do this, Kurhula do that.<text:line-break/>To you we are all the same despite our being different.<text:line-break/>No apartheid, no xenophobia, no nothing at all!<text:line-break/>You got gender equality, you got freedom, you got it all!<text:line-break/><text:line-break/>Tomorrow it’s Friday, thanks, ndzi khensile! <text:line-break/>No more sleep deprivation, <text:line-break/>no more over-exertion, <text:line-break/>no more exhaustion, <text:line-break/>no more exploitation. <text:line-break/>Fatigue, no more!<text:line-break/>Critique, no more!<text:line-break/>Where would I be without you, Malamulele?</text:p>
      <text:p text:style-name="P19"/>
      <text:p text:style-name="P15">Wa swi tsundzuka khale, hi ba minoti?<text:line-break/><text:span text:style-name="T38">Mina</text:span>: He Malamulele!<text:line-break/><text:span text:style-name="T38">Wena</text:span>: He!<text:line-break/><text:span text:style-name="T38">Mina</text:span>: Tana haleno.<text:line-break/><text:span text:style-name="T38">Wena</text:span>: Na kha na ta.</text:p>
      <text:h text:style-name="P38" text:outline-level="3"><text:a xlink:type="simple" xlink:href="http://mkbaloyi6.blogspot.co.za/2010/12/please-followed-by-voetsek.html"><text:span text:style-name="T13">Please Followed by Voetsek</text:span></text:a></text:h>
      <text:p text:style-name="P1">Nobody knows who you are<text:line-break/>You are phenomenal to all of us<text:line-break/><text:soft-page-break/>Some call you Malamulele, The Rescuer<text:line-break/>Everybody calls on you but later sees you pass<text:line-break/>As they work overtime<text:line-break/>Making believe you didn’t hear them call your name<text:line-break/>Making believe you’ve never seen them all your life<text:line-break/>To me you are just a scumbag that jeopardizes our lives<text:line-break/>You give us flu and TB and not come to check on us<text:line-break/>Don’t ever come to us like you are The Helper or The Savior<text:line-break/>To me you are not The Rescuer but The Misleader<text:line-break/><text:line-break/>Monday came, I was already missing you <text:line-break/>Tuesday approached, I missed you more<text:line-break/>Then Wednesday was here, I longed for you<text:line-break/>Thursday walked very idly, but in the end I got it<text:line-break/>And when I got it, it wasn’t all alone, it brought me anxiety<text:line-break/>I had to wake up early on a typical Friday for work<text:line-break/>But I didn’t care less<text:line-break/>I couldn’t sleep then, knowing that Friday was your day<text:line-break/>Hurry, hurry up, that’s all I could say<text:line-break/>Hurry, so that I can get my pay<text:line-break/>Plans were underway and we knew where the DJ was to play<text:line-break/>The payday was a half-day<text:line-break/>Making way for those who’d party the night away<text:line-break/><text:line-break/>Come on over, and you’ll wish you never were born <text:line-break/>Come on over, but hey, be careful what you wish for<text:line-break/><text:line-break/>Before you came, the life I led was better <text:line-break/>But your roller coaster made me a loser<text:line-break/>The ride was fun, and it was the last<text:line-break/>You gave me this little, and took away this much<text:line-break/>I’m now broke because of the booze you gave me<text:line-break/>And told me it was for free<text:line-break/>When it was ‘bring your own bottle’<text:line-break/><text:line-break/>I’ve gambled my home in the casino <text:line-break/>And all you can say is ‘oh-oh’?<text:line-break/>I’m now without a friend because all have left<text:line-break/>I can see Musa now, all is left of him is ash<text:line-break/>I went to work on Monday, and got fired, not retrenched<text:line-break/>I know who to blame, but it won’t reverse the change<text:line-break/><text:line-break/>Come on over, and you’ll regret <text:line-break/>Come on over, but I won’t forget</text:p>
      <text:p text:style-name="Standard"><text:span text:style-name="T52"><text:line-break/></text:span><text:a xlink:type="simple" xlink:href="http://mkbaloyi6.blogspot.co.za/2010/12/when.html"><text:span text:style-name="T13">When</text:span></text:a></text:p>
      <text:p text:style-name="P3"/>
      <text:p text:style-name="P2"><text:line-break/>When you whisper:</text:p>
      <text:p text:style-name="P7">you whisper in my ear,</text:p>
      <text:p text:style-name="P7"><text:soft-page-break/>but you speak to my heart.</text:p>
      <text:p text:style-name="P7"/>
      <text:p text:style-name="P7">When you shout:</text:p>
      <text:p text:style-name="P7">you shout at the top of your lungs,</text:p>
      <text:p text:style-name="P7">but I know it's from the bottom of your heart.</text:p>
      <text:p text:style-name="P7"/>
      <text:p text:style-name="P7">When I talk to you:</text:p>
      <text:p text:style-name="P7">it's like I'm talking to God,</text:p>
      <text:p text:style-name="P7">coz you never judge. </text:p>
      <text:p text:style-name="P8">Or like talking to the gods,</text:p>
      <text:p text:style-name="P7">coz everything I ask, you does.</text:p>
      <text:p text:style-name="P4"/>
      <text:h text:style-name="P39" text:outline-level="3"><text:a xlink:type="simple" xlink:href="http://mkbaloyi6.blogspot.co.za/2010/12/smell-of-her-scent.html"><text:span text:style-name="T14">Smell of her Scent</text:span></text:a></text:h>
      <text:p text:style-name="P2">I can smell her scent,</text:p>
      <text:p text:style-name="P7">(and I don't mean that of her perfume!)</text:p>
      <text:p text:style-name="P7">even when she's kilometers away.</text:p>
      <text:p text:style-name="P7">It doesn't smell like any plant I know,</text:p>
      <text:p text:style-name="P7">but her kiss, her breath...</text:p>
      <text:p text:style-name="P7">This fragrance has her name written all over it - </text:p>
      <text:p text:style-name="P7">that's why I can never forget her.</text:p>
      <text:p text:style-name="P7">You see, she's not under my nose;</text:p>
      <text:p text:style-name="P7">She's inside it!</text:p>
      <text:p text:style-name="P4"/>
      <text:h text:style-name="P39" text:outline-level="3"><text:a xlink:type="simple" xlink:href="http://mkbaloyi6.blogspot.co.za/2010/12/va-ka-hunyi.html"><text:span text:style-name="T14">Va ka Hunyi</text:span></text:a></text:h>
      <text:p text:style-name="P20">Sesana, loko hi xisana nkarhi lowuya,</text:p>
      <text:p text:style-name="P12">hi longisana maphusumende na Machangana bege,</text:p>
      <text:p text:style-name="P12">hi pakisana na swa le ndzeni,</text:p>
      <text:p text:style-name="P12">mhani va muti a va ha tsevukele tihunyini.</text:p>
      <text:p text:style-name="P10"/>
      <text:p text:style-name="P12">A ndzi ali tiko a ri lo mboyoyo,</text:p>
      <text:p text:style-name="P12">hi mhangu yo va mintiwe hi nhlarhu.</text:p>
      <text:p text:style-name="P12">Matoya lawaya va nkata Mukhuluphayi,</text:p>
      <text:p text:style-name="P12">mhani va ka Makambuja,</text:p>
      <text:p text:style-name="P12">lava ka Magodobani,</text:p>
      <text:p text:style-name="P12">na kokwa' wa Xirhavichani,</text:p>
      <text:p text:style-name="P12">ya vone nkoka wa nyoka ivi ya ku bamfee!</text:p>
      <text:p text:style-name="P12">Lava ka mina hi ntiya-nhlana</text:p>
      <text:p text:style-name="P12">va sala va rhotela madzandza</text:p>
      <text:p text:style-name="P12">va kongoma xitasini dyambu ri rhengile.</text:p>
      <text:p text:style-name="P10"/>
      <text:p text:style-name="P12">U va tivaka vo mhani N'wa-Ndzawu,</text:p>
      <text:p text:style-name="P12">va nga tsandza ha yini ku yima xitshukeni xa ka Mahani,</text:p>
      <text:p text:style-name="P12">va hlalela Manana Makhandeni le ka Mzilikazi le, a tsondzeriwa?</text:p>
      <text:p text:style-name="P12">A ku yena hi yena a nga wansati wa mahika,</text:p>
      <text:p text:style-name="P12">kambe yi n'wi heta matimba, mavoko ya ba tinyonga.</text:p>
      <text:p text:style-name="P12">Hiloko yi n'wi koka marhimila yi n'wi totetela.</text:p>
      <text:p text:style-name="P12">Mhani va ka Mukhuluphayi va tshonisa nhloti hi xiviti,</text:p>
      <text:p text:style-name="P12">wu xiririka wu tsakamisa rhama,</text:p>
      <text:p text:style-name="P12"><text:soft-page-break/>kambe wona hi woxe wu nga omi .</text:p>
      <text:p text:style-name="P12"><text:line-break/>Se leswi va nga vuya va nga handziwanga hi magwandza</text:p>
      <text:p text:style-name="P12">kumbe ku tlhaviwa hi mindzhenga, ku komba ku tsutsuma;</text:p>
      <text:p text:style-name="P12">ngohe wu nga kona, handle ka dyambu;</text:p>
      <text:p text:style-name="P12">na tihunyi u ti vonaka wonge hi let'a ka kokwana Xamanjiji;</text:p>
      <text:p text:style-name="P12">xithope u xi vonaka xi nga nyuhela;</text:p>
      <text:p text:style-name="P12">xitanga xi humaka musi hi tinhompfu;</text:p>
      <text:p text:style-name="P12">rivala ri hatimaka bya mpandla wa gobo hi ku rhideriwa;</text:p>
      <text:p text:style-name="P12">maguva ya nga khavisiwa hi swiluva swa tinxaka-xaka,</text:p>
      <text:p text:style-name="P12">swo tshwuka na swa xitshopani;</text:p>
      <text:p text:style-name="P12">u lava ndzi huma mano waha?</text:p>
      <text:p text:style-name="P12">Lahaya a ndzi voni Rose mina?</text:p>
      <text:p text:style-name="P12">Lexiya xivumbeko a hi xa Love?</text:p>
      <text:p text:style-name="P4"/>
      <text:h text:style-name="P39" text:outline-level="3"><text:a xlink:type="simple" xlink:href="http://mkbaloyi6.blogspot.co.za/2010/12/coming-from-heart.html"><text:span text:style-name="T14">Coming from the Heart</text:span></text:a></text:h>
      <text:p text:style-name="P2">When you're in love,</text:p>
      <text:p text:style-name="P7">you don't need advice on love,</text:p>
      <text:p text:style-name="P7">or help with women,</text:p>
      <text:p text:style-name="P7">or tricks to make your man come home;</text:p>
      <text:p text:style-name="P7">it just happens.</text:p>
      <text:p text:style-name="P7">Everything just falls into place.</text:p>
      <text:p text:style-name="P7">And you wonder what you did to make this possible?</text:p>
      <text:p text:style-name="P7">It wasn't you, it was Love.</text:p>
      <text:p text:style-name="P7"/>
      <text:p text:style-name="P7">Whenever you take things to the next level,</text:p>
      <text:p text:style-name="P7">the gates just open like a door to heaven.</text:p>
      <text:p text:style-name="P7">And you wonder who called in the favour?</text:p>
      <text:p text:style-name="P7">It wasn't you, it was all good and all God.</text:p>
      <text:p text:style-name="P7"/>
      <text:p text:style-name="P7">Every word that you say just falls on oiled ears,</text:p>
      <text:p text:style-name="P7">and much to your surprise, sounding like a lullaby.</text:p>
      <text:p text:style-name="P7">And you wonder who invented that oh so commanding word?</text:p>
      <text:p text:style-name="P7">It wasn't you, it was anonymous.</text:p>
      <text:p text:style-name="P7"/>
      <text:p text:style-name="P7">Inspiration just flows, and ink befalls paper.</text:p>
      <text:p text:style-name="P7">And you wonder if you took creative writing classes in your slumber?</text:p>
      <text:p text:style-name="P7">It wasn't a lesson, your heart guides you.</text:p>
      <text:p text:style-name="P7"/>
      <text:p text:style-name="P7">Writers block stays at bay,</text:p>
      <text:p text:style-name="P7">and everything becomes okay.</text:p>
      <text:p text:style-name="P7">So you write nonstop.</text:p>
      <text:p text:style-name="P7">And you wonder who did that job?</text:p>
      <text:p text:style-name="P9">It wasn't a job, it was a work of art. <text:line-break/><text:line-break/>Hip hop sounds nicer, <text:line-break/>and while you break dance, she booty hops. <text:line-break/>It's no longer full of vulgar and swear words;<text:line-break/>in fact, the rappers become your advisors.<text:line-break/><text:soft-page-break/>And you wonder you ordered that hit; <text:line-break/>it  wasn't a hit, it was just a hood love song. <text:line-break/><text:line-break/>Operation Kukula Hinkwaswo <text:line-break/>sweeps everything in your direction; <text:line-break/>but  it does not sweep your feet - <text:line-break/>you wanna get married someday. <text:line-break/>The girl you fancy moves from 16 to 18 <text:line-break/>in lightning speed <text:line-break/>And you wonder if corruption played a part; <text:line-break/>it was not corruption, it was the course of nature. <text:line-break/><text:line-break/>School becomes a joy, <text:line-break/>all your lecturers become vo-Joy - <text:line-break/>always happy and liberal with smiles as well as marks. <text:line-break/>And you wonder if all this is real. <text:line-break/>It is real, as real as you want it to be. <text:line-break/><text:line-break/>You pass your K53 like it was your learner's, <text:line-break/>and same day you find your drivers license strapped to a car key; <text:line-break/>You dub your car "Keys" and it sounds so creative - <text:line-break/>your very own Alicia Keys. <text:line-break/>And you wonder who remixed this one?<text:line-break/>It was no remix, it was just a sample - <text:line-break/>more is still to come. <text:line-break/><text:line-break/><text:line-break/>You see everything going your way, <text:line-break/>and you cannot believe your eyes. <text:line-break/>Your eyes are not playing tricks on you, <text:line-break/>the good life is playing tricks on your eyes. <text:line-break/>You hear music, but still cannot believe your ears;<text:line-break/>You open your heart and let in all in.  <text:line-break/><text:line-break/>From my heart to yours...</text:p>
      <text:h text:style-name="P39" text:outline-level="3"><text:a xlink:type="simple" xlink:href="http://mkbaloyi6.blogspot.co.za/2010/12/piece.html"><text:span text:style-name="T14">Piece</text:span></text:a></text:h>
      <text:p text:style-name="P2"><text:line-break/>It came to me in bits and pieces</text:p>
      <text:p text:style-name="P7">That every time I look into your eyes</text:p>
      <text:p text:style-name="P7">I just can't help but realize</text:p>
      <text:p text:style-name="P7">You're the missing piece</text:p>
      <text:p text:style-name="P7">In the puzzle of my life</text:p>
      <text:p text:style-name="P7">But this piece is not just any piece</text:p>
      <text:p text:style-name="P7">It is a masterpiece</text:p>
      <text:p text:style-name="P7">A real work of art</text:p>
      <text:p text:style-name="P7">I have to get you in one piece</text:p>
      <text:p text:style-name="P7">Because you give me nothing but peace!</text:p>
      <text:p text:style-name="P4"/>
      <text:h text:style-name="P39" text:outline-level="3"><text:soft-page-break/><text:a xlink:type="simple" xlink:href="http://mkbaloyi6.blogspot.co.za/2010/12/payday.html"><text:span text:style-name="T14">Payday</text:span></text:a></text:h>
      <text:p text:style-name="P26"/>
      <text:p text:style-name="P15">If I gotcha on payday,</text:p>
      <text:p text:style-name="P15">you must be a bonus on my birthday.</text:p>
      <text:p text:style-name="P15">If I bought you on red hanger,</text:p>
      <text:p text:style-name="P15">you must be a bargain and a half.</text:p>
      <text:p text:style-name="P15">But if I got lucky</text:p>
      <text:p text:style-name="P15">and won you in Uthingo’s national lottery,</text:p>
      <text:p text:style-name="P15">lotto for short,</text:p>
      <text:p text:style-name="P15">then you are the jackpot.</text:p>
      <text:p text:style-name="P15">Much like DStv’s motto,</text:p>
      <text:p text:style-name="P13">you are so much more!</text:p>
      <text:p text:style-name="P4"/>
      <text:h text:style-name="P39" text:outline-level="3"><text:a xlink:type="simple" xlink:href="http://mkbaloyi6.blogspot.co.za/2010/12/cupid-iscariot.html"><text:span text:style-name="T14">Cupid Iscariot</text:span></text:a></text:h>
      <text:p text:style-name="P21"><text:line-break/>Musa freaking hates Cupid,<text:line-break/>whatever his surname is!<text:line-break/>He just goes around shooting peeps.<text:line-break/>Doesn't he know that love hurts,<text:line-break/>if the arrow hits you in the heart?<text:line-break/>Get a clue Cupid Iscariot!<text:line-break/>Yeah, that's who you are!<text:line-break/><text:line-break/>Stop infecting us with your influenza.<text:line-break/>Owing to your influences, </text:p>
      <text:p text:style-name="P17">one season we're well,</text:p>
      <text:p text:style-name="P17">the next we feel like hell.<text:line-break/>One minute extremely cold,</text:p>
      <text:p text:style-name="P17">the next excessively hot - <text:line-break/>blanket on, blanket off. <text:line-break/>We hide under the shade, <text:line-break/>but miss the sunshine. <text:line-break/>Breathing gets harder, <text:line-break/>Snot has blocked our noses. <text:line-break/>Tissue papers will be stacking in the bin, <text:line-break/>they only make the ailment worse. <text:line-break/>Where are our handkerchiefs?<text:line-break/>Our coffee chocolatte. <text:line-break/>We can eat but we can't swallow - <text:line-break/>how can we, we got pellets in our throats!<text:line-break/>Visitors will be coming, but we don't see them. <text:line-break/><text:soft-page-break/>We only want our doctor,<text:line-break/>but there's no doctor for love!<text:line-break/>You entangle viruses but forget the vaccine.<text:line-break/>What kind of love scientist are you?<text:line-break/><text:line-break/>Musa has been lovesick, seasick, homesick...<text:line-break/>depending on where she is.<text:line-break/>He's sick of this!<text:line-break/><text:line-break/>It's not enough to shoot with a plastic arrow,<text:line-break/>or one made of wood, you go for steel!<text:line-break/>As if that wouldn't cut it, you roll something flammable and set it alight.<text:line-break/>But before you do that, you sharpen it with every tool in the shed.<text:line-break/>And you don't shoot from a distance, <text:line-break/>you get up close and personal!<text:line-break/>So when it cuts, it travels all the way to the back of the heart - <text:line-break/>leaving no exit wound coz I can't escape this.<text:line-break/>And now we can't remove it cause you put a hook Cupid! Damit!<text:line-break/>If the arrow had been plastic, you'd be a fool Cupid!<text:line-break/>Right when you heat it up, instead of the heart, the arrow would just melt away.<text:line-break/>If the arrow had been made of wood, it'd hurt a lot. <text:line-break/>But not for long coz wood rots and is easily breakable.<text:line-break/>But steel! You're a freakin' genius! <text:line-break/>Though I don't like you much, I commend you for that pa!</text:p>
      <text:p text:style-name="P4"/>
      <text:h text:style-name="P39" text:outline-level="3"><text:a xlink:type="simple" xlink:href="http://mkbaloyi6.blogspot.co.za/2010/12/busted.html"><text:span text:style-name="T14">Busted</text:span></text:a></text:h>
      <text:p text:style-name="P26"/>
      <text:p text:style-name="P37"/>
      <text:p text:style-name="P15">Dust to dust,</text:p>
      <text:p text:style-name="P15">ashes to ashes.<text:line-break/>When death knock,<text:line-break/>it snatches!<text:line-break/>Bust is a bust.<text:line-break/>It's like we've been hit by a bus.</text:p>
      <text:p text:style-name="P15">You were our guy,<text:line-break/>but you left in flashes.</text:p>
      <text:p text:style-name="P15">Six feet under,<text:line-break/>it pierces our hearts.<text:line-break/>How many more inches?</text:p>
      <text:p text:style-name="P15">Times will be hard,</text:p>
      <text:p text:style-name="P15">for the weather is harsh.</text:p>
      <text:p text:style-name="P15"><text:soft-page-break/>We miss you much,</text:p>
      <text:p text:style-name="P15">so we say Yeses!</text:p>
      <text:p text:style-name="P15">And yes, life goes on,<text:line-break/>but our forlon is prolonged.</text:p>
      <text:p text:style-name="P15">Caught unawares,<text:line-break/>at least in churches. <text:line-break/>We run to your bossom,<text:line-break/>God please accept us!</text:p>
      <text:p text:style-name="P14">So as we say goodbye,<text:line-break/>we send our souls to sail behind.</text:p>
      <text:p text:style-name="P4"/>
      <text:p text:style-name="P4"/>
      <text:h text:style-name="P40" text:outline-level="3"><text:a xlink:type="simple" xlink:href="http://mkbaloyi6.blogspot.co.za/2010/12/feel-good-movie.html"><text:span text:style-name="T14">Feel-Good Movie</text:span></text:a></text:h>
      <text:p text:style-name="P22">Dedeya woke up with this feeling in her heart, like she should not have woke at all. It was a heightened sense of depression.</text:p>
      <text:p text:style-name="P18"/>
      <text:p text:style-name="P16">Her life was perfection herself, but she did not know what was causing all this dissatisfaction. She tried to lift herself up from the mattress, but decided to stay there instead. Her spirits went as low as the base of the bed.</text:p>
      <text:p text:style-name="P18"/>
      <text:p text:style-name="P16">Tshami, short for Tshamahansi (sit down), came and opened the bedroom windows. These windows amounted to the whole of the east wall. Sun rays flew right in like missiles. This lit up the room, everything reflected the light and shone. Normally, this would have been a beautiful sight. But unfortunately today it wasn't.</text:p>
      <text:p text:style-name="P18"/>
      <text:p text:style-name="P16">Tshami, the BFF (best female friend), seeing that Dedeya was up, turned on the radio. It was an early morning show and callers were waking listeners up. Dedeya had no intention of doing that. All she wanted to do was stay in bed feeling sorry for herself.</text:p>
      <text:p text:style-name="P18"/>
      <text:p text:style-name="P16">Being the good BFF that Tshami was, she made breakfast for her host and brought it to bed. It was her favourite: 2 slices of brown bread, cut in 4 rectangles, united by ready-made square-shaped slices of cheddar cheese and the old-age all-time favourite French polony. The deal was sealed with hot chocolate from Choclairs and sweetened with one teaspoon of brown sugar. A wet cloth was laid on the tray right beside the round enamel plate and mug with images of teddy bears. It was the perfect breakfast.</text:p>
      <text:p text:style-name="P18"/>
      <text:p text:style-name="P16">"What is the first thing we do when we wake up?" she remembered her mum asking when she was younger. "We brush our teeth and wash our faces," she'd answer. "Yes! We brush our teeth and wash our teeth and wash our faces. Now off you go!" Poor girl didn't have the energy to roll over, lift a limb or even lift a toothbrush.</text:p>
      <text:p text:style-name="P18"/>
      <text:p text:style-name="P16">Tshami gently approached the bed where Dedeya lay. At one point she stopped and did a <text:soft-page-break/>little dance, you know those ones where you go down slowly in snake-like motion? She touched the floor with one hand, the other playing with her thick hips. Then backside first, she worked her body up.</text:p>
      <text:p text:style-name="P18"/>
      <text:p text:style-name="P16">Dedeya almost touched herself. Her mind went AWOL at the view. She relived the deep house sessions of yester night vividly. In some underground  virtually unknown club, they played the teasing game.  Their dance moves were provoking with no intention to yield. The guys looked from a distance wishing they could touch. When this couple was on the floor, there was so much respect in the air. Better leave while you're still popular.</text:p>
      <text:p text:style-name="P18"/>
      <text:p text:style-name="P16">When they got off the lift on Dedeya's floor, they were barefoot, stiletto's in hand. The door was wide open as they had a little chick-on-chick action before passing out. Dedeya tried to block those images from her mind.</text:p>
      <text:p text:style-name="P18"/>
      <text:p text:style-name="P16">Now, Dedeya could only let her friend kiss her good morning.</text:p>
      <text:p text:style-name="P18"/>
      <text:p text:style-name="P16">Her Bible was right there. She looked at it and thanked the Lord for another day. With the same look, she cursed him for this day.</text:p>
      <text:p text:style-name="P4"/>
      <text:h text:style-name="P40" text:outline-level="3"><text:a xlink:type="simple" xlink:href="http://mkbaloyi6.blogspot.co.za/2010/11/like-sex.html"><text:span text:style-name="T14">Like Sex</text:span></text:a></text:h>
      <text:p text:style-name="P23">Studying and love are like sex. Once you think about them you just can't get them off your mind. Once you have them you keep wanting more. When you want them, you don't want nothing else.</text:p>
      <text:p text:style-name="P4"/>
      <text:h text:style-name="P40" text:outline-level="3"><text:a xlink:type="simple" xlink:href="http://mkbaloyi6.blogspot.co.za/2010/11/this-tongue-of-mine.html"><text:span text:style-name="T14">This Tongue of Mine</text:span></text:a></text:h>
      <text:p text:style-name="P23"><text:line-break/>This tongue of mine <text:line-break/>helps me speak my mind.<text:line-break/>When the ghetto's fabulous, <text:line-break/>I just say so. <text:line-break/><text:line-break/>This tongue of mine<text:line-break/>helps me express my feelings. <text:line-break/>When the ghetto be scandalous,<text:line-break/>I tell it like it is. <text:line-break/><text:line-break/>This tongue of mine<text:line-break/>helps me voice my views.<text:line-break/>When the ghetto gets garrulous, <text:line-break/>I call a spade a spade. <text:line-break/><text:line-break/><text:soft-page-break/>My tongue - <text:line-break/>the newest technology. <text:line-break/>It climbs mountains and trees; <text:line-break/>It crosses rivers and borders; <text:line-break/>It sails in the ocean and at sea.<text:line-break/>It is but airbourne;<text:line-break/>Sometimes it's hardbound. <text:line-break/><text:line-break/>As progressive as new tech <text:line-break/>No government will shut me up with a sedan bribe <text:line-break/>Doesn't know any boundaries, it's cosmos <text:line-break/>How I depict freedom we earned <text:line-break/><text:line-break/>Nobody will temper with my freedom of speech <text:line-break/>Not the government, and definitely not a friend <text:line-break/>I cannot fail; tongue-twisting; lingos of the globe <text:line-break/><text:line-break/>I report criminals so they can get their sentences <text:line-break/>But I think twice before running my mouth<text:line-break/>I ensure my points are valid <text:line-break/>Make sure I don't offend or defend anyone <text:line-break/>Make sure I put across the gist of a matter <text:line-break/>Tell you I don't like the way you're treating me<text:line-break/>Tell the dry cleaner if his service is poor <text:line-break/>I ensure it doesn't get in the way of facial <text:line-break/>or other physical expression <text:line-break/>Since actions speak louder than words </text:p>
      <text:p text:style-name="P4"/>
      <text:h text:style-name="P40" text:outline-level="3"><text:a xlink:type="simple" xlink:href="http://mkbaloyi6.blogspot.co.za/2010/10/dog-on-its-leash.html"><text:span text:style-name="T14">Dog on its Leash</text:span></text:a></text:h>
      <text:p text:style-name="P23"><text:line-break/>You're like a dog on a leash<text:line-break/>Pity when we let you off the hook<text:line-break/>You don't get any fiercer<text:line-break/><text:line-break/>You call yourself a top dog<text:line-break/>Adding by saying: no shit <text:line-break/>You're right, there's no bull in it <text:line-break/><text:line-break/>You retreat into your doghouse<text:line-break/>The size of a matchbox <text:line-break/>Cats by law should be scared of ya<text:line-break/><text:soft-page-break/>But they'll be murdering ya<text:line-break/>Not eat ya<text:line-break/>And go hunting for mice<text:line-break/>Why won't you drop the mic?<text:line-break/><text:line-break/>Cats to you are Lions<text:line-break/>Scratching the Bulls with their claws<text:line-break/><text:line-break/>You say "put me on, you'll see what I can do"<text:line-break/>We put you in a cage, still no rage<text:line-break/>After we discharge you, you fall off stage<text:line-break/><text:line-break/>The dog food that you eat is unhealthy<text:line-break/>But you say you're bigger than life<text:line-break/>Soon enough they'll cremate you<text:line-break/>Too small to even fit in a doggy bag<text:line-break/><text:line-break/>You fuck bitches doggy style<text:line-break/>And then you eat da poopoo<text:line-break/>But then they call the popo<text:line-break/>Rape charge now you behind bars <text:line-break/><text:line-break/>Come back and you brag about it<text:line-break/>Jail is no accolade<text:line-break/>You go in looking like chocolate<text:line-break/>Come out looking like white trash (paper)<text:line-break/><text:line-break/>But you don't have it<text:line-break/>Coz your prostitute knew where you hid it<text:line-break/>Now you have to start afresh<text:line-break/>Like starting from crèche </text:p>
      <text:p text:style-name="P4"/>
      <text:h text:style-name="P40" text:outline-level="3"><text:a xlink:type="simple" xlink:href="http://mkbaloyi6.blogspot.co.za/2010/10/learner-driver.html"><text:span text:style-name="T14">Learner Driver</text:span></text:a></text:h>
      <text:p text:style-name="P23"><text:line-break/>In hip hop, you're like a learner driver.<text:line-break/>20 years in the game<text:line-break/>but you can't take the 'L' sign off the back of your truck.<text:line-break/>Steep hill - you hydroplane<text:line-break/>Reverse - rematch<text:line-break/>Parallel parking - paralyzed zone, so wheel clamp<text:line-break/>Nobody to clap<text:line-break/><text:soft-page-break/>They just knock your lights off like you got no lamp<text:line-break/>You'll be overloading like 4-4 <text:span text:style-name="T38">a hi tshamisaneni*</text:span> in a taxi<text:line-break/>You don't even have a public license,<text:line-break/>let alone a poetic one <text:line-break/>You'll be driving in the bus lane<text:line-break/>like you the only one that's got somewhere to go<text:line-break/><text:line-break/>*let's sit together</text:p>
      <text:p text:style-name="P4"/>
      <text:h text:style-name="P40" text:outline-level="3"><text:a xlink:type="simple" xlink:href="http://mkbaloyi6.blogspot.co.za/2010/10/man-is-like-child.html"><text:span text:style-name="T14">A Man is like a Child</text:span></text:a></text:h>
      <text:p text:style-name="P23"><text:line-break/>A man is like a child,<text:line-break/>he likes to be spoilt.<text:line-break/>So when you call him or send him sweet messages,<text:line-break/>it makes him feel wanted.<text:line-break/>Stroke his hair along with his ego<text:line-break/>Give him the attention he needs<text:line-break/>but does not deserve <text:line-break/>Cook for him and serve it<text:line-break/>Let him cry on your shoulder<text:line-break/>Even if he's stronger and older<text:line-break/>He'll be making silly mistakes <text:line-break/>So he can get noticed</text:p>
      <text:p text:style-name="P4"/>
      <text:h text:style-name="P40" text:outline-level="3"><text:a xlink:type="simple" xlink:href="http://mkbaloyi6.blogspot.co.za/2010/10/dark-corridor.html"><text:span text:style-name="T14">Dark Corridor</text:span></text:a></text:h>
      <text:p text:style-name="P23">You scared of me<text:line-break/>like I'm the dark.<text:line-break/>You'd rather pee in your pants<text:line-break/>than visit the toilet.<text:line-break/><text:line-break/>After 6,<text:line-break/>no horror movies. <text:line-break/>When you go to sleep,<text:line-break/>no scary bedtime stories.<text:line-break/><text:line-break/>Lights must stay on<text:line-break/>to keep away the boogeyman.<text:line-break/>Soon as you start to snore,<text:line-break/>Localized load-shedding strikes. <text:line-break/><text:line-break/>no touch<text:line-break/><text:soft-page-break/>watching tv<text:line-break/>batteries<text:line-break/>torch<text:line-break/><text:line-break/>Nigger you scared o' me <text:line-break/>like you scared of the dark<text:line-break/>You'd rather pee in your pants<text:line-break/>than go to the toilet<text:line-break/>coz you know who's standing outside<text:line-break/>You get a whopping from ma<text:line-break/>According to you it could've been worse  <text:line-break/><text:line-break/>When you go to sleep<text:line-break/>They must not turn off the lights<text:line-break/><text:line-break/>You hang your jacket on the door handle<text:line-break/>In the middle of the night<text:line-break/>When your head rises above the blanket<text:line-break/>You see it and scream like a girl<text:line-break/>"There's someone in the room!"<text:line-break/><text:line-break/>You take off your belt and place it on the chair <text:line-break/>But in the middle of the night when you see it<text:line-break/>You feel like it's a snake<text:line-break/>Since when did snakes learn to climb chairs? <text:line-break/><text:line-break/>You're scared of me like boogeyman<text:line-break/>That's right, we boogie man<text:line-break/>But that's spooky to you  <text:line-break/>You're scared of Kokwani N'wa-Mafemani with a sack<text:line-break/>That's right, we got money </text:p>
      <text:p text:style-name="P4"/>
      <text:h text:style-name="P40" text:outline-level="3"><text:a xlink:type="simple" xlink:href="http://mkbaloyi6.blogspot.co.za/2010/10/first-choice.html"><text:span text:style-name="T14">First Choice</text:span></text:a></text:h>
      <text:p text:style-name="P23"><text:line-break/>You're my first choice <text:line-break/>Like the first item I see in a shop <text:line-break/>No matter how good the other items are<text:line-break/>I just want you<text:line-break/><text:line-break/>I'm spoilt for choice<text:line-break/>But I can't forget your stripes<text:line-break/><text:soft-page-break/>Your colours - so diverse and true<text:line-break/><text:line-break/>You're so prissy but I like you<text:line-break/>You caught my eye it ain't going nowhere <text:line-break/><text:line-break/>There are other items here:<text:line-break/>more expensive, better fits, prettier.<text:line-break/>But I've made my choice. </text:p>
      <text:p text:style-name="P4"/>
      <text:h text:style-name="P40" text:outline-level="3"><text:a xlink:type="simple" xlink:href="http://mkbaloyi6.blogspot.co.za/2010/10/thing.html"><text:span text:style-name="T14">A Thing</text:span></text:a></text:h>
      <text:p text:style-name="P23"><text:line-break/>There's this thing my friend<text:line-break/>That makes you want to wake in the morning<text:line-break/>Go to a job that you hate and love it<text:line-break/>This thing makes you want to do things for no reason<text:line-break/>It gets you excited about anything<text:line-break/>And even if it turns out to be nothing,<text:line-break/>You're still happy about it<text:line-break/>It makes you fall in love with everything<text:line-break/>(Even life itself!)<text:line-break/>But when a life is lost<text:line-break/>You understand that it must go on<text:line-break/><text:line-break/>Yes, this thing brings you happiness<text:line-break/>Even if you're sad you're still happy<text:line-break/>Even if you lose you still won<text:line-break/>Even at you're worst you're still best<text:line-break/><text:line-break/>If you have that thing my friend<text:line-break/>Hold on to it<text:line-break/>If you haven't found it<text:line-break/>Keep looking<text:line-break/>It is the difference between life and death<text:line-break/><text:line-break/>If you can't find it my friend<text:line-break/>You're reading this poem<text:line-break/>But you're a ghost<text:line-break/><text:line-break/>If you don't know how to get it<text:line-break/>Or who's supposed to bring it<text:line-break/>(Or if you should pray about it!)<text:line-break/><text:soft-page-break/>But you know you don't have it<text:line-break/>You'll stay up on the eve of a very important day<text:line-break/>(Say you're getting promoted!)<text:line-break/>Wishing you had it<text:line-break/>Nothing will excite you<text:line-break/>You'll wake up the next morning<text:line-break/>And not want to go to a job that you love<text:line-break/><text:line-break/>The most complex emotions elude nations...</text:p>
      <text:p text:style-name="P4"/>
      <text:h text:style-name="P40" text:outline-level="3"><text:a xlink:type="simple" xlink:href="http://mkbaloyi6.blogspot.co.za/2010/10/thing2.html"><text:span text:style-name="T14">A Thing2</text:span></text:a></text:h>
      <text:p text:style-name="P23"><text:line-break/>There's this thing my friend<text:line-break/>That makes you want to wake in the morning<text:line-break/>Go to a job that you hate and love it<text:line-break/>This thing makes you want to do things for no reason<text:line-break/>It gets you excited about anything<text:line-break/>And even if it turns out to be nothing,<text:line-break/>You're still happy about it<text:line-break/>It makes you fall in love with everything<text:line-break/>(Even life itself!)<text:line-break/>But when a life is lost<text:line-break/>You understand that it must go on<text:line-break/><text:line-break/>Yes, this thing brings you happiness<text:line-break/>Even if you're sad you're still happy<text:line-break/>Even if you lose you still won<text:line-break/>Even at you're worst you're still best<text:line-break/><text:line-break/>If you have that thing my friend<text:line-break/>Hold on to it<text:line-break/>If you haven't found it<text:line-break/>Keep looking<text:line-break/>It is the difference between life and death<text:line-break/>As for me my friend, I haven't found it<text:line-break/>So I'm dead<text:line-break/>And you my friend...you've just read your first poem<text:line-break/>Wrote by a ghost<text:line-break/><text:line-break/>I have a girl who'd do anything for me<text:line-break/>I have sex at least twice a day<text:line-break/><text:soft-page-break/>I have a punching bag in my lavatory<text:line-break/>So I'm perfectly healthy<text:line-break/><text:line-break/>But I'm missing that thing<text:line-break/><text:line-break/>I don't know how to get it<text:line-break/>Or who's supposed to bring it<text:line-break/>(I still do pray about it!)<text:line-break/>All I know is I don't have it<text:line-break/>I stay up on the eve of a very important day<text:line-break/>(I'm getting promoted!)<text:line-break/>Wishing I had it<text:line-break/>Nothing excites me<text:line-break/>I wake up the next morning<text:line-break/>And I don't wanna go to a job that I love<text:line-break/><text:line-break/>The most complex emotions elude nations...</text:p>
      <text:p text:style-name="P4"/>
      <text:h text:style-name="P40" text:outline-level="3"><text:a xlink:type="simple" xlink:href="http://mkbaloyi6.blogspot.co.za/2010/10/sticker.html"><text:span text:style-name="T14">Sticker</text:span></text:a></text:h>
      <text:p text:style-name="P23"><text:line-break/>It's mine, I put a sticker on it<text:line-break/>If it were human, would've put a ring on it<text:line-break/>It's mine - even it's labeling says so<text:line-break/>When you touch it, it says SOS<text:line-break/>Coz there's an extra s<text:line-break/>"N'wana Mhani"<text:line-break/>"Tiva Ta Wena"</text:p>
      <text:p text:style-name="P4"/>
      <text:h text:style-name="P40" text:outline-level="3"><text:a xlink:type="simple" xlink:href="http://mkbaloyi6.blogspot.co.za/2010/10/science-or-art.html"><text:span text:style-name="T14">Science or Art?</text:span></text:a></text:h>
      <text:p text:style-name="P23"><text:line-break/>I'm trying to get to that place where poetry is not just a creative thing but also an intellectual thing. Poetry is like Programming - in both, the question arises, is it a science or an art? Poetry starts as an art and then develops to a science. Programming starts as a science and then progresses to being an art.<text:line-break/><text:line-break/>Talk about duality. Strategy being a truth and a trick. SA being a developed and a developing country.<text:line-break/><text:line-break/>Are gays men or women? What if they say they are one thing, does that make them?</text:p>
      <text:p text:style-name="P4"/>
      <text:h text:style-name="P40" text:outline-level="3"><text:soft-page-break/><text:a xlink:type="simple" xlink:href="http://mkbaloyi6.blogspot.co.za/2010/10/great-expectations.html"><text:span text:style-name="T14">Great Expectations</text:span></text:a></text:h>
      <text:p text:style-name="P23"><text:line-break/>I have great expectations<text:line-break/>Like a mother expecting a baby<text:line-break/>I work hard to play hard<text:line-break/>My son will be president one day<text:line-break/>My daughter a miss world<text:line-break/>Nah, the question is science or fiction, art or fake? </text:p>
      <text:p text:style-name="P4"/>
      <text:h text:style-name="P40" text:outline-level="3"><text:a xlink:type="simple" xlink:href="http://mkbaloyi6.blogspot.co.za/2010/10/allergic.html"><text:span text:style-name="T14">Allergic</text:span></text:a></text:h>
      <text:p text:style-name="P23"><text:line-break/>My skin peels off once yearly<text:line-break/>to signal a change in season.<text:line-break/>Winter is hard to get through,<text:line-break/>but I endure.<text:line-break/>The move from winter to summer is a bit painful<text:line-break/>I'm allergic to change, good or bad </text:p>
      <text:p text:style-name="P4"/>
      <text:h text:style-name="P40" text:outline-level="3"><text:a xlink:type="simple" xlink:href="http://mkbaloyi6.blogspot.co.za/2010/10/i-fell-in-love-in-taxi-cab.html"><text:span text:style-name="T14">I Fell in Love in a Taxi Cab</text:span></text:a></text:h>
      <text:p text:style-name="P23"><text:line-break/>I fell in love at first sight in a taxi cab<text:line-break/>So I went up to where she sat and said:<text:line-break/><text:line-break/>I love you like my sis’<text:line-break/>Though I’d never sleep where she sleeps<text:line-break/>I can still kiss her on both cheeks<text:line-break/><text:line-break/>I love you like my brother<text:line-break/>We can lie on my bed together<text:line-break/>But him, I cannot kiss him, never!<text:line-break/><text:line-break/>I love you like my father who’s my hero<text:line-break/>And I want to be like you when I’ve grown<text:line-break/>But I’d never put on undies like yours<text:line-break/><text:line-break/>I love you like my mum<text:line-break/>Like you, I can give her a hug<text:line-break/>But unlike you, I can never squeeze her butt<text:line-break/><text:line-break/>I got a slap on the cheek for that!<text:line-break/><text:line-break/><text:soft-page-break/>I hit her right back…</text:p>
      <text:p text:style-name="P4"/>
      <text:h text:style-name="P40" text:outline-level="3"><text:a xlink:type="simple" xlink:href="http://mkbaloyi6.blogspot.co.za/2010/10/weekly-edition.html"><text:span text:style-name="T14">Weekly Edition</text:span></text:a></text:h>
      <text:p text:style-name="P26"/>
      <text:p text:style-name="P16">I had a friend, each week it was a new guy. How much she was head over heels in love with him. I asked myself, "how can that be?" But she loved them. Each time I believed it. It sounded so real. Like a tabloid, each week it's a a new headline story - what they call a scoop. They scooped her and she liked it. When I asked, "what happened to the last guy?" She says "he was such a jerk! but this one., this one is the one!" I even stopped listening, same story, different catch phrase. This one too, I knew, in a week's time, would be so last week!</text:p>
      <text:p text:style-name="P4"/>
      <text:h text:style-name="P40" text:outline-level="3"><text:a xlink:type="simple" xlink:href="http://mkbaloyi6.blogspot.co.za/2010/10/tv.html"><text:span text:style-name="T14">TV</text:span></text:a></text:h>
      <text:p text:style-name="P23"><text:line-break/>Just like TV, you don't see us, but we see you<text:line-break/>Standing there contently on the TV stand<text:line-break/>Every morning and every night we return to you <text:line-break/>Just to see you blink <text:line-break/>We turn you on and turn you off <text:line-break/>To this you say nothing relevant but go on with your programming</text:p>
      <text:p text:style-name="P4"/>
      <text:h text:style-name="P40" text:outline-level="3"><text:a xlink:type="simple" xlink:href="http://mkbaloyi6.blogspot.co.za/2010/10/pictures-open-to-view.html"><text:span text:style-name="T14">Every Picture Says a 1000 Words</text:span></text:a></text:h>
      <text:p text:style-name="P23"><text:line-break/>A picture says a 1000 words. Pictures: open to view. Words: click to read full story. A picture does not lie. I bring you pictures. If I didn't love words, I'd stop there, but I do. So together with the pictures, I give you the stories they tell.<text:line-break/><text:line-break/>With an illiteracy of (insert actual percentage by continent). I can be justified for indulging in my fetish. Each poem WON'T be a thousand words thank you! I know some of you are heaving a sigh of relief while others are exclaiming 'thank God'.<text:line-break/><text:line-break/>A picture tastes as good as the source interestingly/mysteriously called a 1000 islands, and it's just as refreshing as the Mozambican islands. If you find it too hot or a bit mild, don't fret, the following one or two pages we'll change your order, just to suit your taste.<text:line-break/><text:line-break/>Jesus Copycat. Jesus's Double. Picturesque. A Pen and a Man. White People Don't Read. Church is like a Bootycall. Smart Arse (show a person on a donkey). New Government. Harry Pot and the Bootlegger. Harry Pot and the Sangoma. Lord of the Kings. Poetry mashup/ messed up.</text:p>
      <text:p text:style-name="P4"/>
      <text:h text:style-name="P40" text:outline-level="3"><text:soft-page-break/><text:a xlink:type="simple" xlink:href="http://mkbaloyi6.blogspot.co.za/2010/10/church-is-like-bootycall.html"><text:span text:style-name="T14">Church, a Bootycall</text:span></text:a></text:h>
      <text:p text:style-name="P23"><text:line-break/>Church is like a bootycall<text:line-break/>in that we only go there to feel good, to dump.<text:line-break/>Church takes us back<text:line-break/>each time we deny it from our friends.<text:line-break/><text:line-break/>It's open during the day<text:line-break/>but we wanna make it a 'fly-by-night'.<text:line-break/>When pastors organize conferences at night,<text:line-break/>we say it's satanic and go to Shembe.<text:line-break/><text:line-break/>When it asks for donations<text:line-break/>so we can find it in the same state: holy,<text:line-break/>we call it names.<text:line-break/>Church will not get angry with us,<text:line-break/>it's too godly.<text:line-break/><text:line-break/>Why not go there because we feel churchly?<text:line-break/>Or because duty calls?</text:p>
      <text:p text:style-name="P4"/>
      <text:h text:style-name="P40" text:outline-level="3"><text:a xlink:type="simple" xlink:href="http://mkbaloyi6.blogspot.co.za/2010/10/too-much-of-anything.html"><text:span text:style-name="T14">Too Much of Anything</text:span></text:a></text:h>
      <text:p text:style-name="P23"><text:line-break/>Too much of anything is dangerous <text:line-break/>I applied for a job yesterday <text:line-break/>Wrote a very impressive cover letter <text:line-break/>In the end I wrote © M.K. Baloyi/2010<text:line-break/>Fortunately it was a writing job <text:line-break/>What if it wasn't?<text:line-break/>Like in gossip girls, not enough<text:line-break/>and the old man gives another hug </text:p>
      <text:p text:style-name="P4"/>
      <text:h text:style-name="P40" text:outline-level="3"><text:a xlink:type="simple" xlink:href="http://mkbaloyi6.blogspot.co.za/2010/10/do-you-know-what-xifevi-is.html"><text:span text:style-name="T14">Do you know what a xifevi is?</text:span></text:a></text:h>
      <text:p text:style-name="P23"><text:line-break/>My coloured friend is so nuts <text:line-break/>While trying to impress me to say <text:line-break/>I'm African too you know <text:line-break/>I'm not one of those coloureds<text:line-break/>Who chose to be white <text:line-break/>She says "Do you know what a xifevi is?"<text:line-break/>I say, it's a slut <text:line-break/><text:soft-page-break/>That was so dirty and so random<text:line-break/>But I liked it <text:line-break/>I turned me the hell on <text:line-break/><text:line-break/>But be careful not to impress too much <text:line-break/>I'm just a black sheep </text:p>
      <text:p text:style-name="P4"><text:span text:style-name="T21">Other people might have</text:span><text:span text:style-name="T20"> </text:span><text:span text:style-name="T21">thought she was one</text:span><text:line-break/></text:p>
      <text:h text:style-name="P40" text:outline-level="3"><text:a xlink:type="simple" xlink:href="http://mkbaloyi6.blogspot.co.za/2010/10/bootlegger.html"><text:span text:style-name="T14">Bootlegger</text:span></text:a></text:h>
      <text:p text:style-name="P23"><text:line-break/>I'm such a bootlegger<text:line-break/>I bootleg my own books<text:line-break/>You don't buy quality<text:line-break/>How am I supposed to make money?<text:line-break/>Cerutti, berutti, hangten, lee jeans, levi's, fake clothing, and music, and and and.<text:line-break/>Miggy for Maggy.<text:line-break/>Henry Potter for Harry Potter.<text:line-break/>Levis for Levi's.</text:p>
      <text:p text:style-name="P4"/>
      <text:h text:style-name="P40" text:outline-level="3"><text:a xlink:type="simple" xlink:href="http://mkbaloyi6.blogspot.co.za/2010/10/king-of-negotiations.html"><text:span text:style-name="T14">King of Negotiations</text:span></text:a></text:h>
      <text:p text:style-name="P23"><text:line-break/>I negotiate everything like I was Indian<text:line-break/>Your son takes my daughter I take your wife</text:p>
      <text:p text:style-name="P4"/>
      <text:h text:style-name="P40" text:outline-level="3"><text:a xlink:type="simple" xlink:href="http://mkbaloyi6.blogspot.co.za/2010/10/inbox-message.html"><text:span text:style-name="T14">Inbox Msg</text:span></text:a></text:h>
      <text:p text:style-name="P23"><text:line-break/>You'll see the ones that are genuine by contacting you in your inbox. The fake friends looove the wall! They want everyone to see. Life is like Facebook that's why we living online. Our photo albums are there, our diaries and journals as status updates and notes, our friends, family and relatives are there. The true lover will send you a rship request. The sister that loves you, a family request. Your admirer will just poke you. Science and art imitate life.</text:p>
      <text:h text:style-name="P40" text:outline-level="3"><text:a xlink:type="simple" xlink:href="http://mkbaloyi6.blogspot.co.za/2010/10/element-of-unpredictability.html"><text:span text:style-name="T14">Element of Unpredictability</text:span></text:a></text:h>
      <text:p text:style-name="P23"><text:line-break/>An element of unpredictability,<text:line-break/>like a reaction that's spontaneous.<text:line-break/>Don't be the guy with the route in, route out,<text:line-break/>everybody knows wat ur about.<text:line-break/>You follow routine and once you're in, <text:line-break/>there's only one exit.<text:line-break/><text:soft-page-break/><text:line-break/>But I liked it when my teacher did the same thing<text:line-break/>and called everybody by the same name.<text:line-break/>  <text:line-break/>mudyondzisi sarila, he mjita, concubine chalaza, therefore mukwevho, swi ya kona nyana musi, similarly tv, madyihlangi lamakulu xinyanyu, lowan, cb, ngobeza, mugivhi, etc. alexandra, labiodun, etc. rundora, ramadisha, siweya, ramalepe, etc mike, pravesh, clint, nontobeko, hima, estelle An element of surprise you couldn't have seen this one coming ur gf saying, i knw my own bf, ndzi n'wi tiva ngo luya, wa mina coz u always call at 8 4 once, b early or l8 we knw u dnt bt beat make! they cn tell if u did it o u didnt, whrs d fun in dat?</text:p>
      <text:p text:style-name="P4"/>
      <text:h text:style-name="P40" text:outline-level="3"><text:a xlink:type="simple" xlink:href="http://mkbaloyi6.blogspot.co.za/2010/10/clean-up-your-act.html"><text:span text:style-name="T14">Clean up your Act</text:span></text:a></text:h>
      <text:p text:style-name="P23"><text:line-break/>You need to clean up your act<text:line-break/>like your room when you've finished cheating.<text:line-break/><text:line-break/>Clean up your act<text:line-break/>coz you're about to have an important meeting. <text:line-break/>Boss lady is coming.<text:line-break/><text:line-break/>Make a good presentation<text:line-break/>and throw away the fish your other girl's been cooking<text:line-break/>so she won't smell it.<text:line-break/><text:line-break/>Clean up your act like a dog<text:line-break/>coz this whole place has dog poop.<text:line-break/><text:line-break/>You don't wanna get bk on the tight leash<text:line-break/>or wind up like a stray<text:line-break/>coz you strayed</text:p>
      <text:p text:style-name="P4"/>
      <text:h text:style-name="P40" text:outline-level="3"><text:a xlink:type="simple" xlink:href="http://mkbaloyi6.blogspot.co.za/2010/10/tidal-wave.html"><text:span text:style-name="T14">Tidal Wave</text:span></text:a></text:h>
      <text:p text:style-name="P23"><text:line-break/>These ideas keep coming like a tidal wave <text:line-break/>And then they consume me <text:line-break/>I get soaked in them, I go deep <text:line-break/>You start seeing me as the ideas I subscribe to <text:line-break/>Then you can't see me at all <text:line-break/>Because my ideas have engulfed me <text:line-break/>I'm deep down collecting pebbles and pearls<text:line-break/>All you see are my thoughts on this page <text:line-break/><text:soft-page-break/>Sometimes you don't see me at all<text:line-break/>Because we don't see eye to eye</text:p>
      <text:h text:style-name="P40" text:outline-level="3"><text:a xlink:type="simple" xlink:href="http://mkbaloyi6.blogspot.co.za/2010/10/white-people-dont-read.html"><text:span text:style-name="T14">White People Don't Read</text:span></text:a></text:h>
      <text:p text:style-name="P28"><text:line-break/>Some black people don't read,<text:line-break/>as such some white people don't buy books <text:line-break/>written by the black people that do.<text:line-break/><text:line-break/>Most black people now read <text:line-break/>because most of the writers now are black. <text:line-break/>When they were white, fewer black people read.<text:line-break/>The black people didn't like the history<text:line-break/>the white people told. <text:line-break/><text:line-break/>Now some white people don't buy black books,<text:line-break/>simply because they can't relate. <text:line-break/><text:line-break/>All white people should start buying black books. <text:line-break/>As we know, when black people get into something,<text:line-break/>white people leave. <text:line-break/>Well, except for the clubs of Joburg, big ups to that!<text:line-break/>Case in point, they left soccer for rugby and cricket. <text:line-break/>Soon white people will not read.  <text:line-break/>I had this talk with Google the other day, they said<text:line-break/>"Do you mean: <text:span text:style-name="T39">black</text:span> people don't read?"</text:p>
      <text:p text:style-name="P4"/>
      <text:h text:style-name="P40" text:outline-level="3"><text:a xlink:type="simple" xlink:href="http://mkbaloyi6.blogspot.co.za/2010/10/birthday-card.html"><text:span text:style-name="T14">Birthday Card, The</text:span></text:a></text:h>
      <text:p text:style-name="P23"><text:line-break/>Don't play the birthday card on me <text:line-break/>We know it's your birthday but it don't mean we have to do everything for you <text:line-break/>I gave you a birthday card, what more do you want?</text:p>
      <text:p text:style-name="P4"/>
      <text:h text:style-name="P40" text:outline-level="3"><text:a xlink:type="simple" xlink:href="http://mkbaloyi6.blogspot.co.za/2010/10/silicon-cape.html"><text:span text:style-name="T14">Silicon Cape</text:span></text:a></text:h>
      <text:p text:style-name="P23"><text:line-break/>Silicon Cape is like Silicon Valley<text:line-break/>At least that's the idea<text:line-break/>Mark Shuttleworth is like Bill Gates <text:line-break/>...<text:line-break/>Who is Hellen Zille in all this?<text:line-break/>It's only right because silicon is abundant</text:p>
      <text:p text:style-name="P4"><text:soft-page-break/></text:p>
      <text:h text:style-name="P40" text:outline-level="3"><text:a xlink:type="simple" xlink:href="http://mkbaloyi6.blogspot.co.za/2010/10/touch-is-move.html"><text:span text:style-name="T14">Touch is a Move</text:span></text:a></text:h>
      <text:p text:style-name="P23"><text:line-break/>They say South Africa is heading in the direction of Zimbabwe<text:line-break/>and all the other African states who attained freedom before <text:line-break/>I say they are wrong <text:line-break/>We're making all the right moves <text:line-break/>Like in chess, it might seem like you're going to loose<text:line-break/>With a booming IT industry in this country,<text:line-break/>we're Deep Blue, the computer who beat world champion Garry Kasparov<text:line-break/>There's no going back, forward we go <text:line-break/>Touch is a move, not just a sensation <text:line-break/>They say there's a civil war between the blacks and the whites, <text:line-break/>I say before a pattern emerges, all you will see is chaos <text:line-break/>A new multiracial society is about to emerge<text:line-break/>and what better place than to start at schools!<text:line-break/>It's not black or white like binaries<text:line-break/>there's continuity in between like Asian or coloured<text:line-break/>South Africa might have double standards and a dual economy<text:line-break/>We're pro-America<text:line-break/>but anti the war against Afghanistan.<text:line-break/>We're all for Zimbabwe,<text:line-break/>but split when it comes to the methods of Mugabe.<text:line-break/>We're mostly for land reform but some are not.<text:line-break/>South Africa will win,<text:line-break/>So check your mate</text:p>
      <text:p text:style-name="P4"/>
      <text:h text:style-name="P40" text:outline-level="3"><text:a xlink:type="simple" xlink:href="http://mkbaloyi6.blogspot.co.za/2010/10/go-home.html"><text:span text:style-name="T14">Go Home</text:span></text:a></text:h>
      <text:p text:style-name="P23"><text:line-break/>They say either you go hard or you go home, <text:line-break/>I go home.<text:line-break/><text:line-break/>They make it so har<text:line-break/>d to stay hard.<text:line-break/>At some point, you're bound to cry.<text:line-break/><text:line-break/>They pick on you because you're the new kid on the block.<text:line-break/>This is their turf you can't surf.<text:line-break/>So you skate home to Mama's cheese cake.<text:line-break/><text:line-break/>They are associating like NEPAD.<text:line-break/><text:soft-page-break/>You won't fit in even if you work hard.<text:line-break/>Your straight A's ain't got nothing on this distinction.<text:line-break/><text:line-break/>They are animals who mark their territory with urine.<text:line-break/>Each time you try to talk they are like 'urin?'<text:line-break/>They are not trying to hear you like Def Jam<text:line-break/>The nepotism they are doing is a sham and a damn shame<text:line-break/><text:line-break/>So go home, be with your people<text:line-break/>Keep your accent, your language and your hairdo<text:line-break/><text:line-break/>At home, you don't need to prove yourself to nobody<text:line-break/>Except when there's a house party<text:line-break/><text:line-break/>I go home to regroup.</text:p>
      <text:p text:style-name="P4"/>
      <text:h text:style-name="P40" text:outline-level="3"><text:a xlink:type="simple" xlink:href="http://mkbaloyi6.blogspot.co.za/2010/10/christmas-carol.html"><text:span text:style-name="T14">Christmas Carol</text:span></text:a></text:h>
      <text:p text:style-name="P23"><text:line-break/>This is the greatest Christmas to date <text:line-break/>I don't need to cry on <text:line-break/>Just to sing my carol <text:line-break/><text:line-break/>I don't need to carry on <text:line-break/>Singing my Christmas carol <text:line-break/><text:line-break/>I don't need to play with crayons <text:line-break/>Just sing my Christmas carol <text:line-break/><text:line-break/>She left me singing this carol <text:line-break/>Dead after the car roll<text:line-break/><text:line-break/>Christmas again,<text:line-break/>I missed my Caroline<text:line-break/>Caro</text:p>
      <text:p text:style-name="P4"/>
      <text:h text:style-name="P40" text:outline-level="3"><text:a xlink:type="simple" xlink:href="http://mkbaloyi6.blogspot.co.za/2010/10/sweet-deal.html"><text:span text:style-name="T14">Sweet Deal</text:span></text:a></text:h>
      <text:p text:style-name="P23"><text:line-break/>Sweet deal<text:line-break/>Can taste it on my lips<text:line-break/>Sweet, sweet, sweet!<text:line-break/>So sweet, I wanna tweet it<text:line-break/><text:soft-page-break/>@musakbaloyi #Shweet!</text:p>
      <text:p text:style-name="P4"/>
      <text:h text:style-name="P40" text:outline-level="3"><text:a xlink:type="simple" xlink:href="http://mkbaloyi6.blogspot.co.za/2010/10/hit-by-bus.html"><text:span text:style-name="T14">Hit</text:span></text:a></text:h>
      <text:p text:style-name="P23"><text:line-break/>You say I look like I've been hit by a car<text:line-break/>Yes I've been hit by a car tryin to buy one.<text:line-break/>Unlike you, I aspire to drive one.<text:line-break/><text:line-break/>You say I look like I've been hit by a bus  <text:line-break/>I've been hit by a bus trying to get on.<text:line-break/>Unlike you, some of us have somewhere to get to.<text:line-break/><text:line-break/>I'm a hit, <text:line-break/>you just a hit-and-run.</text:p>
      <text:p text:style-name="P4"/>
      <text:h text:style-name="P40" text:outline-level="3"><text:a xlink:type="simple" xlink:href="http://mkbaloyi6.blogspot.co.za/2010/10/misleading.html"><text:span text:style-name="T14">Misleading</text:span></text:a></text:h>
      <text:p text:style-name="P23">They gv u d best ans they got so vendors r lyk me, nt tryin 2b msleading.</text:p>
      <text:p text:style-name="P4"/>
      <text:h text:style-name="P40" text:outline-level="3"><text:a xlink:type="simple" xlink:href="http://mkbaloyi6.blogspot.co.za/2010/10/epc.html"><text:span text:style-name="T14">EPC</text:span></text:a></text:h>
      <text:p text:style-name="P23">Epc, y did u stop educating?</text:p>
      <text:p text:style-name="P4"/>
      <text:h text:style-name="P40" text:outline-level="3"><text:a xlink:type="simple" xlink:href="http://mkbaloyi6.blogspot.co.za/2010/10/unreasonable.html"><text:span text:style-name="T14">Unreasonable</text:span></text:a></text:h>
      <text:p text:style-name="P23"><text:line-break/>Unreasonable like a taxi with a car alarm<text:line-break/>Like "please don't eat in the taxi"<text:line-break/>It's public transport are you too lazy to clean?<text:line-break/>I was hungrier than I was late so I got out before I paid<text:line-break/>You never know, some taxis are like Indian shops <text:line-break/>There are no refunds<text:line-break/>It was too risky he could change the deal, <text:line-break/>We agreed on "straight" but "Rivonia Road a ndzi fiki"<text:line-break/>Then mageza said "please don't bang the door"<text:line-break/>Yeah yeah, that was reasonable!</text:p>
      <text:p text:style-name="P4"/>
      <text:h text:style-name="P40" text:outline-level="3"><text:a xlink:type="simple" xlink:href="http://mkbaloyi6.blogspot.co.za/2010/10/fun-living.html"><text:span text:style-name="T14">Fun Living</text:span></text:a></text:h>
      <text:p text:style-name="P27"/>
      <text:p text:style-name="P16">She looks at a guy old enough to be her brother and she likes the way he's dressed, the way his hair is cut. She smiles at him with a genuine smile that even her eyes brighten. Her smile makes him smile, she likes it. She thinks, if he was not old enough to be my brother, I'd date him. Her friends can't help but laugh jovially. She really likes him! She offers him a <text:soft-page-break/>hug and before she's ready to let go, her friends pull her by the uniform, "don't overdo it you'll make a fool of yourself". If only there were boys like him her age. As she staggers back, she shouts 083...the rest of the number is lost in the distance.</text:p>
      <text:p text:style-name="P4"/>
      <text:h text:style-name="P40" text:outline-level="3"><text:a xlink:type="simple" xlink:href="http://mkbaloyi6.blogspot.co.za/2010/10/prison.html"><text:span text:style-name="T14">Prison</text:span></text:a></text:h>
      <text:p text:style-name="P23"><text:line-break/>City Property is like a prison<text:line-break/>They lock you out for no reason<text:line-break/>I come home and they've changed the locks<text:line-break/>Expecting me to pay for their flops<text:line-break/>Timeously they neglect to<text:line-break/>I insert my key wrongly and believe that it's true<text:line-break/>My landlord is a nasty brute<text:line-break/>To show my gratitude I have to salute?<text:line-break/><text:line-break/>South Point is like an American jail<text:line-break/>Tying all the black kids with chains<text:line-break/>No wonder their colour is orange<text:line-break/>The Johannesburg capital for education is Braamfontein<text:line-break/>Then they wanna open 1 Biccard, S Bar and SP Cafe!<text:line-break/><text:line-break/>Where's my brother Michael Schofield? <text:line-break/>We need another Prison Break blueprint</text:p>
      <text:p text:style-name="P4"/>
      <text:h text:style-name="P40" text:outline-level="3"><text:a xlink:type="simple" xlink:href="http://mkbaloyi6.blogspot.co.za/2010/10/being-tsonga-in-south-africa.html"><text:span text:style-name="T14">Being Tsonga in South Africa</text:span></text:a></text:h>
      <text:p text:style-name="P23"><text:line-break/>Being Tsonga in South Africa<text:line-break/>Is like being gay in Kenya <text:line-break/>Either you stay in the closet <text:line-break/>Or you get burnt <text:line-break/><text:line-break/>Being a Tsonga from Malamulele <text:line-break/>Is like being stupid, <text:line-break/>Mavhexa think they can manipulate you.<text:line-break/><text:line-break/>Being Tsonga is like being a child,<text:line-break/>You're to be seen and not heard.<text:line-break/><text:line-break/>Being Tsonga is like being a slave,<text:line-break/>People think they can just buy your loyalty.<text:line-break/><text:line-break/><text:soft-page-break/>Being Tsonga is like being orphaned,<text:line-break/>The Zulus just wanna assimilate you.<text:line-break/><text:line-break/>Being Tsonga is like being unnamed <text:line-break/>If they like, they call you lekwerekwere</text:p>
      <text:p text:style-name="P4"/>
      <text:h text:style-name="P40" text:outline-level="3"><text:a xlink:type="simple" xlink:href="http://mkbaloyi6.blogspot.co.za/2010/10/activate-like-catalyst.html"><text:span text:style-name="T14">Activate like a Catalyst</text:span></text:a></text:h>
      <text:p text:style-name="P23"><text:line-break/>I activate like a catalyst.<text:line-break/>Then I go to a motswako bash <text:line-break/>And them Tswana girls are like<text:line-break/>'Yoh, wang activata'. <text:line-break/><text:line-break/>Be an activist, <text:line-break/>Coz some people are just so passive<text:line-break/>Like pessimists, pacifists. <text:line-break/>They need to be active in service delivery<text:line-break/>And attending to our grievances. <text:line-break/>They say its a young democracy, <text:line-break/>But how come Virgin is Active? <text:line-break/><text:line-break/>Be a catalyst in the world <text:line-break/>And inject some money back into your hood. <text:line-break/>Plough back like you missed something the first time. <text:line-break/>Give back like return items to Edgars <text:line-break/>Coz they were the wrong colours. <text:line-break/><text:line-break/>Don't b a tribalist<text:line-break/>If you see me at Maponya Mall<text:line-break/>Give me a kiss!<text:line-break/><text:line-break/>Be an optometrist <text:line-break/>and help people see. <text:line-break/>Do not decieve<text:line-break/><text:line-break/>Don't be a polygamist. <text:line-break/>That right is reserved <text:line-break/><text:line-break/>With so many feminists<text:line-break/>You need to be something <text:line-break/>If you can't be a chauvinist<text:line-break/><text:soft-page-break/><text:line-break/>Be a capitalist<text:line-break/>and capitalize.<text:line-break/><text:line-break/>Analyze <text:line-break/>And produce results<text:line-break/><text:line-break/>You wanna be a Nascist? <text:line-break/>Khari wena!<text:line-break/><text:line-break/>Don't be a racist <text:line-break/>coz we all of one race, <text:line-break/>The human race. <text:line-break/>Now set the pace <text:line-break/>and show your face. <text:line-break/><text:line-break/>Don't be a right-wing extremist<text:line-break/>Or white supremest. <text:line-break/>That's ma seat! <text:line-break/>My grandfather made that seat<text:line-break/><text:line-break/>Be a Marxist, <text:line-break/>Even I don't understand what that is<text:line-break/>Rather be a Bob Marley-ist.<text:line-break/>Stand up for what you believe in<text:line-break/><text:line-break/>Be a herbalist and heal the nation. <text:line-break/>Culturalist, traditionalist. <text:line-break/>Agriculturalist, activists need 2 eat. <text:line-break/><text:line-break/>Be a nationalist if u like, <text:line-break/>Support the nationalization of mines. <text:line-break/>Before you know it, you're a Fascist! <text:line-break/>In the end<text:line-break/>Do not form part of the reaction<text:line-break/>Do not react<text:line-break/>Don't let it go into your head<text:line-break/>Stay unaffected<text:line-break/><text:line-break/>Its sad that while progressives are fighting for gay pride in Soweto, <text:line-break/>Tsonga people are still fighting for basic human rights. <text:line-break/>The right to be!<text:line-break/><text:soft-page-break/>Gays can now marry freely, but me to my language?</text:p>
      <text:p text:style-name="P4"/>
      <text:h text:style-name="P40" text:outline-level="3"><text:a xlink:type="simple" xlink:href="http://mkbaloyi6.blogspot.co.za/2010/10/socha.html"><text:span text:style-name="T14">Socha</text:span></text:a></text:h>
      <text:p text:style-name="P23"><text:line-break/>Ndzi mani? <text:line-break/>Ndzi n'wana Pinky na TV. <text:line-break/>Ntukulu wa Mashangu na Tirhani. <text:line-break/><text:line-break/>Laha ndzi fambaka kona <text:line-break/>Swa tikomba ku ndzima yi rimiwile. <text:line-break/><text:line-break/>Ndzi ntukulu wa Hasani na Maria. <text:line-break/>Ndzi Socha. <text:line-break/>Ndzi ba xibakela-pandzeka <text:line-break/>Va yimba va ku "swi la masocha moya heyi."<text:line-break/><text:line-break/>Laha ndzi fambaka kona ku sala mintila, <text:line-break/>Va chava ku yi landzelela <text:line-break/>Wonge i mazambana ya nyoka. <text:line-break/><text:line-break/>Minkondzo yanga i ya UFO, <text:line-break/>Va hlotana na mina kambe loko va ndzi vona <text:line-break/>V'endla wonge a va ndzi tivi. <text:line-break/>Vona lava nga te va ndzi tivela milorhweni <text:line-break/>Naswona va jola na sesi wa mina. <text:line-break/><text:line-break/>Ndza va tshika ndzi tifambela swa guwela, <text:line-break/>Ndzexe <text:line-break/>Ndzi tinyungubyisa, <text:line-break/>Ndzi nhenha, <text:line-break/>Ndzi na vurhena.</text:p>
      <text:p text:style-name="P4"/>
      <text:h text:style-name="P40" text:outline-level="3"><text:a xlink:type="simple" xlink:href="http://mkbaloyi6.blogspot.co.za/2010/10/door.html"><text:span text:style-name="T14">Door</text:span></text:a></text:h>
      <text:p text:style-name="P23"><text:line-break/>Since you were 2010 - 1964 = 18 years old <text:line-break/>You been trying to push this idea in my knob <text:line-break/>I'm a door equipped with the key to my own future <text:line-break/>I can only be locked and unlocked by me<text:line-break/>And only from the inside <text:line-break/>My outer look reflects my inner person <text:line-break/>Keys can break and fall inside <text:line-break/><text:soft-page-break/>Still I'm rich coz most are golden <text:line-break/>There's a mechanism for doing everything <text:line-break/>Like for wishing you well on your birthday.</text:p>
      <text:p text:style-name="P4"/>
      <text:h text:style-name="P40" text:outline-level="3"><text:a xlink:type="simple" xlink:href="http://mkbaloyi6.blogspot.co.za/2010/10/like-mathematician.html"><text:span text:style-name="T14">Like a Mathematician</text:span></text:a></text:h>
      <text:p text:style-name="P23"><text:line-break/>I've considered<text:line-break/>Writing poetry like a mathematician<text:line-break/>And wondered<text:line-break/>If you guys would like to read that?</text:p>
      <text:p text:style-name="P4"/>
      <text:h text:style-name="P40" text:outline-level="3"><text:a xlink:type="simple" xlink:href="http://mkbaloyi6.blogspot.co.za/2010/10/no-choice.html"><text:span text:style-name="T14">No Choice</text:span></text:a></text:h>
      <text:p text:style-name="P23"><text:line-break/>Why do you wanna pop your cherry<text:line-break/>If you have no choice?<text:line-break/><text:line-break/>If you can't choose <text:line-break/>Whether you want a baby <text:line-break/>Or terminate<text:line-break/>Before it germinates<text:line-break/>As it is with seedlings, <text:line-break/>After you ovulate<text:line-break/>But before you menstruate<text:line-break/>Coz your affectionate,<text:line-break/>The boy you infatuate,<text:line-break/>Did to you what we call isolate,<text:line-break/>Penetrate<text:line-break/>And impregnate?<text:line-break/><text:line-break/>If you don't know <text:line-break/>Whether to be on the pill<text:line-break/>Or survive an injection <text:line-break/>Like a patient with a terminal illness?<text:line-break/><text:line-break/>If you can't choose between HIV- and HIV+?<text:line-break/>Coz you don't know his status<text:line-break/><text:line-break/>If it's not your choice to make <text:line-break/>But your partner's?<text:line-break/><text:line-break/>If it's not by choice <text:line-break/><text:soft-page-break/>But peer pressure?<text:line-break/><text:line-break/>If you don't know what's better, <text:line-break/>Peel it or eat it with its skin on?<text:line-break/>I mean the banana!<text:line-break/><text:line-break/>If you can't make choices for yourself <text:line-break/>Coz you're a minor?<text:line-break/><text:line-break/>Remind me, why do you wanna have intercourse <text:line-break/>If you don't have a condom?<text:line-break/><text:line-break/>If you can't decide <text:line-break/>What to do when you're bored<text:line-break/>Why do you choose to use your body<text:line-break/>And not your mind?<text:line-break/><text:line-break/>No choice, no freedom<text:line-break/>No choice, no action</text:p>
      <text:p text:style-name="P4"/>
      <text:h text:style-name="P40" text:outline-level="3"><text:a xlink:type="simple" xlink:href="http://mkbaloyi6.blogspot.co.za/2010/10/in-my-dreams.html"><text:span text:style-name="T14">In my Dreams</text:span></text:a></text:h>
      <text:p text:style-name="P23"><text:line-break/>I know my wife would have a feat<text:line-break/>But can I be held accountable in the court of law <text:line-break/>For the things I say in my dreams?<text:line-break/>My dreams are not just things I've done<text:line-break/>They are also things I think<text:line-break/>My brain is used 100% when I'm unconscious<text:line-break/>So it works overtime <text:line-break/>I know my wife would never believe that!<text:line-break/>5 minutes in real life is an hour in my dreams<text:line-break/>Where would I source the time? When I'm conscious <text:line-break/>I might not even be equipped to carry out those thoughts<text:line-break/>And when I'm dreaming I can't act<text:line-break/>Well unless you wanna use inception<text:line-break/>I might talk, but I don't walk in my sleep<text:line-break/><text:line-break/>Do not be afraid to dream <text:line-break/>Because it's not a crime</text:p>
      <text:p text:style-name="P4"/>
      <text:h text:style-name="P40" text:outline-level="3"><text:soft-page-break/><text:a xlink:type="simple" xlink:href="http://mkbaloyi6.blogspot.co.za/2010/10/riperile-gp.html"><text:span text:style-name="T14">Riperile GP</text:span></text:a></text:h>
      <text:p text:style-name="P23"><text:line-break/>Riperile GP!<text:line-break/>When I look to the left I see Veereniging Lekwa<text:line-break/>Die Vaal<text:line-break/>When I look to the right I see Pretoria Tshwane<text:line-break/>Pitori Mahlanyeni<text:line-break/>Standing on the Top of Afrika right here in Jozi Maboneng<text:line-break/>The New York of Afrika<text:line-break/>The lights are on<text:line-break/>Shine on Afrika, shine on our shores<text:line-break/><text:line-break/>This is the time when criminals come out<text:line-break/>To take what's yours<text:line-break/>Avoid dodgy corners<text:line-break/>Stay in the light<text:line-break/>Under a lamp post Ekurhuleni<text:line-break/><text:line-break/>Hikuva ri perile GP<text:line-break/>Ri khomeni ri nga peli<text:line-break/>Oh Dynamos, for the love of soccer!<text:line-break/>The sun must not go down on Afrika<text:line-break/>It must go down in history<text:line-break/>Gauteng, the first megalopolis in Afrika<text:line-break/><text:line-break/>I said how can this be?<text:line-break/>We're so far down the map<text:line-break/>How can we support all of Afrika?<text:line-break/>They said we have Durban and Cape Town for trading<text:line-break/>Imports and exports<text:line-break/>Then into the ferry they go<text:line-break/><text:line-break/>Don't let the sun go down<text:line-break/>Before this dream is realized<text:line-break/>Let it materialize<text:line-break/><text:line-break/>Ri khomeni ri nga peli<text:line-break/>Libambeni li nga shoni<text:line-break/>Before it is time to say goodnight<text:line-break/>Lets make this an Afrikan millenium<text:line-break/>As we affirm ourselves<text:line-break/>Ri khomeni ri nga peli<text:line-break/><text:soft-page-break/>Ri khomeni ri nga peli<text:line-break/>Ri khomeni ri nga peli<text:line-break/><text:line-break/>In some places ra ha perile<text:line-break/>They've had their chance, now its on us<text:line-break/>In others it's always been night,<text:line-break/>We said "ra ha perile" and they took it literally<text:line-break/>Rise up, it'll soon be day<text:line-break/><text:line-break/>The sun is shining, let's make hay<text:line-break/>The spotlight is on us, even though Phillip is gone<text:line-break/>Next time Chops Sibasa says 'Riperile GP' on Y<text:line-break/>We'll know it's high time we said 'Ahee!'</text:p>
      <text:p text:style-name="P4"/>
      <text:h text:style-name="P40" text:outline-level="3"><text:a xlink:type="simple" xlink:href="http://mkbaloyi6.blogspot.co.za/2010/10/tamatisi.html"><text:span text:style-name="T14">Tamatisi</text:span></text:a></text:h>
      <text:p text:style-name="P23"><text:line-break/>Tamatisi rin'we ri borisa hinkwawo<text:line-break/>Hambi i byele hi mani ku wa vonakala!<text:line-break/>Swinhwanyetana leswa kahle swo titimela kahle<text:line-break/>A swa ha titshembi<text:line-break/>Loko swi ku vona swa titimela<text:line-break/><text:line-break/>Mubvana wo tshwukuluka wo tivona ntlhohe<text:line-break/>Van'wana va tola swikwamula<text:line-break/>Ku ku encenyeta<text:line-break/>A ha ha swi tivi ku hi va vula yini<text:line-break/>Mhani kumbe mommy?<text:line-break/><text:line-break/>Mulunguntima<text:line-break/>Mtswuku<text:line-break/>Tshukeleni<text:line-break/><text:line-break/>U tshwuke bya xipene<text:line-break/>Kambe u tshwuke ku biha<text:line-break/>Wa tlutlurhuka<text:line-break/><text:line-break/>U kuwa ro tshwuka wena<text:line-break/>Swivungu momomo!<text:line-break/><text:line-break/>Rhoboto yo tshwuka yi ri u nga tluli<text:line-break/>Loko ka ha ri xitshopana swi sasekile<text:line-break/><text:soft-page-break/>Ntsena u tivonela<text:line-break/><text:line-break/>Swigwamatshuka swi vuya hi le ngomeni<text:line-break/>Swi tshukulukile A hi ku tumbeta nxaniseko wo panisiwa timbuti? Wena u tumbete yini?<text:line-break/>Mbilu yo biha?<text:line-break/><text:line-break/>U ri ha yini majenje ya huma xitshukeni<text:line-break/>Ya ku luma voko loko u femba hi xikwenga?<text:line-break/>Wona ku nandziha ma nandziha ndzi nge kaneti<text:line-break/>Ku fana na wena, a wu bihangi hinkwako<text:line-break/>Na leswa kahle a ha ha koti ku va vona i</text:p>
      <text:p text:style-name="P4"/>
      <text:h text:style-name="P40" text:outline-level="3"><text:a xlink:type="simple" xlink:href="http://mkbaloyi6.blogspot.co.za/2010/10/mobile-poem-3.html"><text:span text:style-name="T14">Can't Bribe Me Now</text:span></text:a></text:h>
      <text:p text:style-name="P23"><text:line-break/>Too late to bribe me now,<text:line-break/>I already chose sides.<text:line-break/>Going with the winning team<text:line-break/>The no corruption team<text:line-break/>My bloed is blou <text:line-break/>Can't bribe me now <text:line-break/><text:line-break/>I don't work for government<text:line-break/>I don't need no tender <text:line-break/>For body fat, <text:line-break/>I'm not slender <text:line-break/>I don't need arms for the tournament <text:line-break/><text:line-break/>Oh no, can I append <text:line-break/>My signature?</text:p>
      <text:p text:style-name="P4"/>
      <text:h text:style-name="P40" text:outline-level="3"><text:a xlink:type="simple" xlink:href="http://mkbaloyi6.blogspot.co.za/2010/10/self-defence.html"><text:span text:style-name="T14">Self Defense</text:span></text:a></text:h>
      <text:p text:style-name="P23"><text:line-break/>If you're fighting in self defense<text:line-break/>You always win<text:line-break/>Coz even if you get killed<text:line-break/>Your killer has committed a federal offense<text:line-break/>You're still a hero <text:line-break/>You stood up against terror<text:line-break/><text:line-break/>You never strike the first blow<text:line-break/>Always anticipating your opponent's next move<text:line-break/><text:soft-page-break/>For you the criteria for winning is different<text:line-break/>All you need is to come out unharmed<text:line-break/>Your opponent wants to subdue and kidnap you<text:line-break/><text:line-break/>Never on the offensive<text:line-break/>You don't offend anybody<text:line-break/>If your attacker is not pissed off<text:line-break/>How can he take out all he got?<text:line-break/><text:line-break/>All you need is to be not taken by force<text:line-break/>How can you give it up, the man is too violent<text:line-break/><text:line-break/>They attack you at night<text:line-break/>Coz they are scared of you at daylight<text:line-break/>They wear masks <text:line-break/>Coz they don't want you to see their faces<text:line-break/>You might see the envy in their eyes<text:line-break/>Still you can smell the musk<text:line-break/>They worship you<text:line-break/><text:line-break/>When they see you<text:line-break/>They pee in their pants<text:line-break/>These rug rats!<text:line-break/>They want to be like you <text:line-break/>when they grow up<text:line-break/>Yet you're a magnet<text:line-break/>A force to be reckoned with</text:p>
      <text:p text:style-name="P4"/>
      <text:h text:style-name="P40" text:outline-level="3"><text:a xlink:type="simple" xlink:href="http://mkbaloyi6.blogspot.co.za/2010/10/drown-my-sorrows.html"><text:span text:style-name="T14">Drown my Sorrows</text:span></text:a></text:h>
      <text:p text:style-name="P23"><text:line-break/>The more I drink, the better I feel<text:line-break/>That's no way to live!<text:line-break/>I'm like a bucket with holes underneath<text:line-break/>The more you pour, the more it fills<text:line-break/>The slower, the more it spills<text:line-break/>When I stop to check myself <text:line-break/>I still feel empty</text:p>
      <text:p text:style-name="P4"/>
      <text:h text:style-name="P40" text:outline-level="3"><text:a xlink:type="simple" xlink:href="http://mkbaloyi6.blogspot.co.za/2010/10/train-smash.html"><text:span text:style-name="T14">Train Smash</text:span></text:a></text:h>
      <text:p text:style-name="P22"><text:line-break/>A troubled man telling everyone his problems in the train. No-one knows him but he's <text:soft-page-break/>swearing all over, at all of us. Interested guy intervenes and tries to calm the man down and consoles one lady at whom these insults were hurled mostly. I think he was relating her to the woman who did him wrong, if she wasn't that woman. The woman was hurt. At first it became a conversation between the troubled man and the man who intervened but the helper got tired and stopped talking.  Still, the troublemaker continued. He must have thought he was the only one with a problem. Like every train smash, there's more than one object involved.</text:p>
      <text:p text:style-name="P4"/>
      <text:h text:style-name="P40" text:outline-level="3"><text:a xlink:type="simple" xlink:href="http://mkbaloyi6.blogspot.co.za/2010/10/dad.html"><text:span text:style-name="T14">"dad"</text:span></text:a></text:h>
      <text:p text:style-name="P23"><text:line-break/>We were young and very childish <text:line-break/>But since I met you<text:line-break/>I've become a baby boy<text:line-break/>Wearing socks written "dad"<text:line-break/>You made me mature in a fun kind of way</text:p>
      <text:p text:style-name="P4"/>
      <text:h text:style-name="P40" text:outline-level="3"><text:a xlink:type="simple" xlink:href="http://mkbaloyi6.blogspot.co.za/2010/10/xi-pfale-na-mati.html"><text:span text:style-name="T14">Xi Pfale na Mati</text:span></text:a></text:h>
      <text:p text:style-name="P23"><text:line-break/>// Tsala hi Xichangana<text:line-break/>When we go on recess<text:line-break/>I stop showering<text:line-break/>Nobody cares to see<text:line-break/>Me dirty in the streets<text:line-break/>Lest my teachers pass through<text:line-break/><text:line-break/>Don't wait for scrutiny to be at your best </text:p>
      <text:p text:style-name="P4"/>
      <text:h text:style-name="P40" text:outline-level="3"><text:a xlink:type="simple" xlink:href="http://mkbaloyi6.blogspot.co.za/2010/10/no-showers.html"><text:span text:style-name="T14">No Showers</text:span></text:a></text:h>
      <text:p text:style-name="P23"><text:line-break/>No showers when I mean business<text:line-break/>When I go to town, I dress down<text:line-break/>There's no time when you're trying to make or save money <text:line-break/>I'm like a student before an exam<text:line-break/>I forgot I have a bathroom<text:line-break/>Unlike the girls that be looking good every morning in class<text:line-break/>3 hours behind the mirror and no time for their books</text:p>
      <text:p text:style-name="P4"/>
      <text:h text:style-name="P40" text:outline-level="3"><text:a xlink:type="simple" xlink:href="http://mkbaloyi6.blogspot.co.za/2010/10/gautrain.html"><text:span text:style-name="T14">GauTrain</text:span></text:a></text:h>
      <text:p text:style-name="P23"><text:line-break/>She's faster than the GauTrain<text:line-break/><text:soft-page-break/>Going at over 160km/h and not fine<text:line-break/>She dates only Supermen<text:line-break/>Going at the speed of light</text:p>
      <text:h text:style-name="P40" text:outline-level="3"><text:a xlink:type="simple" xlink:href="http://mkbaloyi6.blogspot.co.za/2010/10/patiently-waiting-for-matrorail.html"><text:span text:style-name="T14">Patiently Waiting for Matrorail</text:span></text:a></text:h>
      <text:p text:style-name="P23"><text:line-break/>No-one can teach patience like Metrorail<text:line-break/>Not even my girl can<text:line-break/>She makes me wait 3 months<text:line-break/>For something that will last 20 years<text:line-break/>Metrorail makes you wait 2 hours<text:line-break/>For a ride that will last 30 minutes</text:p>
      <text:p text:style-name="P4"/>
      <text:h text:style-name="P40" text:outline-level="3"><text:a xlink:type="simple" xlink:href="http://mkbaloyi6.blogspot.co.za/2010/10/ghandi-square.html"><text:span text:style-name="T14">Ghandi Square</text:span></text:a></text:h>
      <text:p text:style-name="P23"><text:line-break/>Ghandi Square<text:line-break/>Where you pay the Metro Bus if you get hit<text:line-break/>They say you hit the bus<text:line-break/>Coz that's where buses are<text:line-break/>They don't care who got hurt<text:line-break/><text:line-break/>It's like tax in some countries<text:line-break/>You pay to be not taken care of</text:p>
      <text:p text:style-name="P4"/>
      <text:h text:style-name="P40" text:outline-level="3"><text:a xlink:type="simple" xlink:href="http://mkbaloyi6.blogspot.co.za/2010/10/u-useless.html"><text:span text:style-name="T14">U Useless</text:span></text:a></text:h>
      <text:p text:style-name="P23"><text:line-break/>U useless<text:line-break/>Like an empty fridge that stays on <text:line-break/>A lantern in the day <text:line-break/>A star that never shines <text:line-break/>A kettle that never boils   <text:line-break/><text:line-break/>U useless<text:line-break/>Like a mirror in the dark<text:line-break/>A hospital at the cemetery<text:line-break/>A campaign after election day<text:line-break/>Santa before Christmas <text:line-break/><text:line-break/>Be useful<text:line-break/>And do something that makes a difference<text:line-break/>In your or another's life </text:p>
      <text:p text:style-name="P4"><text:soft-page-break/></text:p>
      <text:h text:style-name="P40" text:outline-level="3"><text:a xlink:type="simple" xlink:href="http://mkbaloyi6.blogspot.co.za/2010/10/writer-with-secretary.html"><text:span text:style-name="T14">Writer's Secretary</text:span></text:a></text:h>
      <text:p text:style-name="P23"><text:line-break/>You're so lazy <text:line-break/>like a writer with a secretary.</text:p>
      <text:p text:style-name="P4"/>
      <text:h text:style-name="P40" text:outline-level="3"><text:a xlink:type="simple" xlink:href="http://mkbaloyi6.blogspot.co.za/2010/09/my-penis-simulates-my-personality.html"><text:span text:style-name="T14">Shy Guy</text:span></text:a></text:h>
      <text:p text:style-name="P23"><text:line-break/>My penis simulates my personality<text:line-break/>It appears short <text:line-break/>But you won't see where it ends <text:line-break/>When it's erect.<text:line-break/><text:line-break/>I'm a shy guy<text:line-break/>But not when I see chicken thighs</text:p>
      <text:p text:style-name="P4"/>
      <text:h text:style-name="P40" text:outline-level="3"><text:a xlink:type="simple" xlink:href="http://mkbaloyi6.blogspot.co.za/2010/09/normal-girl.html"><text:span text:style-name="T14">Normal Girl</text:span></text:a></text:h>
      <text:p text:style-name="P26"/>
      <text:p text:style-name="P16">I didn't take you as a normal girl, not that you're not normal or you're not a girl. To me there are girls, and there's you. There are girlfriends, and then there's you. There are friends, and then there's you. You were something more than all this. For you to have done this to me caught me by surprise, I really was not expecting it. Not from you.</text:p>
      <text:p text:style-name="P4"/>
      <text:h text:style-name="P40" text:outline-level="3"><text:a xlink:type="simple" xlink:href="http://mkbaloyi6.blogspot.co.za/2010/09/xikamarani.html"><text:span text:style-name="T14">Xikamarani</text:span></text:a></text:h>
      <text:p text:style-name="P23"><text:line-break/>This is what I understand about evolution<text:line-break/>First grandma and grandpa had a four-roomed house<text:line-break/>And it was convenient for them and their children<text:line-break/>But their children aged and gave birth to new babies<text:line-break/>Soon need for space was a necessity<text:line-break/>They extended with a garage, seating room turned into dining room<text:line-break/>New lounge built, now bedrooms totaled to four<text:line-break/>Amongst which was the famous xikamarani (smallest room in the house)<text:line-break/>Which was allocated to my mother<text:line-break/>But her younger sister Vonani was growing so quick<text:line-break/>She needed a place of her own<text:line-break/>So they lent it to her<text:line-break/>But Marvin was growing faster than Mhani Voni<text:line-break/>And he was a guy, so it was given to Peter Tosh<text:line-break/>Who then became Tosh Marv<text:line-break/><text:soft-page-break/>But Marvin needed some privacy –<text:line-break/>He couldn’t share a room with me<text:line-break/>So he pushed kokwani into building a two-room<text:line-break/>Giving all the appropriate reasons –<text:line-break/>He was a man of reasons<text:line-break/>He moved out the xikamarani into one of those rooms<text:line-break/>And I had the luxury of the xikamarani to myself<text:line-break/>But I had to go to school and when I came back in the holidays<text:line-break/>Ntwani-Ntwani was calling my xikamarani his studio<text:line-break/>Soon it will evolve again<text:line-break/>Who can tell who will be moving in next?<text:line-break/><text:line-break/><text:line-break/>News just in, they say xikamarani is now a store room...</text:p>
      <text:p text:style-name="P4"/>
      <text:h text:style-name="P40" text:outline-level="3"><text:a xlink:type="simple" xlink:href="http://mkbaloyi6.blogspot.co.za/2010/09/thing.html"><text:span text:style-name="T14">A Thing</text:span></text:a></text:h>
      <text:p text:style-name="P23"><text:line-break/>There's this thing my friend<text:line-break/>That makes you want to wake in the morning<text:line-break/>Go to a job that you hate and love it<text:line-break/>This thing makes you want to do things for no reason<text:line-break/>It gets you excited about anything<text:line-break/>And even if it turns out to be nothing,<text:line-break/>You're still happy about it<text:line-break/>It makes you fall in love with everything<text:line-break/>(Even life itself!)<text:line-break/>But when a life is lost<text:line-break/>You understand that it must go on<text:line-break/><text:line-break/>Yes, this thing brings you happiness<text:line-break/>Even if you're sad you're still happy<text:line-break/>Even if you lose you still won<text:line-break/>Even at you're worst you're still best<text:line-break/><text:line-break/>If you have that thing my friend<text:line-break/>Hold on to it<text:line-break/>If you haven't found it<text:line-break/>Keep looking<text:line-break/>It is the difference between life and death<text:line-break/><text:line-break/>If you can't find it my friend<text:line-break/><text:soft-page-break/>You're reading this poem<text:line-break/>But you're a ghost<text:line-break/><text:line-break/>If you don't know how to get it<text:line-break/>Or who's supposed to bring it<text:line-break/>(Or if you should pray about it!)<text:line-break/>But you know you don't have it<text:line-break/>You'll stay up on the eve of a very important day<text:line-break/>(Say you're getting promoted!)<text:line-break/>Wishing you had it<text:line-break/>Nothing will excite you<text:line-break/>You'll wake up the next morning<text:line-break/>And not want to go to a job that you love<text:line-break/><text:line-break/>The most complex emotions elude nations...</text:p>
      <text:p text:style-name="P4"/>
      <text:h text:style-name="P40" text:outline-level="3"><text:a xlink:type="simple" xlink:href="http://mkbaloyi6.blogspot.co.za/2010/09/day-by-day.html"><text:span text:style-name="T14">Day by Day</text:span></text:a></text:h>
      <text:p text:style-name="P26"/>
      <text:p text:style-name="P15">Day 1</text:p>
      <text:p text:style-name="P15">Day by day it’s a new fight but the same war</text:p>
      <text:p text:style-name="P15">As I try to make a better version of <text:span text:style-name="T38">ek xa ka ons*</text:span></text:p>
      <text:p text:style-name="P15">I’m dragged deeper and deeper into this pit</text:p>
      <text:p text:style-name="P15">That sort of looks just like what I scorn to be</text:p>
      <text:p text:style-name="P15">So I fight it</text:p>
      <text:p text:style-name="P15">But each bout just takes me closer and closer to my opponent</text:p>
      <text:p text:style-name="P15">And I wish to give in</text:p>
      <text:p text:style-name="P15">If I surrender, it won’t hurt anymore</text:p>
      <text:p text:style-name="P15">There would be no need to go to war, to fight temptations</text:p>
      <text:p text:style-name="P15">My opponent would be in me and I in him, or her!</text:p>
      <text:p text:style-name="P15">But my soul would be sold, my purity lost</text:p>
      <text:p text:style-name="P15">For just a few moments of fun</text:p>
      <text:p text:style-name="P15">If I give in now</text:p>
      <text:p text:style-name="P15">All future attempts to better myself will be futile</text:p>
      <text:p text:style-name="P15">And all the previous ones will be nullified</text:p>
      <text:p text:style-name="P15">I have no choice but to stick to my guns</text:p>
      <text:p text:style-name="P19"/>
      <text:p text:style-name="P13">Day 2</text:p>
      <text:p text:style-name="P13">Day in day out</text:p>
      <text:p text:style-name="P13">I strive to engineer an improved version of ek xa ka ons</text:p>
      <text:p text:style-name="P13">The pit is filled with water and instead of drowning me</text:p>
      <text:p text:style-name="P13">This water gives me life like I was a crocodile</text:p>
      <text:p text:style-name="P13"><text:soft-page-break/>It's more comfortable down here than up there</text:p>
      <text:p text:style-name="P13">Even when I emerge to get human flesh</text:p>
      <text:p text:style-name="P13">And then it's not fun anymore coz I hear</text:p>
      <text:p text:style-name="P13">Those that care crying tears coz they are hurt</text:p>
      <text:p text:style-name="P13">If they are not the ones crying then I am</text:p>
      <text:p text:style-name="P13">They bring their guns and bombs to shoot us down</text:p>
      <text:p text:style-name="P13">or tame us then take us by plane to different places</text:p>
      <text:p text:style-name="P13">I have to resist</text:p>
      <text:p text:style-name="P13">I have to fight back</text:p>
      <text:p text:style-name="P13">Sometimes they come to fetch water</text:p>
      <text:p text:style-name="P13">but how do I know they didn't come to relocate one of us</text:p>
      <text:p text:style-name="P13">However you look at it, somebody's gotta cry</text:p>
      <text:p text:style-name="P13">For others to laugh in this jungle our world</text:p>
      <text:p text:style-name="P13">So I'm forced to be coldblooded coz I'm only human</text:p>
      <text:p text:style-name="P11"/>
      <text:p text:style-name="P19"/>
      <text:p text:style-name="P15">"Wars come and go but my soldiers stay eternal." (Tupac)</text:p>
      <text:p text:style-name="P19"/>
      <text:p text:style-name="P15">* it just means "me"/"mina wa ka hina"</text:p>
      <text:p text:style-name="P4"/>
      <text:h text:style-name="P40" text:outline-level="3"><text:a xlink:type="simple" xlink:href="http://mkbaloyi6.blogspot.co.za/2010/09/lost-without-u.html"><text:span text:style-name="T14">Lost Without You</text:span></text:a></text:h>
      <text:p text:style-name="P23"><text:line-break/>I'm lost without you,<text:line-break/>it's like I don't know what I want or what I'm about.<text:line-break/>Life loses all meanin', coz im yearnin'.<text:line-break/>I try my iggin, can't help it I'm feenin'.<text:line-break/>It feels like I'm fallin', on you I was leanin'.<text:line-break/><text:line-break/>Hope I don't scare you by sayin' all these thin's.<text:line-break/>I just wanna love you with the same love you're showin' me.<text:line-break/>I enjoy your love like my favorite dish,<text:line-break/>thus you should feel special coz you're the only fish.<text:line-break/>I wouldn't know what to do with myself if I were to lose you,<text:line-break/>begin pickin' up the pieces or just lose it?</text:p>
      <text:p text:style-name="P4"/>
      <text:h text:style-name="P40" text:outline-level="3"><text:a xlink:type="simple" xlink:href="http://mkbaloyi6.blogspot.co.za/2010/09/they-pinch-you-until-it-hurts.html"><text:span text:style-name="T14">Pinches</text:span></text:a></text:h>
      <text:p text:style-name="P23"><text:line-break/>They pinch you until it hurts <text:line-break/>and say it's good for you, <text:line-break/>now you know you're alive...<text:line-break/>as if you didn't. <text:line-break/><text:soft-page-break/><text:line-break/>They think they're giving you peaches, <text:line-break/>something good for your mistress, <text:line-break/>but they are giving you stitches.<text:line-break/>You can't go to meetings<text:line-break/>you loose them benjies. <text:line-break/>They are blind not to see what this is.<text:line-break/>Somebody pass me a box of matches.<text:line-break/><text:line-break/>I don't need to feel pain <text:line-break/>to appreciate the day.<text:line-break/><text:line-break/>Pinches like peaches..</text:p>
      <text:p text:style-name="P4"/>
      <text:h text:style-name="P40" text:outline-level="3"><text:a xlink:type="simple" xlink:href="http://mkbaloyi6.blogspot.co.za/2010/09/smart-arse.html"><text:span text:style-name="T14">Smart Arse</text:span></text:a></text:h>
      <text:p text:style-name="P23"><text:line-break/>Trying to answer questions that haven't been asked<text:line-break/>And probably will never be, people don't give a fuck!<text:line-break/>Coz your an arse<text:line-break/>No matter how smart your arse is<text:line-break/>You'll always be a donkey<text:line-break/>Lying on the road, wasting our time<text:line-break/>Of course we met with you, but we have better meetings to attend<text:line-break/><text:line-break/>No matter how smart your ass is<text:line-break/>You'll always be full of shit<text:line-break/><text:line-break/>No matter how smart your ass is<text:line-break/>You have constipation<text:line-break/><text:line-break/>No matter how smart your ass is<text:line-break/>It's your appendix<text:line-break/><text:line-break/>You know too much<text:line-break/>Squeezing it in your small brain is a task<text:line-break/><text:line-break/>You're too smart to know when a question is a trick one or rhetoric</text:p>
      <text:p text:style-name="P4"/>
      <text:h text:style-name="P40" text:outline-level="3"><text:a xlink:type="simple" xlink:href="http://mkbaloyi6.blogspot.co.za/2010/09/snob.html"><text:span text:style-name="T14">Snob</text:span></text:a></text:h>
      <text:p text:style-name="P23"><text:line-break/>I'm not a snob,<text:line-break/><text:soft-page-break/>but I have to look down on you<text:line-break/>coz ur too short, <text:line-break/>your shoelaces are untied <text:line-break/>and your garage is wide open.<text:line-break/><text:line-break/>I'm not a snob,<text:line-break/>I get into a shop<text:line-break/>and buy a lollipop.<text:line-break/>You're filled with scorn <text:line-break/>you could pop.<text:line-break/><text:line-break/>I'm not a snob, <text:line-break/>My mum told me never to leave my dorm<text:line-break/>without roll-on. <text:line-break/>So when the ladies smell this, they wanna drop. <text:line-break/>And the best you guys can do is mop?<text:line-break/>Your whole mob? If my style is not tops, call the fashion cops </text:p>
      <text:p text:style-name="P4"/>
      <text:h text:style-name="P40" text:outline-level="3"><text:a xlink:type="simple" xlink:href="http://mkbaloyi6.blogspot.co.za/2010/09/get-off-my-case.html"><text:span text:style-name="T14">Get off my Case</text:span></text:a></text:h>
      <text:p text:style-name="P23"><text:line-break/>You know the world is really on your case<text:line-break/>when you can't fart in the toilet</text:p>
      <text:p text:style-name="P4"/>
      <text:h text:style-name="P40" text:outline-level="3"><text:a xlink:type="simple" xlink:href="http://mkbaloyi6.blogspot.co.za/2010/09/stuck.html"><text:span text:style-name="T14">Stuck</text:span></text:a></text:h>
      <text:p text:style-name="P23"><text:line-break/>I'm stuck on you like jammed paper in a printer. <text:line-break/>Later when you will it out, you find that it's shriveled. <text:line-break/>You should have left it alone!<text:line-break/><text:line-break/>The printer can now breathe,<text:line-break/>but the paper is still stuck on the past like apartheid. <text:line-break/>But then again, it might be as current as Prime News.</text:p>
      <text:p text:style-name="P4"/>
      <text:h text:style-name="P40" text:outline-level="3"><text:a xlink:type="simple" xlink:href="http://mkbaloyi6.blogspot.co.za/2010/09/all-smiles.html"><text:span text:style-name="T14">All Smiles</text:span></text:a></text:h>
      <text:p text:style-name="P26"/>
      <text:p text:style-name="P16">Miyeli Makhandeni is smiling when her manager can't solve a problem. She knows he mustn't be but she can't help feeling like she didn't get stuck on a problem somebody solves in 2 minutes. She shouldn't be coz if the manager can't solve it,  Miyeli cant learn.</text:p>
      <text:p text:style-name="P4"/>
      <text:h text:style-name="P40" text:outline-level="3"><text:soft-page-break/><text:a xlink:type="simple" xlink:href="http://mkbaloyi6.blogspot.co.za/2010/09/some-things-look-good-from-distance.html"><text:span text:style-name="T14">Some Things Look Good from a Distance</text:span></text:a></text:h>
      <text:p text:style-name="P23"><text:line-break/>today i woke up and wore my suit,<text:line-break/>i was feeling good!<text:line-break/>then i realized i didn't have bread.<text:line-break/>so i went to the mirror, and looked at myself,<text:line-break/>imagining: what is it gonna look like, a man in a suit buying bread?<text:line-break/>it's gonna send the message: even successful people diy.<text:line-break/>so i walked out of my apartment with confidence in my right pocket, wallet in my left,<text:line-break/>down the road to discount foods.<text:line-break/>march march, march march, march march!<text:line-break/><text:line-break/>i walked in, the security guard looked at me.<text:line-break/>he must have thought, wow bro, you look nice!<text:line-break/>i walked to my isle, grabbed my loaf of bread: albany.<text:line-break/>went to the cashier, confidence in the left hand, bread in the right.<text:line-break/>i bought and walked to the door, gave my receipt to the guard and didn't wait for it.<text:line-break/>then i walked out.<text:line-break/>everything had changed.<text:line-break/>it looked like everybody was looking at me:<text:line-break/>"an exec and a loaf of bread! funniest thing i've seen all year."<text:line-break/>i realized what a mismatch it was.<text:line-break/>the idea was good, but it need not be executed.<text:line-break/>so i walked home, shame in my left hand, a loaf of bread in my right.<text:line-break/>arch arch, arch arch, arch arch, arch!</text:p>
      <text:p text:style-name="P4"/>
      <text:h text:style-name="P40" text:outline-level="3"><text:a xlink:type="simple" xlink:href="http://mkbaloyi6.blogspot.co.za/2010/09/cuo-of-tea.html"><text:span text:style-name="T14">Cup of Tea</text:span></text:a></text:h>
      <text:p text:style-name="P23"><text:line-break/>Life is not a cup of tea<text:line-break/>It is not Java to rely on abstraction<text:line-break/>Ask how things come about or you'll never know<text:line-break/>You cannot be spoon-fed</text:p>
      <text:p text:style-name="P4"/>
      <text:h text:style-name="P40" text:outline-level="3"><text:a xlink:type="simple" xlink:href="http://mkbaloyi6.blogspot.co.za/2010/09/new-government.html"><text:span text:style-name="T14">New Government</text:span></text:a></text:h>
      <text:p text:style-name="P23"><text:line-break/>Working for a company is like having a new government <text:line-break/>You learn a lot of things but you still get brainwashed<text:line-break/>New constitution<text:line-break/>New president<text:line-break/>New Order<text:line-break/>Right now I feel like I just turned stupid</text:p>
      <text:p text:style-name="P4"><text:soft-page-break/></text:p>
      <text:h text:style-name="P40" text:outline-level="3"><text:a xlink:type="simple" xlink:href="http://mkbaloyi6.blogspot.co.za/2010/09/person-called-hope.html"><text:span text:style-name="T14">A Person Called Hope</text:span></text:a></text:h>
      <text:p text:style-name="P23"><text:line-break/>Hope is a very evil person<text:line-break/>She knows the whole truth<text:line-break/>But (she) tells you all the lies</text:p>
      <text:p text:style-name="P4"/>
      <text:h text:style-name="P40" text:outline-level="3"><text:a xlink:type="simple" xlink:href="http://mkbaloyi6.blogspot.co.za/2010/09/happiness-is-like-tail.html"><text:span text:style-name="T14">Happiness is like a Tail</text:span></text:a></text:h>
      <text:p text:style-name="P23"><text:line-break/>Happiness is like a tail,<text:line-break/>always chasing after it but can never catch it.<text:line-break/>Once you stop chasing,<text:line-break/>it stalks your ass.<text:line-break/>Now you have it, now it's gone.<text:line-break/>It's just there when you don't beseech it.</text:p>
      <text:p text:style-name="P4"/>
      <text:h text:style-name="P40" text:outline-level="3"><text:a xlink:type="simple" xlink:href="http://mkbaloyi6.blogspot.co.za/2010/09/love-like-love-for-girls.html"><text:span text:style-name="T14">Love like Love for Girls</text:span></text:a></text:h>
      <text:p text:style-name="P23"><text:line-break/>I love my job and this not love like love for girls<text:line-break/>Of course I can still bang the receptionist<text:line-break/>But if she goes my love stays</text:p>
      <text:h text:style-name="P40" text:outline-level="3"><text:a xlink:type="simple" xlink:href="http://mkbaloyi6.blogspot.co.za/2010/09/pick-n-pay-is-like-my-grandma.html"><text:span text:style-name="T14">Pick 'n Pay is like my Grandma</text:span></text:a></text:h>
      <text:p text:style-name="P27"/>
      <text:p text:style-name="P16">Pick 'n Pay is like my grandma. She puts the delicious, fresh stuff in the highest, difficult-to-reach places in the house. It's like everything she buys is written 'keep out of reach of children'. But when the stuff goes bad she invites us her poor grandchildren to come and munch it away, thereby leaving her house smelling delicious and fresh. We'll be passing through and sniffing the good smell everyday but we know we can't afford that, even if we water her garden and trim her guava trees, go fetch drinking water ka Gumbani or<text:span text:style-name="T38">athangini</text:span>. She'll just be keeping busy with her SGB meetings and Policing Forums, bringing more stuff from the shops ka Malamulele, some of it handouts but she won't hand it out. An apple is not an apple for a child until it's spoilt. Rama is for grandpa 'till it has melted and has one or two cockroaches swimming. </text:p>
      <text:p text:style-name="P4"/>
      <text:h text:style-name="P40" text:outline-level="3"><text:a xlink:type="simple" xlink:href="http://mkbaloyi6.blogspot.co.za/2010/09/women-are-like-jobs.html"><text:span text:style-name="T14">Women are like Jobs</text:span></text:a></text:h>
      <text:p text:style-name="P23"><text:line-break/>When you go to her, <text:line-break/>Assume you already have her<text:line-break/>They like a confident man<text:line-break/><text:line-break/><text:soft-page-break/>Take it like an interview - <text:line-break/>Coz believe you me, <text:line-break/>She will test you <text:span text:style-name="T38">to come nice!*</text:span><text:line-break/>Most of them are like eye tests <text:line-break/>Coz you just can't help looking<text:line-break/>Psychometric tests<text:line-break/>Like "is your mind as dirty as hers?" <text:line-break/>And "does your manhood have many inches?"<text:line-break/><text:line-break/>When you go on a date, <text:line-break/>Dress for the job you want<text:line-break/>Not for the job you have <text:line-break/>She's a lot of work <text:line-break/>And sometimes overtime does not pay<text:line-break/>Treat her like your boss lady<text:line-break/>Coz she puts the food on the table, <text:line-break/>Often times without having to cook it <text:line-break/><text:line-break/><text:line-break/>*Mabasa Family language to say “very much”</text:p>
      <text:p text:style-name="P4"/>
      <text:h text:style-name="P40" text:outline-level="3"><text:span text:style-name="T15">(</text:span><text:a xlink:type="simple" xlink:href="http://mkbaloyi6.blogspot.co.za/2010/09/its-bedtime.html"><text:span text:style-name="T14">It's) Bedtime!</text:span></text:a></text:h>
      <text:p text:style-name="P23"><text:line-break/>I'm writing a lot of garbage <text:line-break/>The goal is to run out of pages?<text:line-break/>Like a baby about to sleep<text:line-break/>I toss and turn<text:line-break/>I churn the bottle, chew my mother's tit<text:line-break/>I burp <text:line-break/>I weep <text:line-break/>I stare <text:line-break/>I wipe my eyes and nose <text:line-break/>It's like the last kick of the dying horse <text:line-break/>Mum takes the horse to the water <text:line-break/>But does not make it drink <text:line-break/>I try not to yawn <text:line-break/>But the jaw! <text:line-break/>I act hungry but what I need is a deep sleep <text:line-break/>It's bedtime!<text:line-break/>What I need are some new dreams<text:line-break/>Escape into the wilderness <text:line-break/><text:soft-page-break/>And acquire new ideas and inspiration <text:line-break/>Watch the trees bloom, lions prey, see nature in action<text:line-break/>Playing with the same toys <text:line-break/>Will only make me adept to crashing on purpose, <text:line-break/>Hoping to get a new vehicle <text:line-break/>What I need is not a new pen or typewriter, <text:line-break/>Nor a cup of tea, <text:line-break/>(I have my team), <text:line-break/>It's a new dream.</text:p>
      <text:p text:style-name="P4"/>
      <text:h text:style-name="P40" text:outline-level="3"><text:a xlink:type="simple" xlink:href="http://mkbaloyi6.blogspot.co.za/2010/09/pyrophobia.html"><text:span text:style-name="T14">Pyrophobia</text:span></text:a></text:h>
      <text:p text:style-name="P23"><text:line-break/>Ok, I’m ambivalent; I’m scared of her like fire<text:line-break/>Every time I approach her, I melt like ice<text:line-break/><text:line-break/>Whenever she puts her hand on my chest, I get heartburn<text:line-break/>Will I ever learn?<text:line-break/><text:line-break/>She’s a hot one and I'm no hot dawg<text:line-break/>According to her, I’m a handsome man<text:line-break/><text:line-break/>From where I’m standing, I’m just a baby<text:line-break/>Fire excites me<text:line-break/>As a matter of fact, anything sparkling excites me<text:line-break/>Like her bright, bright eyes<text:line-break/>I get lost in them, I want to get nearer<text:line-break/><text:line-break/>Like a freestanding wood pellet stove, inviting <text:line-break/>She just stands there, at times swaying, <text:line-break/><text:line-break/>Like an untamed lioness, her fury chokes me<text:line-break/>Her hips are mesmerizing, as she's closing in<text:line-break/><text:line-break/>I don’t know who’s approaching who, <text:line-break/>But the closer we get, the bigger the flame<text:line-break/>I want to keep away but can’t help it<text:line-break/>Hyperventilating, I take two steps forward, two backward<text:line-break/><text:line-break/>“I’m going in”, I hype myself up<text:line-break/>If I advance speeding – will I blow her out?<text:line-break/>Or will I be fuelling her like propane – aggravating her flame?<text:line-break/><text:soft-page-break/><text:line-break/>Keep on illuminating, keep burning<text:line-break/>It’s the cold season and I need refuge<text:line-break/>Balmy – make me lukewarm<text:line-break/><text:line-break/>My fear has rendered me captive; I shake off cold when we are close<text:line-break/>Kiss me now; I need to stop this shaking<text:line-break/>Give me the breath of life; I’ll forever be near thee</text:p>
      <text:p text:style-name="P4"/>
      <text:h text:style-name="P40" text:outline-level="3"><text:a xlink:type="simple" xlink:href="http://mkbaloyi6.blogspot.co.za/2010/09/taxi.html"><text:span text:style-name="T14">Taxi</text:span></text:a></text:h>
      <text:p text:style-name="P23"><text:line-break/>You are like a taxi to me<text:line-break/>Not the miss-one-get-one type of taxi<text:line-break/>Or the one that collects everyone along its way, no<text:line-break/>The one that opens its door for me<text:line-break/>And a light comes on in my heart!</text:p>
      <text:p text:style-name="P4"/>
      <text:h text:style-name="P40" text:outline-level="3"><text:a xlink:type="simple" xlink:href="http://mkbaloyi6.blogspot.co.za/2010/09/me-flowing-on-tight-beat.html"><text:span text:style-name="T14">Me Flowing on a Tight Beat</text:span></text:a></text:h>
      <text:p text:style-name="P23"><text:line-break/>Me flowing on a tight beat <text:line-break/>Is like sex with a hot chick<text:line-break/>You can't stop talking about it<text:line-break/>You want to exaggerate it a bit <text:line-break/>Because you want your friends <text:line-break/>To feel what you felt <text:line-break/>When I hit that high note <text:line-break/>And brought it down slow <text:line-break/>When I grabbed that mic, <text:line-break/>Like you’d grab her backside <text:line-break/>When I massaged the lyrics, <text:line-break/>Like you’d caress her pelvis <text:line-break/>I kissed the mic with my lips <text:line-break/>My words couldn’t stop galloping <text:line-break/>You wanna tell of my use of imagery <text:line-break/>Like you wanna talk about her bedroom eyes<text:line-break/>Only they can’t relive the experience <text:line-break/>That moment is gone, never to return <text:line-break/>Like every story retold<text:line-break/>Never as good as the original </text:p>
      <text:p text:style-name="P4"/>
      <text:h text:style-name="P40" text:outline-level="3"><text:soft-page-break/><text:a xlink:type="simple" xlink:href="http://mkbaloyi6.blogspot.co.za/2010/09/love-is-drug.html"><text:span text:style-name="T14">Love is a Drug</text:span></text:a></text:h>
      <text:p text:style-name="P23"><text:line-break/>I miss you a lot like I'm drunk<text:line-break/>You're intoxicating like a drug<text:line-break/>When I think of you pretty <text:line-break/>I just can't think rationally <text:line-break/>If I have my ration it's like I'll vomit, <text:line-break/>I can't eat! <text:line-break/>With you on my mind everything goes haywire, <text:line-break/>I go mystical and psycho...like I'm sick <text:line-break/>In my head, reality just won't stick <text:line-break/>Through my addiction<text:line-break/>I know what crazy in love really means<text:line-break/>Everything comes in multiples of two <text:line-break/>Like I'm seeing double<text:line-break/>My vision is blurred like a mirage <text:line-break/>My body feels cared for like a massage<text:line-break/>I do the dance and talk nonsense<text:line-break/>Like “we're Siamese twins, connected at our brains”<text:line-break/>I miss you stacks maybe that's why I'm high </text:p>
      <text:p text:style-name="P4"/>
      <text:h text:style-name="P40" text:outline-level="3"><text:a xlink:type="simple" xlink:href="http://mkbaloyi6.blogspot.co.za/2010/09/understanding-is-girl.html"><text:span text:style-name="T14">Understanding is a Girl</text:span></text:a></text:h>
      <text:p text:style-name="P23"><text:line-break/>Understanding is a girl<text:line-break/>It cannot be forced, only fostered <text:line-break/>When you spot her walking the boulevard<text:line-break/>Wave her to come forward, then go toward<text:line-break/>Don't say tomorrow is another day<text:line-break/>All it takes is a whisper of a whistle<text:line-break/>Not a vuvuzela<text:line-break/>You don't want her to whimper or bristle <text:line-break/>They're still taking immigrants in Australia<text:line-break/><text:line-break/>There's nothing like<text:line-break/>I have to get this girl before winter <text:line-break/>You can fake it to make it<text:line-break/><text:line-break/>If you're the proud type<text:line-break/>Give it time<text:line-break/>Or you can swallow your pride<text:line-break/>And ask her out<text:line-break/><text:soft-page-break/>When she says no<text:line-break/>Don't be afraid to say<text:line-break/>"But I don't understand"<text:line-break/>Ask again<text:line-break/>Even if you'll look like a retard <text:line-break/><text:line-break/>It's like having a baby<text:line-break/>If Little John doesn't want to be conceived today<text:line-break/>You can't make him<text:line-break/>You can have a go at it<text:line-break/>Until too much sex makes you sick<text:line-break/>But Little John won't kick<text:line-break/><text:line-break/>Some people got girl<text:line-break/>Who don't even know them</text:p>
      <text:p text:style-name="P4"/>
      <text:h text:style-name="P40" text:outline-level="3"><text:a xlink:type="simple" xlink:href="http://mkbaloyi6.blogspot.co.za/2010/09/she-touched-me.html"><text:span text:style-name="T14">She Touched Me</text:span></text:a></text:h>
      <text:p text:style-name="P27"/>
      <text:p text:style-name="P16">She came from her mother's womb and she touched me. Her small , velvety hands brought out the best in me. Even though she's not a sculptor and I'm not a piece of wood, those soft hands have made me; turned me into someone I like. She touched me here, she touched me there. It was all too real. She touched me in my heart. She did not know what she was doing. I've known this place, only it was a distant past, not even the mind could travel that far. She brought it to the Now! It's as if she came to do just that. Even if she leaves, which I doubt or will not allow, I want to remember myself like this. </text:p>
      <text:p text:style-name="P4"/>
      <text:h text:style-name="P40" text:outline-level="3"><text:a xlink:type="simple" xlink:href="http://mkbaloyi6.blogspot.co.za/2010/09/find-my-voice.html"><text:span text:style-name="T14">Find my Voice</text:span></text:a></text:h>
      <text:p text:style-name="P23"><text:line-break/>I'm trying to find my voice<text:line-break/>So I perform<text:line-break/>I feel like my voice is lost<text:line-break/>Coz my government won't hear my cries<text:line-break/>I need a reform<text:line-break/>A new revolution<text:line-break/><text:line-break/>They are running on idle<text:line-break/>So I strike<text:line-break/>Somebody out there will hear my voice<text:line-break/>Malamulele is deprived of choice<text:line-break/>Can you hear me all?<text:line-break/>Malamulele is deprived of choice<text:line-break/><text:soft-page-break/><text:line-break/>I need a stage to put my words at play<text:line-break/>My hurts are kicked to the curb and left at bay<text:line-break/>Nobody wanna listen to 851<text:line-break/>It's like the xenophobia attacks<text:line-break/>Kill the Shangaans<text:line-break/>Kill the Shonas  <text:line-break/>I'd bet somebody was trying to find their voice<text:line-break/>Because later they said "kill the Boers"<text:line-break/><text:line-break/>I hope my words find their way<text:line-break/>To the ears of the children of Malamulele<text:line-break/>With resistance we either win or be defiant<text:line-break/>Somebody hear me speak<text:line-break/>Malamulele needs a municipality<text:line-break/><text:line-break/>If I have to pull a stunt I will<text:line-break/>If I have to use my thear-tricks I will<text:line-break/>Somebody spill the beans<text:line-break/><text:line-break/>They come to us<text:line-break/>And tell us we can't have what we want<text:line-break/>They should have just stayed where they was<text:line-break/><text:line-break/>They come to us to tell us what they think<text:line-break/>Since they won't listen to our ideas, maybe they'll read<text:line-break/>And I hope it stings<text:line-break/><text:line-break/>You have people that should be minding their businesses<text:line-break/>Minding ours<text:line-break/>Malamulele shopping centers are owned by foreigners<text:line-break/>They don't know us<text:line-break/>So why they wanna (mis)represent us?<text:line-break/>Just don't speak if you have nothing good to say<text:line-break/><text:line-break/>They harass us on the streets<text:line-break/>"Where's your ID, where's your ID?"<text:line-break/>And they ask in Zulu<text:line-break/><text:line-break/>We might be dancing in gumboots and ties<text:line-break/>But we tell no lies<text:line-break/>We'll fight back in court and underground<text:line-break/><text:soft-page-break/><text:line-break/>First they took UniGaz,<text:line-break/>Now our language has no castodian<text:line-break/>We were too young to ask the questions<text:line-break/>Now we wanna know the reasons<text:line-break/>Why are we not on national radio?<text:line-break/>Why are we not commentating sports?<text:line-break/>Why are Tsonga people afraid to whisper a word of it? <text:line-break/>Damn, our town is not even on the map! <text:line-break/>You air other languages on TV<text:line-break/>God forbid we air our views</text:p>
      <text:p text:style-name="P4"/>
      <text:h text:style-name="P40" text:outline-level="3"><text:a xlink:type="simple" xlink:href="http://mkbaloyi6.blogspot.co.za/2010/09/adding-big-words.html"><text:span text:style-name="T14">Adding the Big Words</text:span></text:a></text:h>
      <text:p text:style-name="P22"><text:line-break/>Adding the big words to a work of heart will make you fly like the big birds. They say if you write prose you ain't a poet. Let's face it, it's the hype. You need a marketer to convey you in ways that you never thought, and sometimes ways you're not sure of. You need a big, lifesized banner so you can burn it up. With so many fake poets out there, you need a gimmick that says 'hey, look at me!' Without that, you'll just slide into old age with what you believe to be masterpieces. It's not fair but it's reality. Most writes blur the distinction between the fictitious and the surreal, take it from me, it's time to snap back. Gigantic words only get your foot in the door, you have to walk in. That's what distinguishes you from the rest.</text:p>
      <text:p text:style-name="P4"/>
      <text:h text:style-name="P40" text:outline-level="3"><text:a xlink:type="simple" xlink:href="http://mkbaloyi6.blogspot.co.za/2010/09/idea-of-woman.html"><text:span text:style-name="T14">Idea of a Woman, The</text:span></text:a></text:h>
      <text:p text:style-name="P26"/>
      <text:p text:style-name="P15">An idea at conception is like a girl at puberty,<text:line-break/>She does not know what's happening to her.<text:line-break/>She is in the process of finding herself, and her lumps.<text:line-break/>Many men lust over her and yet almost all get out of dutch,<text:line-break/>Way before they bite the dust.<text:line-break/>Some stay and of these many are still undecided.<text:line-break/>They are afraid of 10111.<text:line-break/>Very few are there to see it through.<text:line-break/>This lot has given it their all<text:line-break/>And believes that from that small body<text:line-break/>Will come out a somebody,<text:line-break/>A woman as ripe as the idea of science.<text:line-break/>Before she is a fully-fledged, or full-figured woman,<text:line-break/>She must go through her menstrual cycles.<text:line-break/>Some will be boys,<text:line-break/><text:soft-page-break/>Some will be grown men,<text:line-break/>Some will be naughty grand fathers.<text:line-break/>She appeals to everyone.<text:line-break/>Some will be lesbians,<text:line-break/>Some will be straight.<text:line-break/>Lesbians want to add to the portfolio,<text:line-break/>The straight ones just wanna have fun with a sexy friend.<text:line-break/>In spite of and despite the trust bestowed or dismissal incurred,<text:line-break/>The teenage girl buds like a flower if she respects herself<text:line-break/>Or wilts in spring if she lets too many unruly boys when she's 18.<text:line-break/>One day, she will be history or she can be the future.<text:line-break/>Those that ran away will rejoice if she withers.<text:line-break/>Those that stayed will understand that it was worth a try.<text:line-break/>If she prevails, the skeptics will want in,<text:line-break/>Some will be too afraid to ask.<text:line-break/>In the end, the winners will be those that had faith<text:line-break/>In an angel that had no wings,<text:line-break/>And they will fly. </text:p>
      <text:p text:style-name="P15"><text:line-break/>Initiated by a woman<text:line-break/>Stolen by a man</text:p>
      <text:p text:style-name="P4"/>
      <text:h text:style-name="P40" text:outline-level="3"><text:a xlink:type="simple" xlink:href="http://mkbaloyi6.blogspot.co.za/2010/09/kick-my-shoes.html"><text:span text:style-name="T14">Kick My Shoes</text:span></text:a></text:h>
      <text:p text:style-name="P27"/>
      <text:p text:style-name="P16">They say if it ain't broken, don't fix it. I did not want to fix it, I just wanted to move to the next one. So I tried to damage it by kicking rocks and poles along my way to school. Toughees were really tough. Parabellum was even worse. Two pairs of shoes for four years. My size wasn't changing, only my taste in things. I wanted a CAT or a Bronx, I could not get it while I still had these. So I did what had to be done.</text:p>
      <text:p text:style-name="P4"/>
      <text:h text:style-name="P40" text:outline-level="3"><text:a xlink:type="simple" xlink:href="http://mkbaloyi6.blogspot.co.za/2010/09/signs-no-words.html"><text:span text:style-name="T14">Signs, No Words Exchanged</text:span></text:a></text:h>
      <text:p text:style-name="P29">Signs, no words exchanged<text:line-break/>No "keep left, pass right"<text:line-break/>No clues, no hints, no trick questions<text:line-break/><text:line-break/>Questions, no answers, no solutions<text:line-break/>Questions, no voicing them out<text:line-break/>We're not sure if they are the right questions<text:line-break/>We don't know each other that well<text:line-break/><text:line-break/>Looks, no winks, just eyes<text:line-break/><text:soft-page-break/>Eyes, no closing of eyes or fixing of eyes<text:line-break/>They are at play, but nothing is too obvious<text:line-break/>No specific message is intended<text:line-break/>No-one is trying to hide<text:line-break/>No-one is trying to show<text:line-break/>No-one is trying<text:line-break/><text:line-break/>Lips, no biting of lips<text:line-break/>No licking of lips<text:line-break/>Just the movement of lips<text:line-break/>When we're talking<text:line-break/>Mesmerizing, hypnotizing, idolizing<text:line-break/>Eyes following, up and down,<text:line-break/>up and down<text:line-break/>Try to break eye contact<text:line-break/>But come back again<text:line-break/>Up and down, up and down<text:line-break/><text:line-break/>We yawn, nobody wants to use the bed<text:line-break/>It's too early<text:line-break/>We're tired<text:line-break/>Who will be first to say goodnight?<text:line-break/>We both don't wanna sleep<text:line-break/>The moment is too special to be cut short<text:line-break/><text:line-break/>From my side or hers<text:line-break/>Just two helpless youths<text:line-break/>Helpless in front of each other<text:line-break/>But empowered at the same time<text:line-break/><text:line-break/>There is a force uncontrollable,<text:line-break/>Untraceable, impeccable<text:line-break/>Somewhere between our hearts<text:line-break/>Somewhere in this space<text:line-break/>In between, around here<text:line-break/><text:line-break/>Signs, no stop signs, no go signs<text:line-break/>Too many no-go areas<text:line-break/>What would happen the morning after?<text:line-break/><text:line-break/>No "Go Slow, School Ahead" signs<text:line-break/>We might never learn our lesson<text:line-break/><text:soft-page-break/><text:line-break/>I'm a typical guy<text:line-break/>Who hates the words "don't" and "stop"<text:line-break/>Unless they are put together<text:line-break/>But for her I choose to be different<text:line-break/><text:line-break/>We hold hands<text:line-break/>But let go just as quickly<text:line-break/><text:line-break/>She stands and walks about<text:line-break/>Trying to make herself comfy<text:line-break/>Yes, much better now<text:line-break/>She comes back to sit<text:line-break/>Hoping something would've changed<text:line-break/>Same feelings, same signs<text:line-break/><text:line-break/>From my side or hers<text:line-break/>Just two helpless youths<text:line-break/>Helpless in front of each other<text:line-break/>But empowered at the same time<text:line-break/>There is a force uncontrollable<text:line-break/>Untraceable, impeccable<text:line-break/>Somewhere between our hearts<text:line-break/>Somewhere in this space<text:line-break/>In between, around here<text:line-break/>Signs, no stop signs, no go signs<text:line-break/>Two many no-go areas<text:line-break/>What would happen the morning after<text:line-break/>We hold hands<text:line-break/>But let go just as quickly<text:line-break/>She stands and walks about<text:line-break/>Trying to make herself comfy<text:line-break/>Yes, much better now<text:line-break/>Comes back to sit<text:line-break/>Hoping something would've changed<text:line-break/>Same feelings, same signs<text:line-break/><text:line-break/>No keep left, pass right<text:line-break/>No clues, no hints, no trick questions<text:line-break/>Questions, no answers, no solutions<text:line-break/>Questions, no voicing them out<text:line-break/>We're not sure if they are the right questions<text:line-break/><text:soft-page-break/>We don't know each other that well<text:line-break/>Looks, no winks, just eyes<text:line-break/>Eyes, no closing of eyes or fixing of eyes<text:line-break/>They are at play, but nothing is too obvious<text:line-break/>No specific message is intended<text:line-break/>No-one is trying to hide<text:line-break/>No-one is trying to show<text:line-break/>No-one is trying<text:line-break/>Lips, no biting of lips<text:line-break/>No licking of lips<text:line-break/>Just the movement of lips<text:line-break/>When we're talking<text:line-break/>Mesmerizing, hypnotizing, idolizing<text:line-break/>Eyes following, up and down,<text:line-break/>up and down<text:line-break/>Try to break eye contact<text:line-break/>But come back again<text:line-break/>Up and down, up and down<text:line-break/>We yawn, nobody wants to use the bed<text:line-break/>It's too early<text:line-break/>We're tired<text:line-break/>Who will be first to say goodnight<text:line-break/>We both don't wanna sleep<text:line-break/>The moment is too special to be cut short</text:p>
      <text:p text:style-name="P16">There are signs, signs we take into consideration and road signs we choose to ignore (that can get us killed). Dreams that we believe that make us keep searching for a hidden truth, or even more signs. Bird signs. Sign language that we understand only partially. Signatures that are complicated and some even funny. Signed T-shirts by our favorite celebrities.</text:p>
      <text:p text:style-name="P16">And then there are deeds, doings we do not do and indeed do's that take some doing to undo.</text:p>
      <text:p text:style-name="P16">Then there are words. Words that we write but never read and words that we say but can't swallow and words that we think but fail to say.</text:p>
      <text:p text:style-name="P16">And then there's love. In love there's no room for choice that's why I love you by default. I didn't choose to fall in love with you that's why I'll never tell you I don't love you no more. If I do, know that it's a lie. My actions will give me away.</text:p>
      <text:p text:style-name="P4"/>
      <text:h text:style-name="P40" text:outline-level="3"><text:a xlink:type="simple" xlink:href="http://mkbaloyi6.blogspot.co.za/2010/09/apples.html"><text:span text:style-name="T14">Apples</text:span></text:a></text:h>
      <text:p text:style-name="P30"><text:span text:style-name="Source_20_Text"><text:span text:style-name="T43"/></text:span></text:p>
      <text:p text:style-name="P16">You're crying because Mum gave your sister an apple. But what are you crying about? Do you want her to take that apple and give it to you? Do you want her to cut it in half? Or do you want a whole new apple altogether? If you love your sibling like we do, you'd want a <text:soft-page-break/>whole new apple altogether. You can't just be happy that her joy is cut in half! But that apple might be the last one, in which case you can settle for half. But your sibling has to be a good person to allow mum to cut it in half. Your sibling might be a much better person to take a kitchen knife and cut it herself. In the worst case your sibling might grab it and run where mum or your older brother can't catch her. We need help from our siblings that have apples already to inform the parties concerned and say 'my brother didn't get his apple'. Some parents are cruel they favor some of their children. It should hurt to eat while your sibling watches. So if your the best sibling, you'd take back the apple. That way mum will have no choice but to add more apples, and perhaps bananas and oranges!!!</text:p>
      <text:p text:style-name="P4"/>
      <text:h text:style-name="P40" text:outline-level="3"><text:a xlink:type="simple" xlink:href="http://mkbaloyi6.blogspot.co.za/2010/09/camelion.html"><text:span text:style-name="T14">Chameleon</text:span></text:a></text:h>
      <text:p text:style-name="P30"><text:span text:style-name="Source_20_Text"><text:span text:style-name="T43"/></text:span></text:p>
      <text:p text:style-name="P16">Is it just me or does it happen to everyone? To be 24 and still tryna figure out who I wanna be? Is it just me or are there 23 people out there like me? Every time I'm near something beautiful, I want to become that.</text:p>
      <text:p text:style-name="P15">I charm but I wanna be a lion</text:p>
      <text:p text:style-name="P4"/>
      <text:h text:style-name="P40" text:outline-level="3"><text:a xlink:type="simple" xlink:href="http://mkbaloyi6.blogspot.co.za/2010/09/no-man-has-ever-loved.html"><text:span text:style-name="T14">No Man has Ever Loved</text:span></text:a></text:h>
      <text:p text:style-name="P24"><text:span text:style-name="Source_20_Text"><text:span text:style-name="T34"><text:line-break/></text:span></text:span><text:span text:style-name="T28"><text:line-break/>No man has ever loved like I loved you<text:line-break/>Not even </text:span><text:span text:style-name="T29">I</text:span><text:span text:style-name="T28"> had ever loved like that<text:line-break/>To feel you in my gut like yellow pap<text:line-break/>To feel you in my chest like bird flu<text:line-break/>To feel you in my intestines like a downward lift <text:line-break/>I was so feeling you<text:line-break/>Problem was: our minds were not in sync<text:line-break/>Big problem!</text:span></text:p>
      <text:p text:style-name="P4"/>
      <text:h text:style-name="P40" text:outline-level="3"><text:a xlink:type="simple" xlink:href="http://mkbaloyi6.blogspot.co.za/2010/09/bmx-ver-b.html"><text:span text:style-name="T14">BMX (version b)</text:span></text:a></text:h>
      <text:p text:style-name="P24"><text:span text:style-name="Source_20_Text"><text:span text:style-name="T34"><text:line-break/></text:span></text:span><text:span text:style-name="T28"><text:line-break/></text:span><text:span text:style-name="T29">Mhani</text:span><text:span text:style-name="T28"> thinks khakhis are better suited for me<text:line-break/>There are no khakhis in Khatisa Secondary<text:line-break/>I'm in grade 7 and it's winter<text:line-break/>Mhani is preparing for summer<text:line-break/>I have enough shorts<text:line-break/>She thinks they are too short<text:line-break/><text:line-break/>I'm a child in love with the BMX<text:line-break/></text:span><text:soft-page-break/><text:span text:style-name="T28">I just want to ride<text:line-break/>And yes, I might not be that good<text:line-break/>I never had one of my own<text:line-break/>I borrowed from rich kids<text:line-break/>Only to have it taken away the next minute<text:line-break/>But I have been on one<text:line-break/>And it was all mine during that time<text:line-break/><text:line-break/>Mhani says I will be spoilt<text:line-break/>Grandma says I will run into a bus<text:line-break/>Papa is not saying anything<text:line-break/><text:line-break/></text:span><text:span text:style-name="T29">Basikiri Mavangela Xilondza*</text:span><text:span text:style-name="T28"><text:line-break/>How will I learn <text:line-break/>If I don't get hurt?<text:line-break/><text:line-break/>When I was in grade 2<text:line-break/>They said I was getting one in grade 3 if I passed<text:line-break/>I passed and passed well<text:line-break/>But I was too young they said<text:line-break/>Grade 4 then, then grade 5<text:line-break/>I'm beginning to see the trend<text:line-break/>But I keep on passing<text:line-break/>Because being a good child<text:line-break/>Is not about the rewards<text:line-break/>It's a choice I've made<text:line-break/><text:line-break/>I sacrificed a lot of things for this bike<text:line-break/>But Mhani doesn't seem to notice<text:line-break/>She doesn't know I'm the best player<text:line-break/>In our local under 13 squad<text:line-break/>I can build cars and cows with clay<text:line-break/>Better than anyone I know<text:line-break/>I get the most attention from young girls<text:line-break/>Chopping wood and collecting cow dung<text:line-break/>She thinks I'm just mama's boy<text:line-break/><text:line-break/>That is a choice I had to make<text:line-break/>Because what happens to kids<text:line-break/>That have no next-of-kin?<text:line-break/>They are sent to the orphanage<text:line-break/><text:line-break/></text:span><text:soft-page-break/><text:span text:style-name="T28">*Devised meaning for BMX. It means "wound-causing bicycle".</text:span></text:p>
      <text:p text:style-name="P4"/>
      <text:h text:style-name="P40" text:outline-level="3"><text:a xlink:type="simple" xlink:href="http://mkbaloyi6.blogspot.co.za/2010/09/huku.html"><text:span text:style-name="T14">Huku</text:span></text:a></text:h>
      <text:p text:style-name="P24"><text:span text:style-name="Source_20_Text"><text:span text:style-name="T34"><text:line-break/></text:span></text:span><text:span text:style-name="T28"><text:line-break/>U huku emahlweni yanga<text:line-break/>Ku nga ri leya timbilu<text:line-break/>Ku nga ri leyo hatla ku rivala<text:line-break/>Kambe leyo tshikela mandza<text:line-break/>Mbhaha lowu tlhotlhorhaka swiciwana<text:line-break/>Wu swi hletela no swi vukarha<text:line-break/>Wu swi sirhelela ni le ka magama<text:line-break/><text:line-break/>Hi nga se kota ku pfula swinon'wana <text:line-break/>A swi namba ku hlayisiwa hi vunamba<text:line-break/>Makhamba ya tsandzeka ku "mandza lawa ya famba"<text:line-break/>Ya kota ntsena ku tinwaya<text:line-break/><text:line-break/>Ntumbuluko wu pfa wu fa mona<text:line-break/>Ku ba moya wa xidzedze, huuu!<text:line-break/>Ku na mpfula ya ndhambi, hooo!<text:line-break/>Ku hisa ni vusose, ndzerrr!<text:line-break/>Kambe wena u tshama u ri ni Musa<text:line-break/>Laha u nga kona ku ni Ku Rhula<text:line-break/><text:line-break/>Evuton'wini ka dzwihala<text:line-break/>Kambe wena u xiketiketi xanga<text:line-break/>U makomba-ndlela<text:line-break/><text:line-break/>U huku manana<text:line-break/>Ti-chance u ndzi nyikile<text:line-break/>Hambileswi a ndzi tumbela le khoneni<text:line-break/>Ndzi ku ndzi tlanga khume-n'we <text:line-break/>Ndzi kha ndzi tirhisa nenge wa xinene<text:line-break/><text:line-break/>Ndzi ti ba xihukwana<text:line-break/>Tintlapfana ti ku tlangandla<text:line-break/>Wonge i huku loko yi minta mati<text:line-break/>Ndza tinyungubyisa</text:span></text:p>
      <text:p text:style-name="P4"/>
      <text:h text:style-name="P40" text:outline-level="3"><text:soft-page-break/><text:a xlink:type="simple" xlink:href="http://mkbaloyi6.blogspot.co.za/2010/09/poetry-mashup.html"><text:span text:style-name="T14">Poetry Mashup</text:span></text:a></text:h>
      <text:p text:style-name="P24"><text:span text:style-name="Source_20_Text"><text:span text:style-name="T34"><text:line-break/></text:span></text:span><text:span text:style-name="T28"><text:line-break/>Like Zubs, I'm writing my last letter to love<text:line-break/>Yolanda Adams knows, mine is a fragile heart<text:line-break/>I can't believe Westlife thought our love was unbreakable<text:line-break/>How can I walk a thousand miles alone<text:line-break/>Coz Vanessa Carlton had something to do?<text:line-break/>For her, it was better if we separated like Usher<text:line-break/>But once she quoted Tevin Campbell<text:line-break/>When she said I was her dandelion, beautiful flower<text:line-break/>But didn't Sparkle and R Kelly warn me to be careful?<text:line-break/>What was I doing listening to Q<text:line-break/>When he said everything I do, I do it for you?<text:line-break/>Tell me, Puff Johnson, what is the meaning of love?<text:line-break/>Is it like the O'Jays, forever mine?<text:line-break/>Or like Ne-Yo, so sick of love songs?<text:line-break/>We grew up together like Musiq Soulchild<text:line-break/>And the girl next door<text:line-break/>I guess sometimes you have to be torn Loyiso?<text:line-break/>Torn? Letoya please!<text:line-break/>If Keisha Cole could change her mind<text:line-break/>With the help of Kanye West<text:line-break/>About promises and getting married<text:line-break/>Why can't my Jagged Edge follow suit?<text:line-break/>"You're contagious, touch me baby, give me what you got"<text:line-break/>That's what the Isley Brother said<text:line-break/>Danger, then HHP replied<text:line-break/>Faith Evans knows that you mesmerize me<text:line-break/>And I'd love to do it again<text:line-break/>But f*ck it, Eamon wouldn't want Frankie back<text:line-break/>How could I, you slept with the whole of Dru Hill in my bed<text:line-break/>Worse than Christina Aguilera, I'm hurt<text:line-break/>Busy dipping it low as if you were Christina Milian<text:line-break/>It may be hard to believe,<text:line-break/>But me and my Boyz 2 Men are doing jdoes it happen to everyone? To be 24 and still tryna figure out who I wanna be? Is it just me or are there 23 people out there like me? Every time I'm near something beautiful, I want to become that.ust fine<text:line-break/>But at your best, you are loved Aaliyah!</text:span></text:p>
      <text:p text:style-name="P4"/>
      <text:h text:style-name="P40" text:outline-level="3"><text:soft-page-break/><text:a xlink:type="simple" xlink:href="http://mkbaloyi6.blogspot.co.za/2010/09/touching-gumbani.html"><text:span text:style-name="T14">Touching Gumbani</text:span></text:a></text:h>
      <text:p text:style-name="P24"><text:span text:style-name="Source_20_Text"><text:span text:style-name="T34"><text:line-break/></text:span></text:span><text:span text:style-name="T28"><text:line-break/>Bantsi touched base in Gumbani<text:line-break/>Like Habana with a touchdown<text:line-break/>Felt like touching the sky<text:line-break/>Like West on a tight beat<text:line-break/>Lived there for a while<text:line-break/>Like TI, The King<text:line-break/>Touched a few soil particles called sava<text:line-break/>Peeps tryna constrain him like siva<text:line-break/>Y'all know he never bites the dust<text:line-break/>Even when he touches the ground</text:span></text:p>
      <text:p text:style-name="P4"/>
      <text:h text:style-name="P40" text:outline-level="3"><text:a xlink:type="simple" xlink:href="http://mkbaloyi6.blogspot.co.za/2010/09/im-not-biter-im-eater-im-reason.html"><text:span text:style-name="T14">I'm Not a Biter</text:span></text:a></text:h>
      <text:p text:style-name="P24"><text:span text:style-name="Source_20_Text"><text:span text:style-name="T34"><text:line-break/></text:span></text:span><text:span text:style-name="T28"><text:line-break/>I'm not a biter<text:line-break/>I'm an eater<text:line-break/>I'm the reason something is eating you<text:line-break/><text:line-break/>I'm not a biter<text:line-break/>I'm a chewer<text:line-break/>I chew your style and spit it out<text:line-break/><text:line-break/>I'm not a biter<text:line-break/>I savour<text:line-break/>Wouldn't you if you had my swag?<text:line-break/><text:line-break/>I'm not a biter<text:line-break/>I'm a swallower<text:line-break/>But there's one thing I refuse to swallow<text:line-break/>And that's my pride<text:line-break/><text:line-break/>I'm not a biter<text:line-break/>You're just a hater </text:span></text:p>
      <text:p text:style-name="P4"/>
      <text:h text:style-name="P40" text:outline-level="3"><text:a xlink:type="simple" xlink:href="http://mkbaloyi6.blogspot.co.za/2010/09/nose-block.html"><text:span text:style-name="T14">Nose Block</text:span></text:a></text:h>
      <text:p text:style-name="P25"><text:span text:style-name="Source_20_Text"><text:span text:style-name="T43"/></text:span></text:p>
      <text:p text:style-name="P16">Sometimes you go through the day without actually feeling that you have a nose block. It's only after you've blown your nose or sneezed the snot that you feel lighter and relieved. <text:soft-page-break/>You then realize that you were really uncomfortable all along. It's like going through life contently without knowing something is missing. Then miraculously it appears and it becomes clear that your life was very inconvenient and lacked form.</text:p>
      <text:p text:style-name="P18"/>
      <text:p text:style-name="P16">Sometimes you're too busy sticking your nose in other people's business to smell your own coffee. But a pissed off angel sucker punches you and you stagger back. You see life in a whole different light. The mucus is in your nose, not theirs. You were just too close to see.</text:p>
      <text:p text:style-name="P18"/>
      <text:p text:style-name="P16">Sometimes you're too sure what you have is a running nose. So you spend all your day wiping it away. You're nose was sweating from too much activity. When you step back and look into the mirror, you see that you really need to slow down; breathe, take it in and start to live again.</text:p>
      <text:p text:style-name="P18"/>
      <text:p text:style-name="P16">A nose block is like a road block, it causes congestion. Oxygen cars are stuck in a long line.</text:p>
      <text:p text:style-name="P18"/>
      <text:p text:style-name="P16">A nose block is like a garage for insects; small ugly things are sticking out. Nobody likes what comes out of it. But for us to breathe again, it must. </text:p>
      <text:p text:style-name="P18"/>
      <text:p text:style-name="P16">You can feel a nose block when you inhale and exhale. But if you're deaf to your own nose, others will hear it even when you're asleep. </text:p>
      <text:p text:style-name="P18"/>
      <text:p text:style-name="P16">A nose block is a blocker; you can't get a girl if you take it along. It will block you left, right and center.</text:p>
      <text:p text:style-name="P18"/>
      <text:p text:style-name="P16">A nose block is like sunblock, for you the light won't shine. You'll be standing in the light but you're wearing protection.</text:p>
      <text:p text:style-name="P4"/>
      <text:h text:style-name="P40" text:outline-level="3"><text:a xlink:type="simple" xlink:href="http://mkbaloyi6.blogspot.co.za/2010/09/medicine.html"><text:span text:style-name="T14">Medicine</text:span></text:a></text:h>
      <text:p text:style-name="P26"/>
      <text:p text:style-name="P15">Listen here, I'm the one they call medicine;</text:p>
      <text:p text:style-name="P15">the one that got you lying in bed staring at the ceiling.</text:p>
      <text:p text:style-name="P15">So if you feeling sick,</text:p>
      <text:p text:style-name="P15">I give you an injection.</text:p>
      <text:p text:style-name="P15">By the name of penicillin -</text:p>
      <text:p text:style-name="P15">you're healed!</text:p>
      <text:p text:style-name="P15">Your flow comes in drops like a drip;</text:p>
      <text:p text:style-name="P15">I'll take you to physio maybe you'd giant leap.</text:p>
      <text:p text:style-name="P15">Just make sure when you land</text:p>
      <text:p text:style-name="P15">and you're forced to step to this,</text:p>
      <text:p text:style-name="P15">you don't get a bad hip.</text:p>
      <text:p text:style-name="P15">Ten punchlines in, you might need to hop.</text:p>
      <text:p text:style-name="P15"><text:soft-page-break/><text:line-break/>Some of you Teeny Bops tried to cheat,</text:p>
      <text:p text:style-name="P15">had me before your meals,</text:p>
      <text:p text:style-name="P15">now you feeling weak!</text:p>
      <text:p text:style-name="P15">When you come at me,</text:p>
      <text:p text:style-name="P15">make sure you're hard and fast,</text:p>
      <text:p text:style-name="P15">strong and hard,</text:p>
      <text:p text:style-name="P15">HEADSTRONG.</text:p>
      <text:p text:style-name="P15">Coz if not, I'll break ya bones,</text:p>
      <text:p text:style-name="P15">removing ya tendons.</text:p>
      <text:p text:style-name="P15"><text:line-break/>Some of you kids</text:p>
      <text:p text:style-name="P15">tried to do the opposite</text:p>
      <text:p text:style-name="P15">of what the others did,</text:p>
      <text:p text:style-name="P15">coz the food was too darn tasty!</text:p>
      <text:p text:style-name="P15">But now you need me bad</text:p>
      <text:p text:style-name="P15">coz you constipated.</text:p>
      <text:p text:style-name="P15">Yes, I've changed my name from Innocent to Eno.</text:p>
      <text:p text:style-name="P15"><text:line-break/>You wake up in the morning with chest pains</text:p>
      <text:p text:style-name="P15">and all you can think of is syrup.</text:p>
      <text:p text:style-name="P15">And now that you've had one spoon,</text:p>
      <text:p text:style-name="P15">you're disillusioned like you had one scoop.</text:p>
      <text:p text:style-name="P15">Beating on your chest...</text:p>
      <text:p text:style-name="P15">like you the man-ape Tarzan.</text:p>
      <text:p text:style-name="P15">Get a handle on yourself</text:p>
      <text:p text:style-name="P15">lest I man-handle you!</text:p>
      <text:p text:style-name="P15"><text:line-break/>Of course I can take my own medicine,</text:p>
      <text:p text:style-name="P15">but I'm immune to it I'm the host.</text:p>
      <text:p text:style-name="P15">We got a symbiotic relationship at most.</text:p>
      <text:p text:style-name="P19"/>
      <text:p text:style-name="P15">Some don't wake up in the morning</text:p>
      <text:p text:style-name="P15">and the medic says the meds didn't take.</text:p>
      <text:p text:style-name="P15">Ndzi ku byerile ku a ti teki!*</text:p>
      <text:p text:style-name="P15">Feeling ill?</text:p>
      <text:p text:style-name="P15">Get a pill!</text:p>
      <text:p text:style-name="P15">Man I tell you some call me coke,</text:p>
      <text:p text:style-name="P15">I'm that addictive!</text:p>
      <text:p text:style-name="P19"/>
      <text:p text:style-name="P15">And if you a dead rapper,</text:p>
      <text:p text:style-name="P15">ain't nothing I can do for you.</text:p>
      <text:p text:style-name="P15"><text:soft-page-break/>Cross over and meet your ghost writer -</text:p>
      <text:p text:style-name="P15">The reason your rhymes came later</text:p>
      <text:p text:style-name="P15">...than late. <text:line-break/>I tried to resuscitate you,</text:p>
      <text:p text:style-name="P15">but all you did was gravitate.</text:p>
      <text:p text:style-name="P15">Hey, I'm trying to think, meditate;</text:p>
      <text:p text:style-name="P15">I can't do two tapes in one take,</text:p>
      <text:p text:style-name="P15">the hospital already has too much red tape.</text:p>
      <text:p text:style-name="P19"/>
      <text:p text:style-name="P15">Take 2 of me at a time, 3 times a day.</text:p>
      <text:p text:style-name="P15">I'm your magic dosage</text:p>
      <text:p text:style-name="P15">if you wanna come of age.</text:p>
      <text:p text:style-name="P15">Drink me, swallow me -</text:p>
      <text:p text:style-name="P15">now I'm stuck to your tongue</text:p>
      <text:p text:style-name="P15">you wanna spit me out!</text:p>
      <text:p text:style-name="P15">And if I leave a bad taste in your mouth.</text:p>
      <text:p text:style-name="P15">Then you know, I'm your narrow path to wizardry.</text:p>
      <text:p text:style-name="P15"><text:line-break/>But if you have symptoms</text:p>
      <text:p text:style-name="P15">and you think the past tense of sick is suck,</text:p>
      <text:p text:style-name="P15">you already know what you should be on,</text:p>
      <text:p text:style-name="P15">Mad-Lemon baby!</text:p>
      <text:p text:style-name="P19"/>
      <text:p text:style-name="P15">Don't come at me with those cheap lines,</text:p>
      <text:p text:style-name="P15">and say “i xitayela xa mahala”.</text:p>
      <text:p text:style-name="P15">Are you too cheap to pay the price?</text:p>
      <text:p text:style-name="P15">Better yet, are you too cheap to buy a Bic</text:p>
      <text:p text:style-name="P15">and jot something down?</text:p>
      <text:p text:style-name="P15">If you're going to freestyle,</text:p>
      <text:p text:style-name="P15">first free your mind.</text:p>
      <text:p text:style-name="P15">I use fine point to write your prescription,</text:p>
      <text:p text:style-name="P15">that's why I'll be grinding you fine</text:p>
      <text:p text:style-name="P15">and pointing you to my next intern.</text:p>
      <text:p text:style-name="P19"/>
      <text:p text:style-name="P15">You're so stuck in apartheid rule</text:p>
      <text:p text:style-name="P15">you can't see we're all a people.</text:p>
      <text:p text:style-name="P15">Run to your past,</text:p>
      <text:p text:style-name="P15">get a n'anga to throw you some bones,</text:p>
      <text:p text:style-name="P15">coz I'm done doing that.</text:p>
      <text:p text:style-name="P19"/>
      <text:p text:style-name="P15">I get you chicks to bone,</text:p>
      <text:p text:style-name="P15">but you still need my help to make 'em moan?</text:p>
      <text:p text:style-name="P15"><text:soft-page-break/>Ok, run her a bath, put in some foam,</text:p>
      <text:p text:style-name="P15">put Ali Moyana on the stereo, and then call my phone.</text:p>
      <text:p text:style-name="P15">Pass her a message,</text:p>
      <text:p text:style-name="P15">on the menu is also a massage.</text:p>
      <text:p text:style-name="P15">You can't puff,</text:p>
      <text:p text:style-name="P15">so I expect you to just pass.</text:p>
      <text:p text:style-name="P15">I'll come and wrap it up for you boy.</text:p>
      <text:p text:style-name="P19"/>
      <text:p text:style-name="P15">Sweswi Xichangana ku nga Xilungu,</text:p>
      <text:p text:style-name="P15">Madyisane is Shangaan for medicine</text:p>
      <text:p text:style-name="P15">and you're chawing my shit!</text:p>
      <text:p text:style-name="P15"><text:line-break/>*I told you you're mentally ill, with 'teki' meaning 'not take'</text:p>
      <text:p text:style-name="P4"/>
      <text:h text:style-name="P40" text:outline-level="3"><text:a xlink:type="simple" xlink:href="http://mkbaloyi6.blogspot.co.za/2010/09/making-mess.html"><text:span text:style-name="T14">Making a Mess</text:span></text:a></text:h>
      <text:p text:style-name="P24"><text:span text:style-name="Source_20_Text"><text:span text:style-name="T34"><text:line-break/></text:span></text:span><text:span text:style-name="T28"><text:line-break/>Don't make a mess now<text:line-break/>And say "I'll clean it up later."<text:line-break/>Clean it up soon as you make it,<text:line-break/>Or don't make it.<text:line-break/>It's like taking a crap on a footpath,<text:line-break/>Somebody's bound to step on it.<text:line-break/>Or taking a crap and not wiping your ass,<text:line-break/>It's gonna stink!<text:line-break/>Actually, it's gonna stink the whole way!</text:span></text:p>
      <text:p text:style-name="P4"/>
      <text:h text:style-name="P40" text:outline-level="3"><text:a xlink:type="simple" xlink:href="http://mkbaloyi6.blogspot.co.za/2010/09/ti-khiyelanile.html"><text:span text:style-name="T14">Ti Khiyelanile</text:span></text:a></text:h>
      <text:p text:style-name="P24"><text:span text:style-name="Source_20_Text"><text:span text:style-name="T34"><text:line-break/></text:span></text:span><text:span text:style-name="T28">Ti khiyelanile<text:line-break/>A hi mina ndzi nga khiyela wena<text:line-break/>kumbe wena u nga khiyela mina,<text:line-break/>hi lo khiyelana<text:line-break/>Tanihi ganju na nketani, hi hakanile<text:line-break/>Timbyana timbirhi<text:line-break/>A hi twi hambi ho byeriwa,<text:line-break/>Hi cheriwa hi mati<text:line-break/>Hi khayimiwa ku fana na timbuti<text:line-break/>Hi pfutsekisiwa<text:line-break/>Timbyana letin'wana ta vukula<text:line-break/>I nkhuvo!<text:line-break/></text:span><text:soft-page-break/><text:span text:style-name="T28">Ha vumbirhi byerhu hi loko na khiya,<text:line-break/>a swi lavi un'wana<text:line-break/>Ku nghena swi olovile<text:line-break/>kambe ku huma swa tika...<text:line-break/>hambi hi manyukuta<text:line-break/>Hi tsutsuma na tiko leri hinkwaro,<text:line-break/>hi ri karhi hi keta<text:line-break/>U ndzi langutisa u ku: wa ndzi vavisa<text:line-break/>Na mina ndzi ku: na wena wa ndzi vavisa<text:line-break/>Hambi vafana va hi hoxetela hi maribye,<text:line-break/>va chavela ku u ta hlanta,<text:line-break/>a hi tshikani<text:line-break/>Hi nga tshikana njhani swi tsokombela so?</text:span></text:p>
      <text:p text:style-name="P4"/>
      <text:h text:style-name="P40" text:outline-level="3"><text:a xlink:type="simple" xlink:href="http://mkbaloyi6.blogspot.co.za/2010/09/mama-mina-ximamani-xa-mina.html"><text:span text:style-name="T14">Ximamani xa Mina</text:span></text:a></text:h>
      <text:p text:style-name="P24"><text:span text:style-name="Source_20_Text"><text:span text:style-name="T34"><text:line-break/></text:span></text:span><text:span text:style-name="T28"><text:line-break/>My mother taught me a lot of things<text:line-break/>But I didn't know the jobs were not complete<text:line-break/>Until you came and added the finishes<text:line-break/><text:line-break/>My mother taught me to walk<text:line-break/>But you came and taught me not to take the bus from Braam to my place<text:line-break/>You also taught me to take the stairs<text:line-break/><text:line-break/>My mother taught me to talk<text:line-break/>But you came and taught me not keep my feelings bottled in<text:line-break/><text:line-break/>My mother did not teach me to hear<text:line-break/>It came naturally<text:line-break/>But you came and taught me to listen to both sides of the story<text:line-break/><text:line-break/>So I call you mama<text:line-break/>Not because u </text:span><text:span text:style-name="T29">mama vananga</text:span><text:span text:style-name="T28">*<text:line-break/>But because u </text:span><text:span text:style-name="T29">ximamani xa mina</text:span><text:span text:style-name="T28">**<text:line-break/><text:line-break/>*My children's mother<text:line-break/>**My lil' mama</text:span></text:p>
      <text:p text:style-name="P4"/>
      <text:h text:style-name="P40" text:outline-level="3"><text:a xlink:type="simple" xlink:href="http://mkbaloyi6.blogspot.co.za/2010/09/baby-xa-mina.html"><text:span text:style-name="T14">Baby xa Mina</text:span></text:a></text:h>
      <text:p text:style-name="P23"><text:line-break/><text:soft-page-break/>Coz you're my baby<text:line-break/>I wanna be with you through all the stages of your development<text:line-break/>I don't wanna miss a thing, be it your pain or your joy<text:line-break/>Be it your first day at school or your graduation<text:line-break/>I wanna know you and watch you grow into a wonderful woman!<text:line-break/>I want to share in your everything<text:line-break/>I may not wear your nappies, but the smell affects us all</text:p>
      <text:p text:style-name="P4"/>
      <text:h text:style-name="P40" text:outline-level="3"><text:a xlink:type="simple" xlink:href="http://mkbaloyi6.blogspot.co.za/2009/08/baddies-in-our-bloodline.html"><text:span text:style-name="T14">Baddies in our Bloodline</text:span></text:a></text:h>
      <text:p text:style-name="P23"><text:line-break/>There are baddies in our bloodline, goggas even <text:line-break/>They were passed on – from ancestor to descendant <text:line-break/>Everybody in the family has them<text:line-break/>When we're around our peers <text:line-break/>It is not hard to tell <text:line-break/>All eyes have to be on us <text:line-break/>If I've bought a new dress<text:line-break/>They have to comment on it <text:line-break/>I'm the only one our circle of friends talks about <text:line-break/>My education, my boyfriend, my money, my family<text:line-break/>Oh! How wonderful they are!<text:line-break/>If the attention drifts to somebody else <text:line-break/>I get bored and leave <text:line-break/>Or do something to sail it back <text:line-break/>God was smart not to give us a lot <text:line-break/>“A va ta dya thyaka”*<text:line-break/><text:line-break/>This virus travels from generation to generation <text:line-break/>It goes from mother to daughter, father to son, parent to offspring <text:line-break/>I need something I can eat or drink to cleanse my blood<text:line-break/>Of this attention-seeking virus <text:line-break/>Now I'm paying attention to it <text:line-break/>If there's an idea, it's gotta be mine <text:line-break/>If it's somebody else's, we can't go with it<text:line-break/><text:line-break/>*They'd feel it</text:p>
      <text:p text:style-name="P4"/>
      <text:h text:style-name="P40" text:outline-level="3"><text:a xlink:type="simple" xlink:href="http://mkbaloyi6.blogspot.co.za/2009/08/women-are-weakness.html"><text:span text:style-name="T14">Women are a Weakness</text:span></text:a></text:h>
      <text:p text:style-name="P23"><text:line-break/>Women are a weakness<text:line-break/>When you can’t sleep because you’re too busy thinking about her; <text:line-break/><text:soft-page-break/>You can’t study coz your woman is just there;<text:line-break/>You call your mother a witch coz she appeared in your woman’s dreams;<text:line-break/>You can’t see your boys coz you have to spend <text:span text:style-name="T38">quantity</text:span>time, <text:line-break/>You steal to please her; <text:line-break/>You’d kill any man who touches her to make a statement;<text:line-break/>You lose the woman you love coz there are so many women around.<text:line-break/><text:line-break/>Procrastination is a weakness<text:line-break/>When you see it as a friend who lets you stay in bed ‘till late; <text:line-break/>Miss opportunities that don’t come around very often;<text:line-break/>Do it just once.<text:line-break/><text:line-break/>Alcohol is a weakness<text:line-break/>When it makes you start people;<text:line-break/>When it makes you develop verbal diarrhea. <text:line-break/>Otherwise, drink on. <text:line-break/>If it can make you speak in tongues, it can’t be a weakness.</text:p>
      <text:p text:style-name="P4"/>
      <text:h text:style-name="P40" text:outline-level="3"><text:a xlink:type="simple" xlink:href="http://mkbaloyi6.blogspot.co.za/2009/08/whos-next.html"><text:span text:style-name="T14">Who's Next?</text:span></text:a></text:h>
      <text:p text:style-name="P23"><text:line-break/>We’re sitting in the GT bus; <text:line-break/>You, me, every one of us<text:line-break/>We know who’s driving us, <text:line-break/>We even know their alias, <text:line-break/>Various as they are<text:line-break/>Our bus is not aligned right<text:line-break/><text:line-break/>This bus is as big as it can go<text:line-break/>But it has no visible door; <text:line-break/>The door could be its floor<text:line-break/>Depending on who’s next to go<text:line-break/>The door could be the window<text:line-break/><text:line-break/>You could just vanish into thick air<text:line-break/>You could fall out when it takes a turn<text:line-break/>The passenger next to you can do this<text:line-break/>And I ask myself, who’s next in the list?<text:line-break/>I don’t know. I wouldn’t know.<text:line-break/>Maybe someone knows. Maybe <text:span text:style-name="T38">you</text:span> know<text:line-break/>So I’m asking you, who’s next to go?<text:line-break/>You don’t know. Nobody will ever know <text:line-break/><text:soft-page-break/><text:line-break/>All we know is that it has no bus stop<text:line-break/>You alight while the engine is on <text:line-break/>No pressing of a button; you just get off<text:line-break/>You just get up and go; no see you tomorrow<text:line-break/>Don’t stand up; that could be goodbye<text:line-break/>Noooo!</text:p>
      <text:p text:style-name="P4"/>
      <text:h text:style-name="P40" text:outline-level="3"><text:a xlink:type="simple" xlink:href="http://mkbaloyi6.blogspot.co.za/2009/08/u-fike-parki.html"><text:span text:style-name="T14">U Fike Parki</text:span></text:a></text:h>
      <text:p text:style-name="P23"><text:line-break/>She tells me I was a player, <text:line-break/>But not anymore<text:line-break/>That I’ve reached my destination,<text:line-break/>And not going anywhere<text:line-break/>I should’ve watched my step<text:line-break/>Now that I didn’t<text:line-break/>There’s no going back<text:line-break/>I belong to her<text:line-break/>And there’s nothing I can do to change that<text:line-break/>She also tells me <text:span text:style-name="T38">ndzi fike Parki*</text:span><text:line-break/>Parki is a parking lot for cars<text:line-break/>Parki is also a big station for Metrorail’s <text:line-break/>And Shosholoza Meyl’s trains<text:line-break/>Parki’s still a depot for buses by the Rotunda<text:line-break/>Parki’s a taxi rank for 16-seater taxis by The Bridge<text:line-break/>It’s not a woman<text:line-break/>It’s a big station with skyscrapers <text:line-break/>This woman is not like that<text:line-break/><text:line-break/>*I've arrived at Park Station, Johannesburg</text:p>
      <text:p text:style-name="P4"/>
      <text:h text:style-name="P40" text:outline-level="3"><text:a xlink:type="simple" xlink:href="http://mkbaloyi6.blogspot.co.za/2009/08/love-that-is-lost.html"><text:span text:style-name="T14">A Love that is Lost</text:span></text:a></text:h>
      <text:p text:style-name="P4"/>
      <text:p text:style-name="P4"><text:span text:style-name="T21">She let our love get tired,</text:span><text:line-break/><text:span text:style-name="T21">grow old and die of a heart attack</text:span><text:line-break/><text:line-break/><text:span text:style-name="T21">I still love her to this day,</text:span><text:line-break/><text:span text:style-name="T21">but she thinks our love has passed its expiry date</text:span><text:line-break/><text:line-break/><text:span text:style-name="T21">She gave up on us</text:span><text:line-break/><text:span text:style-name="T21">but I still want to hold her in my arms</text:span><text:line-break/><text:line-break/><text:span text:style-name="T21">She let our love wilt while there is</text:span><text:line-break/><text:soft-page-break/><text:span text:style-name="T21">so much water in my kisses,</text:span><text:line-break/><text:span text:style-name="T21">so much sunshine in her eyes</text:span><text:line-break/><text:span text:style-name="T21">and we still breathe out carbon dioxide</text:span><text:line-break/><text:line-break/><text:span text:style-name="T21">In her eyes,</text:span><text:line-break/><text:span text:style-name="T21">we had run out of love</text:span><text:line-break/><text:span text:style-name="T21">She was the one who threw it out the window</text:span><text:line-break/><text:span text:style-name="T21">If the unborn son in her womb was grown up</text:span><text:line-break/><text:span text:style-name="T21">He'd hit it with his baseball bat back inside our house</text:span><text:line-break/><text:span text:style-name="T21">Breaking a few windows en route</text:span><text:line-break/><text:line-break/><text:span text:style-name="T21">I could do without an umbrella in the rain</text:span><text:line-break/><text:span text:style-name="T21">But not without making love behind the shower curtain</text:span><text:line-break/><text:line-break/><text:span text:style-name="T21">She released the love she had for me</text:span><text:line-break/><text:span text:style-name="T21">from the jail that is her heart</text:span><text:line-break/><text:span text:style-name="T21">She thought it had done its time</text:span><text:line-break/><text:span text:style-name="T21">But I thought we had given it life</text:span><text:line-break/><text:span text:style-name="T21">Oh somebody bring back my love!</text:span><text:line-break/><text:line-break/><text:span text:style-name="T21">She let our love slide</text:span><text:line-break/><text:span text:style-name="T21">Was what we had a playground slide?</text:span><text:line-break/><text:span text:style-name="T21">Every time it's a new kid</text:span><text:line-break/><text:span text:style-name="T21">Starts at the tip top, ends at the deep end</text:span><text:line-break/><text:span text:style-name="T21">When will my next turn be?</text:span><text:line-break/><text:span text:style-name="T21">Or is the queue just too long to bear?</text:span><text:line-break/><text:span text:style-name="T21">If I go next, I'm becoming a bully</text:span><text:line-break/><text:span text:style-name="T21">Only I will climb high and slide down</text:span><text:line-break/><text:span text:style-name="T21">And I won't be lazy to go back up</text:span><text:line-break/><text:span text:style-name="T21">Even if I've scratched my butt</text:span><text:line-break/><text:span text:style-name="T21">Or fell on my face and knocked off my teeth</text:span><text:line-break/><text:line-break/><text:span text:style-name="T21">She let our love pass us by</text:span><text:line-break/><text:span text:style-name="T21">I thought Us was the destination, not US!</text:span><text:line-break/><text:span text:style-name="T21">What if another taxi doesn't come by?</text:span><text:line-break/><text:span text:style-name="T21">Or if there comes the Xihoncana?</text:span><text:line-break/><text:span text:style-name="T21">I won't get on a cooler box taxi!</text:span></text:p>
      <text:p text:style-name="P4"/>
      <text:h text:style-name="P40" text:outline-level="3"><text:a xlink:type="simple" xlink:href="http://mkbaloyi6.blogspot.co.za/2009/08/ring-round-neck.html"><text:span text:style-name="T14">Ring ‘Round Neck</text:span></text:a></text:h>
      <text:p text:style-name="P23"><text:line-break/>From where I’m standing <text:line-break/>I am suffocating <text:line-break/>I am very limited<text:line-break/>I have my wings trimmed<text:line-break/>Too short to soar <text:line-break/>Got this ring ‘round my neck<text:line-break/>It’s weighing me down<text:line-break/>Try to cough and I’m gone <text:line-break/><text:soft-page-break/>The king, the queen, the prince<text:line-break/>Have it has it all planned <text:line-break/>Like a blueprint<text:line-break/>Slave, servant<text:line-break/>Servant, slave<text:line-break/>I’m only allowed to interchange between the two <text:line-break/>I can only stay on S <text:line-break/>Serve and suffer slavery<text:line-break/>I can’t go back to R <text:line-break/>And strike it rich<text:line-break/>(I’m only the royal family’s slave)<text:line-break/>Not forward to T <text:line-break/>and teach<text:line-break/>(What do I know?)<text:line-break/>I can only be ordered and should obey<text:line-break/>I cannot fit the ring on her finger <text:line-break/>And marry the king’s daughter!</text:p>
      <text:p text:style-name="P4"/>
      <text:h text:style-name="P40" text:outline-level="3"><text:a xlink:type="simple" xlink:href="http://mkbaloyi6.blogspot.co.za/2009/08/parktown.html"><text:span text:style-name="T14">Parktown</text:span></text:a></text:h>
      <text:p text:style-name="P23"><text:line-break/>This is Parktown<text:line-break/>It's not the whole of Parktown<text:line-break/>It's only a small portion of Parktown<text:line-break/>It might not be representative of the other sections of Parktown<text:line-break/>But it is (an important) part of Parktown<text:line-break/>So if you go here, you can safely say 'I've been to Parktown’<text:line-break/>Even if the people come from other places other than Parktown<text:line-break/>They are as much Parktonian as anyone who lives in Parktown<text:line-break/>Even if the people account for 1% of the population of Parktown<text:line-break/>Even if the area amounts to 1 acre of the whole area of Parktown<text:line-break/>You cannot dispense it from Parktown<text:line-break/>Without it the Parktown that we know wouldn't be Parktown<text:line-break/>And what you see here, doesn't happen on the fringes of Parktown<text:line-break/>It doesn't happen in the threshold of Parktown<text:line-break/>It doesn't happen in the CBD of Parktown<text:line-break/>It happens in Parktown<text:line-break/><text:line-break/>Do you have to be warned beforehand so you can be yourself?<text:line-break/>You are you, even if you are running, sleeping or dead<text:line-break/>If you are dead, it’s the late you but it’s still you, dead<text:line-break/><text:line-break/><text:soft-page-break/>If I see you on your bad hair day - Do I see your image?<text:line-break/>If I see you on your lucky day - Do I see your portrait?<text:line-break/>Or do I see you, the real you?<text:line-break/>Offguard</text:p>
      <text:p text:style-name="P4"/>
      <text:h text:style-name="P40" text:outline-level="3"><text:a xlink:type="simple" xlink:href="http://mkbaloyi6.blogspot.co.za/2009/08/mums-visiting.html"><text:span text:style-name="T14">Mum's Visiting</text:span></text:a></text:h>
      <text:p text:style-name="P26"/>
      <text:p text:style-name="P16">When she comes to visit, I feel like mum's visiting me at boarding school. So I bath thoroughly, spring clean, make sure everything is perfect. My mum would hit me at the back of the ear if she found a little dirt. I am a reflection of her.</text:p>
      <text:p text:style-name="P18"/>
      <text:p text:style-name="P18"/>
      <text:p text:style-name="P16">Nobody can touch me during this day. It's like Christmas in Heaven and I'm King. Boss, even if some of the kids are with their mothers, coz my mum's the best.</text:p>
      <text:p text:style-name="P18"/>
      <text:p text:style-name="P16">She brings me goodies. She's the only one that knows how to make me feel good. I don't share, I hide under the mattress.</text:p>
      <text:p text:style-name="P18"/>
      <text:p text:style-name="P16">When she's gone a great depression fills my heart, so while she's still there, I dread that moment. But I shake it and make the best of what I've got, sometimes by making the other kids feel it that my Mum's around - va dya hi tiphayiphi.</text:p>
      <text:p text:style-name="P18"/>
      <text:p text:style-name="P16">I look at her, and think to myself, I love this woman or I'm the luckiest man on earth. "What would I do without you?" She tells me anything under the sun. She doesn't want me crying over her when she's gone, I should just move on. I have to accept fate or she won't be OK. "Where would I be without you?" Right here, she says.</text:p>
      <text:p text:style-name="P18"/>
      <text:p text:style-name="P16">I have the best mum in the world, coz when she's gone, the other boys tell me "Your Mum's cool!" And that's how I earn my respect. </text:p>
      <text:p text:style-name="P4"/>
      <text:h text:style-name="P40" text:outline-level="3"><text:a xlink:type="simple" xlink:href="http://mkbaloyi6.blogspot.co.za/2009/08/learn-to-love-for-beauty.html"><text:span text:style-name="T14">Learn to Love for Beauty</text:span></text:a></text:h>
      <text:p text:style-name="P4"><text:span text:style-name="T21">Learn to love for beauty, </text:span><text:line-break/><text:span text:style-name="T21">Not for appetizing asses, succulent tits, long-long hair, </text:span><text:line-break/><text:span text:style-name="T21">big beautiful eyes, devilish smile. </text:span><text:line-break/><text:line-break/><text:span text:style-name="T21">Learn to love for your heart, </text:span><text:line-break/><text:span text:style-name="T21">coz the heart is the only beautiful thing we have, on earth. </text:span><text:line-break/><text:span text:style-name="T21">As complex and bloody as the heart may be, </text:span><text:line-break/><text:span text:style-name="T21">it's still beautiful coz it gives you life. </text:span><text:line-break/><text:span text:style-name="T21">And life is beautiful, on earth. </text:span><text:line-break/><text:line-break/><text:span text:style-name="T21">Learn to love for beauty, </text:span><text:line-break/><text:span text:style-name="T21">not to be the envy of your friends </text:span><text:line-break/><text:soft-page-break/><text:span text:style-name="T21">coz she's the hottest thing anybody has, on earth. </text:span><text:line-break/><text:span text:style-name="T21">One chance at life is all we get, on earth. </text:span><text:line-break/><text:line-break/><text:span text:style-name="T21">Learn to love for beauty, </text:span><text:line-break/><text:span text:style-name="T21">not for “your eyes are beautiful, they are two windows to heaven” </text:span><text:line-break/><text:span text:style-name="T21">or for “you have such a beautiful smile, it is the reason angels sing”. </text:span><text:line-break/><text:line-break/><text:span text:style-name="T21">Learn to love someone's heart,</text:span><text:line-break/><text:span text:style-name="T21">coz the heart is the only beautiful thing we have, on earth. </text:span><text:line-break/><text:span text:style-name="T21">And it gives them life. </text:span><text:line-break/><text:line-break/><text:span text:style-name="T21">Learn to love for your heart</text:span><text:line-break/><text:span text:style-name="T21">But if it's going to kill you, don't love it!</text:span><text:line-break/><text:span text:style-name="T21">In turn you will learn to love for life</text:span><text:line-break/><text:span text:style-name="T21">Coz life is the only beautiful thing we have, on earth </text:span><text:line-break/><text:line-break/><text:span text:style-name="T21">Once you've learnt to love for life</text:span><text:line-break/><text:span text:style-name="T21">(Coz life is beautiful),</text:span><text:span text:style-name="T20"> </text:span><text:span text:style-name="T21">you won't stop along the way</text:span></text:p>
      <text:p text:style-name="P4"/>
      <text:h text:style-name="P40" text:outline-level="3"><text:a xlink:type="simple" xlink:href="http://mkbaloyi6.blogspot.co.za/2009/08/imprints-in-your-dearests-heart.html"><text:span text:style-name="T14">Imprints</text:span></text:a></text:h>
      <text:p text:style-name="P26"/>
      <text:p text:style-name="P16">Your words aren't just food for thought or fall on oiled ears, they are imprints in your dearest's hearts. So take care what you say, it might be impossible to erase.</text:p>
      <text:p text:style-name="P18"/>
      <text:p text:style-name="P16">Your footprints aren't just toes or the shape of your sole, there are people that make an effort to step where you stepped. So careful where you go, because your army might just follow.</text:p>
      <text:p text:style-name="P4"/>
      <text:h text:style-name="P40" text:outline-level="3"><text:a xlink:type="simple" xlink:href="http://mkbaloyi6.blogspot.co.za/2009/08/eyes-swollen-dreams-broken.html"><text:span text:style-name="T14">Eyes Swollen, Dreams Broken</text:span></text:a></text:h>
      <text:p text:style-name="P23"><text:line-break/>They tried very hard<text:line-break/>Did everything right to get it right<text:line-break/>And then by chance another child was born<text:line-break/>Into a loving and caring home<text:line-break/>Eyes aching, blindfolded<text:line-break/><text:line-break/>This child could neither crawl nor walk <text:line-break/>This angel would stumble and fall<text:line-break/>Almost every time it tried to walk<text:line-break/>Eyes swollen, dreams go down the drain<text:line-break/><text:line-break/>This child could only cry and cry<text:line-break/>Worsen the pain in the parents’ hearts <text:line-break/>This child could only play hide and seek<text:line-break/><text:soft-page-break/>With brothers and sisters<text:line-break/>A game meant to waste time<text:line-break/>But couldn’t play soccer or tennis<text:line-break/>A ball that is not static<text:line-break/>Games that could change<text:line-break/>This child could learn what’s being taught well<text:line-break/>But couldn’t come up with its own original work<text:line-break/>Eyes blinded, parents’ dreams shattered into pieces<text:line-break/><text:line-break/>The children all resembled one another<text:line-break/>Eyes closed, dreams vanish into thick air<text:line-break/><text:line-break/>All the parents could do was pray for a miracle<text:line-break/>Because they couldn’t teach their children to see colour<text:line-break/>Or spot the difference on things that appeared identical<text:line-break/>Kept on kneeling down to say a little prayer<text:line-break/>In the morning when they got up from bed<text:line-break/>In the evening before they went to bed<text:line-break/>Eyes hurting, vision clouded<text:line-break/><text:line-break/>And then an angel from the heavens inside came along<text:line-break/>Put cones into their eyes<text:line-break/>And gave them spectacles with a magnifying glass<text:line-break/>Eyes opened, dreams rejuvenated</text:p>
      <text:p text:style-name="P4"/>
      <text:h text:style-name="P40" text:outline-level="3"><text:a xlink:type="simple" xlink:href="http://mkbaloyi6.blogspot.co.za/2009/08/choices-are-like-flights.html"><text:span text:style-name="T14">Choices are like Flights</text:span></text:a></text:h>
      <text:p text:style-name="P26"/>
      <text:p text:style-name="P16">As we go along our path, we meet up with people and fall so deeply in love. Time is both an ally and a terrorist. Sometimes temptations get the better of us and we can't go on. Sometimes the flight never even takes off - either because of missing pieces of information (in the weather forcast) or because of undone/overdone actions/reactions (pulling the lever, failure to schedule take off, etc). None of these things signals anybody's incompetence. As usual, most of us wish we were on the plane when we see it swerving the clouds or blocking the sky. Maybe interest was expressed but we never bought the ticket or booked the flight. It is nobody's fault. Some flights are delayed. Some are cancelled (on account of bad weather). Some take trajectories we never even thought of. Capacity is also an issue. A personal jet can only fly so many passengers and take so much cargo. That's why a choice has to be made. It's not that some of the people are overweight and their bags are baggage. It's not that.</text:p>
      <text:p text:style-name="P4"/>
      <text:h text:style-name="P40" text:outline-level="3"><text:soft-page-break/><text:a xlink:type="simple" xlink:href="http://mkbaloyi6.blogspot.co.za/2009/08/bmx.html"><text:span text:style-name="T14">BMX (</text:span></text:a><text:a xlink:type="simple" xlink:href="http://mkbaloyi6.blogspot.co.za/2009/08/bmx.html"><text:span text:style-name="T17">﻿</text:span></text:a><text:a xlink:type="simple" xlink:href="http://mkbaloyi6.blogspot.co.za/2009/08/bmx.html"><text:span text:style-name="T14">version a)</text:span></text:a></text:h>
      <text:p text:style-name="P23"><text:line-break/>As a child, belief is all I ever had<text:line-break/>Not knowing what was to come<text:line-break/>Promises were my forecast<text:line-break/>If <text:span text:style-name="T38">Mhani*</text:span> said pass with distinction<text:line-break/>You'll get a bicycle<text:line-break/>That's what I believed<text:line-break/>No questions asked<text:line-break/><text:line-break/>So I did my homework<text:line-break/>Made sure I wrote my classwork<text:line-break/>I'd be soo good in my tests<text:line-break/>Achieving hundreds<text:line-break/>I'd run to Mhani to show her what I got<text:line-break/>Justified when I was one mark short<text:line-break/>What Mhani never realized perhaps<text:line-break/>Is that I was as good as my prospects<text:line-break/>I loved my subjects <text:line-break/>As much as I loved my BMX<text:line-break/><text:line-break/>Year end comes slowly<text:line-break/>Results you (have to) wait 'till January<text:line-break/>But eventually they come out<text:line-break/>Passed with flying colours<text:line-break/>Then it's all smiles<text:line-break/>And everybody delights<text:line-break/>My child is gonna be a D.R.<text:line-break/>But what about what he wants?<text:line-break/><text:line-break/>What Mhani didn't realize is that all my plans<text:line-break/>Depended on that bicycle<text:line-break/>I'd say I want it black, red and green<text:line-break/>With straight or bent horns<text:line-break/>I like the seat elevated like a giraffe<text:line-break/>And my wheels shining like stars at night<text:line-break/><text:line-break/>I'll get a pump <text:line-break/>And an old frame<text:line-break/>In case this breaks<text:line-break/>I'll do stunts<text:line-break/>I'll use it to go to school<text:line-break/><text:soft-page-break/>I'll enter into racing competitions<text:line-break/>To make money for more books<text:line-break/>I'll hire other students at a cost<text:line-break/>How could she not realize <text:line-break/>I had an entrepreneurial mind?<text:line-break/>Coz for me, getting that bike <text:line-break/>Was just the beginning of things to come<text:line-break/>A bike wasn't just an addition to my pretty life<text:line-break/>It fitted perfectly in my future<text:line-break/><text:line-break/>*Tsonga for mum</text:p>
      <text:p text:style-name="P4"/>
      <text:h text:style-name="P40" text:outline-level="3"><text:a xlink:type="simple" xlink:href="http://mkbaloyi6.blogspot.co.za/2009/08/and-you-burn.html"><text:span text:style-name="T14">And you Burn</text:span></text:a></text:h>
      <text:p text:style-name="P23"><text:line-break/>And you burn<text:line-break/>And you hurt<text:line-break/>Swi ba mbilu<text:line-break/>You fall in love<text:line-break/>It's beautiful<text:line-break/>She's beautiful<text:line-break/>You hug and you touch<text:line-break/>The feeling's too much<text:line-break/>And then she dumps you<text:line-break/>Ivi swi ba mbilu<text:line-break/>And then it hits you<text:line-break/>It's not for you<text:line-break/>She's not for you<text:line-break/>It hits you so hard<text:line-break/>You are torn apart<text:line-break/>You think maybe this thing called love is not for you<text:line-break/>But it's for all of us<text:line-break/>Like she belongs to all of us<text:line-break/>But when she's not with you <text:line-break/>Swi ba mbilu, <text:line-break/>swi ku gu, gu, gu!<text:line-break/>Like a heartbeat<text:line-break/>That's heavy like lead<text:line-break/>But don't let it weigh you down<text:line-break/>Let you down, maybe<text:line-break/>But not fall<text:line-break/>Fall out of love<text:line-break/><text:soft-page-break/>You can always find another<text:line-break/>There's plenty fish in the sea<text:line-break/>So you go out with your fishing line and your bait<text:line-break/>To catch the next one that comes along<text:line-break/>But just before you pull it out, a shark snatches it<text:line-break/>But you don't give up<text:line-break/>You fish and you fish<text:line-break/>And in the end you've caught one, a big one<text:line-break/>But wait a minute, she's the same old one<text:line-break/>And you're stuck with her<text:line-break/>Coz your heart has plenty room for her<text:line-break/>No matter how many times you catch her<text:line-break/>You just can't eat her<text:line-break/>The last thing you remember<text:line-break/>Is frying her and tasting the salt<text:line-break/>And history repeats itself<text:line-break/>And for every cycle<text:line-break/>You're caught unawares<text:line-break/>Ivi swi ba mbilu<text:line-break/>Swi ku khu, khu, khu!<text:line-break/>Just after she dumps you,<text:line-break/>And you fall so hard, u ku bu!<text:line-break/>Coz she's playing with your heart<text:line-break/>Other people looking at you<text:line-break/>Va ku du!<text:line-break/>Oh how she finished all that was good in you<text:line-break/>Swi ku fu!<text:line-break/>You don't know what to say or do<text:line-break/>Wo tshama u ku tshu!<text:line-break/>You're so tired of it all, xu!<text:line-break/>You wanna spit at her like "pthu!"<text:line-break/>But you remember when she used to take her clothes off<text:line-break/>A sala a lo dlu!<text:line-break/>But now you can't have that<text:line-break/>And you hurt. Let it burn<text:line-break/>But she don't burn<text:line-break/>She got a fan </text:p>
      <text:p text:style-name="P4"/>
      <text:h text:style-name="P40" text:outline-level="3"><text:a xlink:type="simple" xlink:href="http://mkbaloyi6.blogspot.co.za/2009/08/game-of-confidence.html"><text:span text:style-name="T14">Game of Confidence</text:span></text:a></text:h>
      <text:p text:style-name="P23"><text:line-break/>When you stumble and fall<text:line-break/><text:soft-page-break/>Know that soon it shall be your call<text:line-break/>Road humps, wagon bumps<text:line-break/>Life cycles like a wheel, bumps like a ball<text:line-break/>Athletic greats sometimes lose after all<text:line-break/>Champs can be knocked out all in all<text:line-break/>Find your rhythm and that’s your wall<text:line-break/><text:line-break/>To go to the top you need not be tall<text:line-break/>To eat healthy you need not have a stall<text:line-break/>To be filthy rich you need not own a mall<text:line-break/><text:line-break/>Do not call yourself a loser<text:line-break/>Only because you are a winner<text:line-break/>Now, if you fail to achieve<text:line-break/>Know that soon you will receive<text:line-break/>Also remember what I unequivocally said:<text:line-break/>Life is but a game of confidence<text:line-break/>You can score at the last minute</text:p>
      <text:p text:style-name="P4"/>
      <text:h text:style-name="P40" text:outline-level="3"><text:a xlink:type="simple" xlink:href="http://mkbaloyi6.blogspot.co.za/2009/08/2nd-chance.html"><text:span text:style-name="T14">2nd Chance</text:span></text:a></text:h>
      <text:h text:style-name="P43" text:outline-level="3"/>
      <text:h text:style-name="P41" text:outline-level="3"><text:span text:style-name="T45">There's n0thing like a 2</text:span><text:span text:style-name="T48">nd</text:span><text:span text:style-name="T45"> chance:</text:span></text:h>
      <text:h text:style-name="P42" text:outline-level="3">a chance 2 retake your mistakes.</text:h>
      <text:h text:style-name="P42" text:outline-level="3">It's a good thing after a bad thing;</text:h>
      <text:h text:style-name="P42" text:outline-level="3">happens 2ice before it happens 1ce.</text:h>
      <text:h text:style-name="P41" text:outline-level="3"><text:span text:style-name="T45">A 2</text:span><text:span text:style-name="T48">nd</text:span><text:span text:style-name="T45"> chance is like an unfair advantage:</text:span></text:h>
      <text:h text:style-name="P42" text:outline-level="3">4 those who never got it rampage.</text:h>
      <text:h text:style-name="P41" text:outline-level="3"><text:span text:style-name="T45"><text:line-break/>Ain't n0thing like a 2</text:span><text:span text:style-name="T48">nd</text:span><text:span text:style-name="T45"> chance:</text:span></text:h>
      <text:h text:style-name="P42" text:outline-level="3">I daresay it's better than love!</text:h>
      <text:h text:style-name="P42" text:outline-level="3">Love can be a descendant of it,</text:h>
      <text:h text:style-name="P41" text:outline-level="3"><text:span text:style-name="T45">called a 2</text:span><text:span text:style-name="T48">nd</text:span><text:span text:style-name="T45"> chance at love.</text:span></text:h>
      <text:h text:style-name="P42" text:outline-level="3">In love, you do stupid things,</text:h>
      <text:h text:style-name="P42" text:outline-level="3">and you might n0t even be knowing.</text:h>
      <text:h text:style-name="P42" text:outline-level="3">2<text:span text:style-name="T44">nd</text:span> chances make you feel stupid -</text:h>
      <text:h text:style-name="P42" text:outline-level="3">we all know you aren't!</text:h>
      <text:h text:style-name="P42" text:outline-level="3">How could you mess up so bad?</text:h>
      <text:h text:style-name="P42" text:outline-level="3">Dear love could've passed you by;</text:h>
      <text:h text:style-name="P42" text:outline-level="3">it came back after hitting a cul de sac.</text:h>
      <text:p text:style-name="P31"><text:line-break/>There can be n0thing like a 2<text:span text:style-name="T44">nd</text:span> chance:</text:p>
      <text:p text:style-name="P31"><text:soft-page-break/>you know where you went wrong,</text:p>
      <text:p text:style-name="P31">and are determined to right your wrongs.</text:p>
      <text:p text:style-name="P31">You know what you want,</text:p>
      <text:p text:style-name="P31">and what you need to do 2 make it count.</text:p>
      <text:p text:style-name="P31">Do not come on 2 strong.<text:line-break/><text:line-break/>It does n0t get better than a 2<text:span text:style-name="T44">nd</text:span> chance:</text:p>
      <text:p text:style-name="P31">a m1x of guilt and gratitude.</text:p>
      <text:p text:style-name="P31">Guilty for losing something really good,</text:p>
      <text:p text:style-name="P31">grateful because the deed is really good.</text:p>
      <text:p text:style-name="P31">That's why a 2<text:span text:style-name="T44">nd</text:span> chance is 2ice as good. <text:line-break/><text:line-break/>You know there's n0thing like a second chance:</text:p>
      <text:p text:style-name="P31">When it's n0t always available.</text:p>
      <text:p text:style-name="P31">You can't take a 2<text:span text:style-name="T44">nd</text:span> chance -</text:p>
      <text:p text:style-name="P31">it has to be given you.</text:p>
      <text:p text:style-name="P31">You may n0t know you're deserving,</text:p>
      <text:p text:style-name="P31">until your end is receiving.</text:p>
      <text:p text:style-name="P31">A 2nd chance is never in excess;</text:p>
      <text:p text:style-name="P31">if you get it more than 1ce, think 2ice. <text:line-break/><text:line-break/>There's n0thing like a 2<text:span text:style-name="T44">nd</text:span> chance:</text:p>
      <text:p text:style-name="P31">unlike rehab where you can re10,</text:p>
      <text:p text:style-name="P31">a 2<text:span text:style-name="T44">nd</text:span> chance really changes pe0p1e.</text:p>
      <text:p text:style-name="P31">After seeing how you could've gone out,</text:p>
      <text:p text:style-name="P31">how you could've died, physically or inside,</text:p>
      <text:p text:style-name="P31">you start every sentence with a "please",</text:p>
      <text:p text:style-name="P31">and end every sentence with a "thank you".</text:p>
      <text:p text:style-name="P31">There's n0 “Hi, my name is Bantsi and I'm an addict”,</text:p>
      <text:p text:style-name="P31">your victim knows you by name, surname and fame.</text:p>
      <text:p text:style-name="P31">They'll be watching you all the way like Big Brother.</text:p>
      <text:p text:style-name="P31"><text:line-break/>After a 2nd chance you're 2ned.</text:p>
      <text:p text:style-name="P31">Before you were a 1-hit wonder.</text:p>
      <text:p text:style-name="P31">Sorry to burst your bubble-gum.</text:p>
      <text:p text:style-name="P36"/>
      <text:p text:style-name="P33"><text:span text:style-name="T45">A 2</text:span><text:span text:style-name="T48">nd</text:span><text:span text:style-name="T45"> chance is like a supp.</text:span></text:p>
      <text:p text:style-name="P31">It's more open-book and therefore quite tough.</text:p>
      <text:p text:style-name="P31">You have to prove your honours</text:p>
      <text:p text:style-name="P31">'cause you have all the answers.</text:p>
      <text:p text:style-name="P31">But you're always capped at 50,</text:p>
      <text:p text:style-name="P31">even if your performance is 100% spot-free.</text:p>
      <text:p text:style-name="P31"><text:soft-page-break/>Your past dictates your future.</text:p>
      <text:p text:style-name="P36"/>
      <text:p text:style-name="P31">It must have been really good,</text:p>
      <text:p text:style-name="P31">for you to want what you had.</text:p>
      <text:p text:style-name="P31">Perchance you will never lose it again;</text:p>
      <text:p text:style-name="P31">If you work 2ice as hard.</text:p>
      <text:p text:style-name="P36"/>
      <text:p text:style-name="P31">A 2<text:span text:style-name="T44">nd</text:span> chance is Chance Number 2.</text:p>
      <text:p text:style-name="P31">Strike tree</text:p>
      <text:p text:style-name="P31">and you'll be crying the crocodile's tears.</text:p>
      <text:p text:style-name="P32">Ku phinda kambirhi i nghozi!</text:p>
      <text:p text:style-name="P31">It's like a last warning,</text:p>
      <text:p text:style-name="P31">the first one was a warning shot.</text:p>
      <text:p text:style-name="P31">It was written on the ceiling.</text:p>
      <text:p text:style-name="P31">This time a-round,</text:p>
      <text:p text:style-name="P31">you know the gun is not shooting blanks.</text:p>
      <text:p text:style-name="P31">There really is nothing like a 2<text:span text:style-name="T44">nd</text:span> chance,</text:p>
      <text:p text:style-name="P31">hence you must take it with both hands.</text:p>
      <text:p text:style-name="P33">In light of your initial human error,</text:p>
      <text:p text:style-name="P33">it does not take 2 to tango.</text:p>
      <text:p text:style-name="P33">Accept the blame!</text:p>
      <text:p text:style-name="P36"/>
      <text:p text:style-name="P31">Never treat a 2<text:span text:style-name="T44">nd</text:span> chance as if it were 2<text:span text:style-name="T44">nd</text:span>ary</text:p>
      <text:p text:style-name="P31">jump on it in a hurry!</text:p>
      <text:p text:style-name="P31">Anyth1ng involving the object of your 2<text:span text:style-name="T44">nd</text:span>ing,</text:p>
      <text:p text:style-name="P31">you don't have to worry</text:p>
      <text:p text:style-name="P31">but always be wary.</text:p>
      <text:p text:style-name="P31">Keep your 2 eyes open!</text:p>
      <text:p text:style-name="P31">If it means buying 2 more,</text:p>
      <text:p text:style-name="P31">get it done, 2day!</text:p>
      <text:p text:style-name="P31">Being 2<text:span text:style-name="T44">nd</text:span>ed carries expectations,</text:p>
      <text:p text:style-name="P31">breast-feed your 2<text:span text:style-name="T44">nd</text:span> child.</text:p>
      <text:p text:style-name="P36"/>
      <text:p text:style-name="P31">If you could rebake your cake,</text:p>
      <text:p text:style-name="P31">would you burn it?</text:p>
      <text:p text:style-name="P31">Would you leave it unattended?</text:p>
      <text:p text:style-name="P31">Or would you stare every second?</text:p>
      <text:p text:style-name="P31">Show your stove love,</text:p>
      <text:p text:style-name="P31">watch it like a hawk.</text:p>
      <text:p text:style-name="P31">2<text:span text:style-name="T44">nd</text:span> chances are times for rebirth.</text:p>
      <text:p text:style-name="P31">Make sure your tools are sterile,</text:p>
      <text:p text:style-name="P31"><text:soft-page-break/>and handle with care.</text:p>
      <text:p text:style-name="P31">You need to wipe clean your record</text:p>
      <text:p text:style-name="P31">to start on a new slate.</text:p>
      <text:p text:style-name="P36"/>
      <text:p text:style-name="P31">Don't mistake the patience</text:p>
      <text:p text:style-name="P31">of your victim for a sign of weakness.</text:p>
      <text:p text:style-name="P33"><text:span text:style-name="T45">2</text:span><text:span text:style-name="T48">nd</text:span><text:span text:style-name="T45"> chances are really just circuses,</text:span></text:p>
      <text:p text:style-name="P31">a lot of people go that way just to see.</text:p>
      <text:p text:style-name="P31">They are for proof,</text:p>
      <text:p text:style-name="P31">you miss a step and it's poof!</text:p>
      <text:p text:style-name="P33"><text:span text:style-name="T45">Abracadabra won't bring your bra back.</text:span><text:line-break/><text:line-break/><text:span text:style-name="T45">The prelude to a 2</text:span><text:span text:style-name="T48">nd</text:span><text:span text:style-name="T45"> chance</text:span></text:p>
      <text:p text:style-name="P31">is typically cries and tears.</text:p>
      <text:p text:style-name="P31">Your eyes were red</text:p>
      <text:p text:style-name="P31">coz you had to beg.</text:p>
      <text:p text:style-name="P31">If your cries were lies</text:p>
      <text:p text:style-name="P31">and your tears pierced,</text:p>
      <text:p text:style-name="P31">you'd have used your token.</text:p>
      <text:p text:style-name="P31">Like a war cry,</text:p>
      <text:p text:style-name="P33"><text:span text:style-name="T45">2</text:span><text:span text:style-name="T48">nd</text:span><text:span text:style-name="T45"> time heard, less fierce.</text:span></text:p>
      <text:p text:style-name="P31">You showed your hand</text:p>
      <text:p text:style-name="P33"><text:span text:style-name="T50">se nyoka yo yi vona a yi lumi.</text:span><text:span text:style-name="T45"> </text:span><text:line-break/><text:line-break/>2<text:span text:style-name="T44">nd</text:span> <text:span text:style-name="T45">time must be a charm.</text:span></text:p>
      <text:p text:style-name="P31">If you failed, you'd not be hailed.</text:p>
      <text:p text:style-name="P33"><text:span text:style-name="T45">A 3</text:span><text:span text:style-name="T48">rd</text:span><text:span text:style-name="T45"> try would do you emotional harm.</text:span></text:p>
      <text:p text:style-name="P31">Your self e-steam would drop down to 2 degrees.</text:p>
      <text:p text:style-name="P33">Not so hot now, is it?</text:p>
      <text:p text:style-name="P37"/>
      <text:p text:style-name="P31">A 2<text:span text:style-name="T44">nd</text:span> second chance will change your mood,</text:p>
      <text:p text:style-name="P31">thereby rectifying your attitude.</text:p>
      <text:p text:style-name="P31">It will focus your mind,</text:p>
      <text:p text:style-name="P31">and help you discern the trivial from the vital.</text:p>
      <text:p text:style-name="P37"/>
      <text:p text:style-name="P33"><text:span text:style-name="T45">2</text:span><text:span text:style-name="T48">nd</text:span><text:span text:style-name="T45"> chances imitate vouchers,</text:span></text:p>
      <text:p text:style-name="P31">they get used up.</text:p>
      <text:p text:style-name="P33">Jesus said to Peter,</text:p>
      <text:p text:style-name="P33">he must forgive 77 times.</text:p>
      <text:p text:style-name="P33">Even that is numbered.</text:p>
      <text:p text:style-name="P37"/>
      <text:p text:style-name="P33">A 2ND chance comes in capitals,</text:p>
      <text:p text:style-name="P34"><text:soft-page-break/>highlight it!</text:p>
      <text:p text:style-name="P37"/>
      <text:p text:style-name="P33">The giver of chances is kind-hearted,</text:p>
      <text:p text:style-name="P33">don't fill it with hatred.</text:p>
      <text:p text:style-name="P33">1 heart, 1 chance.</text:p>
      <text:p text:style-name="P33">If you get 2, it's been broken in half.</text:p>
      <text:p text:style-name="P37"/>
      <text:p text:style-name="P33">If chances come in 2's like pills</text:p>
      <text:p text:style-name="P33">you gotta say please!</text:p>
      <text:p text:style-name="P33">Like pins and needles,</text:p>
      <text:p text:style-name="P33">Somebody's in pain.</text:p>
      <text:p text:style-name="P37"/>
      <text:p text:style-name="P33">Second chances are like a peace offering;</text:p>
      <text:p text:style-name="P35">Matlhari hansi!</text:p>
      <text:p text:style-name="P4"/>
      <text:h text:style-name="P40" text:outline-level="3"><text:a xlink:type="simple" xlink:href="http://mkbaloyi6.blogspot.co.za/2009/05/rocking-chair.html"><text:span text:style-name="T14">Rocking Chair</text:span></text:a></text:h>
      <text:p text:style-name="P23"><text:line-break/>You are like my rocking chair<text:line-break/>All I wanna do is rock (with) you<text:line-break/><text:line-break/>You are like my armchair<text:line-break/>I want to put my arms around you<text:line-break/>Girl you know I'd never put my hand on you<text:line-break/><text:line-break/>You are like my sleeping couch<text:line-break/>I like to sleep on top o' you<text:line-break/>And hear you say ouch<text:line-break/><text:line-break/>You are like my Ellerines sofa<text:line-break/>I haven't found a better one so far<text:line-break/><text:line-break/>You are like my car seat with belt<text:line-break/>Overprotective you are<text:line-break/><text:line-break/>You are like my Camp Master<text:line-break/>With you, I can sit back and relax<text:line-break/><text:line-break/>You are like my desk at school<text:line-break/>A lot of lessons we've gone through<text:line-break/><text:line-break/>You are like my bench<text:line-break/>You have a big heart<text:line-break/><text:soft-page-break/>But if I sit in angles,<text:line-break/>I will feel your wrath<text:line-break/><text:line-break/>You are like one very comfortable chair<text:line-break/>Shouldn't I be the one sitting on your lap<text:line-break/>And laying my head on your chest?<text:line-break/><text:line-break/>You are like the throne of Nghunghunyani<text:line-break/>Being with you makes me feel like a king<text:line-break/><text:line-break/>Even though you're the chair<text:line-break/>You don't wanna be chairperson<text:line-break/>You let me be the man</text:p>
      <text:p text:style-name="P4"/>
      <text:h text:style-name="P40" text:outline-level="3"><text:a xlink:type="simple" xlink:href="http://mkbaloyi6.blogspot.co.za/2009/05/wack-striker.html"><text:span text:style-name="T14">Wack Striker</text:span></text:a></text:h>
      <text:p text:style-name="P24"><text:span text:style-name="Source_20_Text"><text:span text:style-name="T34"><text:line-break/></text:span></text:span><text:span text:style-name="T28">Ur lyk a wack striker<text:line-break/>Ul b in da startin lineup<text:line-break/>In every fixture<text:line-break/>Coz ur daddy's da sponsor <text:line-break/>Like Patrice Motsepe<text:line-break/>U pitch up<text:line-break/>On da field, u still suck<text:line-break/>U jst help da crowds luf<text:line-break/>Coz u aint understand da play playa<text:line-break/>Only da goalie touches the ball<text:line-break/>With his hands fagot!<text:line-break/>Sh*t, put dat playa on da bench<text:line-break/>Take him wth a stretcher<text:line-break/>He aint sick, he ddnt break a leg<text:line-break/>He paralyzed<text:line-break/><text:line-break/>Ul b cheatin, stealin beats, hooks n rhymes<text:line-break/>N thinkin its funny<text:line-break/>Its nt funny, its plagiarism<text:line-break/>N u a copy-cat<text:line-break/>N dnt remove da prefix<text:line-break/>Til u improve ur lyrix<text:line-break/>Dey say, h8 da game, nt da playa<text:line-break/>Bt u still h8in on decent brothas<text:line-break/>We tryna make a livin<text:line-break/></text:span><text:soft-page-break/><text:span text:style-name="T28">Whn we hustlin<text:line-break/>N dat make us survivors<text:line-break/>Whn we get booty, we scores<text:line-break/>We dnt care if she yoz</text:span></text:p>
      <text:p text:style-name="P4"/>
      <text:h text:style-name="P40" text:outline-level="3"><text:a xlink:type="simple" xlink:href="http://mkbaloyi6.blogspot.co.za/2009/05/analogy-1.html"><text:span text:style-name="T14">Love of Sleep</text:span></text:a></text:h>
      <text:p text:style-name="P24"><text:span text:style-name="Source_20_Text"><text:span text:style-name="T34"><text:line-break/></text:span></text:span><text:span text:style-name="T28">Have you ever had a little misunderstanding with your sibling because they woke you up while you were sleeping, and you were forced to give them the boot? After they had left you regret. So you go after them to check if they are crying, to find that indeed they are. So you invite them to join you in bed in return for silence. Kids being kids, they start jumping on your bed. So you kick them out again. They go to report you to mother, sometimes melding the truth with lies. So mother sends them back but instead of getting the shoe polish they said they wanted, they make some irritating noises with their toy car. Mum hears it and kicks them out herself now. But they are your sibling and you love them, in fact, you always will, but you had to do that because you needed your sleep.</text:span></text:p>
      <text:p text:style-name="P4"/>
      <text:h text:style-name="P40" text:outline-level="3"><text:a xlink:type="simple" xlink:href="http://mkbaloyi6.blogspot.co.za/2009/05/glasses-are-like-eggs.html"><text:span text:style-name="T14">Glasses are like Eggs</text:span></text:a></text:h>
      <text:p text:style-name="P24"><text:span text:style-name="Source_20_Text"><text:span text:style-name="T34"><text:line-break/></text:span></text:span><text:span text:style-name="T28">Glasses are like eggs<text:line-break/>A glass can serve you the oldest wine around<text:line-break/>If you drop one, it don't mean you'll drop the other <text:line-break/>You can't walk on it or have one and remain unchanged<text:line-break/>It whets your appetite, quenches your thirst, fills your stomach<text:line-break/>That's why I say, the two things are the same<text:line-break/><text:line-break/>Not everybody loves eggs<text:line-break/>Some are allergic to the smell of it<text:line-break/>And not everybody puts on spectacles<text:line-break/>Not everybody will like you<text:line-break/>Not everybody believes in love<text:line-break/>Some are afraid of getting hurt<text:line-break/><text:line-break/>You put a glass in a 100 degree water bath, it breaks<text:line-break/>You put an egg in boiling water and you have boiled eggs<text:line-break/>But I still insist, there is no difference<text:line-break/><text:line-break/>Eggs are opaque, glasses transparent<text:line-break/>But they are no different<text:line-break/><text:line-break/>If you eat glass you die<text:line-break/></text:span><text:soft-page-break/><text:span text:style-name="T28">If you eat eggs, you survive<text:line-break/>But I daresay, they are alike<text:line-break/><text:line-break/>You step on a cracked egg and you might fall<text:line-break/>You step on a broken glass and it acts as a thorn<text:line-break/>An egg won't give you a cut<text:line-break/>But a glass can still bring you down<text:line-break/>If they were birds, their feather would be the same kind<text:line-break/><text:line-break/>Glasses come in sixes, and so can eggs<text:line-break/>Glasses can come in fours<text:line-break/>But I've never seen a quarter of a dozen<text:line-break/><text:line-break/>Glasses are like girls<text:line-break/>You have to treat her with tender care<text:line-break/>If you drop her, her heart breaks<text:line-break/>If you treat her right<text:line-break/>She'll show you things you've never before seen<text:line-break/>If you treat her like dirt<text:line-break/>She sells like hot cakes made with eggs<text:line-break/>Glasses help you see if you can't see<text:line-break/>A woman will open your eyes to a new world<text:line-break/>If you've never been there</text:span></text:p>
      <text:p text:style-name="P4"/>
      <text:p text:style-name="P4"><text:span text:style-name="T21">I love my baby</text:span><text:line-break/><text:span text:style-name="T21">I love her so much</text:span><text:line-break/><text:span text:style-name="T21">I let her play with my mustache</text:span><text:line-break/><text:span text:style-name="T21">While I work on my speech</text:span><text:line-break/><text:span text:style-name="T21">I don't say "Your father is busy."</text:span><text:line-break/><text:span text:style-name="T21">Or "Quit playing games!"</text:span><text:line-break/><text:span text:style-name="T21">We play riddles </text:span><text:line-break/><text:span text:style-name="T21">Usually I say "I'm serious this time!"</text:span><text:line-break/><text:span text:style-name="T21">With a broad smile upon my slim face</text:span><text:line-break/><text:line-break/><text:span text:style-name="T21">I love my baby</text:span><text:line-break/><text:span text:style-name="T21">I love it when she teases me, </text:span><text:line-break/><text:span text:style-name="T21">Flips her moods on me</text:span><text:line-break/><text:span text:style-name="T21">What can I say? She's full of life!</text:span><text:line-break/><text:line-break/><text:span text:style-name="T21">I love my baby</text:span><text:line-break/><text:span text:style-name="T21">I give her all the time to be silly, </text:span><text:line-break/><text:span text:style-name="T21">Turning me on and turning me down</text:span><text:line-break/><text:span text:style-name="T21">I love it when she says 'no' to me</text:span><text:line-break/><text:span text:style-name="T21">Coz eventually she'll say 'maybe' shyly</text:span><text:line-break/><text:line-break/><text:span text:style-name="T21">I love her to bits</text:span><text:line-break/><text:soft-page-break/><text:span text:style-name="T21">Sometimes I give her something to eat</text:span><text:line-break/><text:span text:style-name="T21">But she refuses, </text:span><text:line-break/><text:span text:style-name="T21">Saying she just had cake like an hour ago</text:span><text:line-break/><text:span text:style-name="T21">In the end she takes it, </text:span><text:line-break/><text:span text:style-name="T21">Saying "But Dad you're not fair!"</text:span><text:line-break/><text:line-break/><text:span text:style-name="T21">I love my babygirl</text:span><text:line-break/><text:span text:style-name="T21">But she never stops shopping!</text:span><text:line-break/><text:span text:style-name="T21">When I tell her I don't have credit</text:span><text:line-break/><text:span text:style-name="T21">She walks away sulking</text:span><text:line-break/><text:span text:style-name="T21">Each time I try to humor her, </text:span><text:line-break/><text:span text:style-name="T21">She looks away</text:span><text:line-break/><text:span text:style-name="T21">Or give me one-word answers</text:span><text:line-break/><text:span text:style-name="T21">No dimple showing</text:span><text:line-break/><text:span text:style-name="T21">We go buy the dress </text:span><text:line-break/><text:span text:style-name="T21">And only when she has fitted</text:span><text:line-break/><text:span text:style-name="T21">Does she start to look my way, eyes glowing</text:span><text:line-break/><text:span text:style-name="T21">We both know she was faking it </text:span><text:line-break/><text:span text:style-name="T21">I tell her she's a spoilt brat</text:span><text:line-break/><text:span text:style-name="T21">I kiss her passionately</text:span><text:line-break/><text:span text:style-name="T21">And she's never looked more beautiful...</text:span></text:p>
      <text:p text:style-name="P4"/>
      <text:p text:style-name="P4"><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Courier New" svg:font-family="'Courier New', Courier, FreeMono, monospace"/>
    <style:font-face style:name="Georgia" svg:font-family="Georgia, 'Times New Roman', serif"/>
    <style:font-face style:name="Verdana" svg:font-family="Verdana, sans-serif"/>
    <style:font-face style:name="inherit" svg:font-family="inherit"/>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9:35:17.370995165</meta:creation-date>
    <meta:generator>LibreOffice/4.2.8.2$Linux_X86_64 LibreOffice_project/420m0$Build-2</meta:generator>
    <dc:date>2016-06-14T21:09:51.264443808</dc:date>
    <meta:editing-duration>PT1H31M47S</meta:editing-duration>
    <meta:editing-cycles>112</meta:editing-cycles>
    <meta:document-statistic meta:table-count="0" meta:image-count="0" meta:object-count="0" meta:page-count="86" meta:paragraph-count="678" meta:word-count="20297" meta:character-count="104692" meta:non-whitespace-character-count="84172"/>
  </office:meta>
</office:document-meta>
</file>